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DejaVu Sans Mono" svg:font-family="'DejaVu Sans Mono'"/>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ff0000"/>
    </style:style>
    <style:style style:name="P3" style:family="paragraph" style:parent-style-name="Standard">
      <style:text-properties fo:font-weight="bold" style:font-weight-asian="bold"/>
    </style:style>
    <style:style style:name="P4" style:family="paragraph" style:parent-style-name="Standard">
      <style:text-properties style:font-style-complex="italic"/>
    </style:style>
    <style:style style:name="P5" style:family="paragraph" style:parent-style-name="Standard">
      <style:text-properties fo:font-style="italic" style:font-style-asian="italic"/>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margin-left="0in" fo:margin-right="0in" fo:text-indent="0.5in" style:auto-text-indent="false"/>
    </style:style>
    <style:style style:name="P8" style:family="paragraph" style:parent-style-name="List_20_Paragraph">
      <style:text-properties style:font-name="Wingdings" style:font-name-asian="Wingdings2" style:font-name-complex="Wingdings2"/>
    </style:style>
    <style:style style:name="P9" style:family="paragraph" style:parent-style-name="List_20_Paragraph">
      <style:paragraph-properties fo:margin-left="0in" fo:margin-right="0in" fo:text-indent="0in" style:auto-text-indent="false"/>
    </style:style>
    <style:style style:name="P10" style:family="paragraph" style:parent-style-name="List_20_Paragraph">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master-page-name="Standard">
      <style:paragraph-properties style:page-number="auto"/>
      <style:text-properties fo:font-weight="bold" style:font-weight-asian="bold"/>
    </style:style>
    <style:style style:name="P12" style:family="paragraph" style:parent-style-name="Standard">
      <style:text-properties fo:font-weight="bold" style:font-weight-asian="bold"/>
    </style:style>
    <style:style style:name="P13" style:family="paragraph" style:parent-style-name="Standard">
      <style:text-properties fo:font-style="italic" style:font-style-asian="italic"/>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style:font-style-complex="italic"/>
    </style:style>
    <style:style style:name="P16" style:family="paragraph" style:parent-style-name="Standard">
      <style:text-properties officeooo:rsid="001876dc" officeooo:paragraph-rsid="001876dc"/>
    </style:style>
    <style:style style:name="P17" style:family="paragraph" style:parent-style-name="Standard">
      <style:text-properties style:font-name="Cambria" fo:font-size="12pt"/>
    </style:style>
    <style:style style:name="P18" style:family="paragraph" style:parent-style-name="Standard">
      <style:paragraph-properties fo:text-align="justify" style:justify-single-word="false"/>
      <style:text-properties officeooo:paragraph-rsid="001876dc"/>
    </style:style>
    <style:style style:name="P19" style:family="paragraph" style:parent-style-name="Standard">
      <style:text-properties officeooo:paragraph-rsid="0022adc5"/>
    </style:style>
    <style:style style:name="P20" style:family="paragraph" style:parent-style-name="Standard">
      <style:text-properties officeooo:paragraph-rsid="002dbea5"/>
    </style:style>
    <style:style style:name="P21"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22"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officeooo:paragraph-rsid="002dbea5"/>
    </style:style>
    <style:style style:name="P23"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4" style:family="paragraph" style:parent-style-name="List_20_Paragraph" style:list-style-name="WWNum1"/>
    <style:style style:name="P25" style:family="paragraph" style:parent-style-name="List_20_Paragraph" style:list-style-name="WWNum2"/>
    <style:style style:name="P26"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color="#ff0000"/>
    </style:style>
    <style:style style:name="T3" style:family="text">
      <style:text-properties fo:font-style="italic" style:font-style-asian="italic"/>
    </style:style>
    <style:style style:name="T4" style:family="text">
      <style:text-properties fo:color="#ff3333" fo:font-weight="bold" style:font-weight-asian="bold" style:font-weight-complex="bold"/>
    </style:style>
    <style:style style:name="T5" style:family="text">
      <style:text-properties style:font-name="Wingdings" style:font-name-asian="Wingdings2" style:font-name-complex="Wingdings2"/>
    </style:style>
    <style:style style:name="T6" style:family="text">
      <style:text-properties style:text-position="0% 100%"/>
    </style:style>
    <style:style style:name="T7" style:family="text">
      <style:text-properties style:text-position="0% 100%" officeooo:rsid="0026797d"/>
    </style:style>
    <style:style style:name="T8" style:family="text">
      <style:text-properties style:text-position="0% 100%" officeooo:rsid="002a285d"/>
    </style:style>
    <style:style style:name="T9" style:family="text">
      <style:text-properties officeooo:rsid="001b09ea"/>
    </style:style>
    <style:style style:name="T10" style:family="text">
      <style:text-properties officeooo:rsid="00205a00"/>
    </style:style>
    <style:style style:name="T11" style:family="text">
      <style:text-properties officeooo:rsid="0026797d"/>
    </style:style>
    <style:style style:name="T12"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Introduction :</text:p>
      <text:p text:style-name="P1"/>
      <text:p text:style-name="P18">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schema&quot;: &quot;https://github.com/citation-style-language/schema/raw/master/csl-citation.json&quot;, &quot;citationItems&quot;: [{&quot;uris&quot;: [&quot;http://www.mendeley.com/documents/?uuid=a78b2b04-fecd-4f99-b882-44aa12d0e73e&quot;], &quot;id&quot;: &quot;ITEM-1&quot;, &quot;itemData&quot;: {&quot;title&quot;: &quot;A 3D map of the human genome at kilobase resolution reveals principles of chromatin looping&quot;, &quot;publisher&quot;: &quot;Elsevier Inc.&quot;, &quot;ISBN&quot;: &quot;1097-4172 (Electronic)\\r0092-8674 (Linking)&quot;, &quot;volume&quot;: &quot;159&quot;, &quot;PMID&quot;: &quot;25497547&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page&quot;: &quot;1665-1680&quot;, &quot;author&quot;: [{&quot;suffix&quot;: &quot;&quot;, &quot;dropping-particle&quot;: &quot;&quot;, &quot;family&quot;: &quot;Rao&quot;, &quot;given&quot;: &quot;Suhas S P&quot;, &quot;parse-names&quot;: false, &quot;non-dropping-particle&quot;: &quot;&quot;}, {&quot;suffix&quot;: &quot;&quot;, &quot;dropping-particle&quot;: &quot;&quot;, &quot;family&quot;: &quot;Huntley&quot;, &quot;given&quot;: &quot;Miriam H.&quot;, &quot;parse-names&quot;: false, &quot;non-dropping-particle&quot;: &quot;&quot;}, {&quot;suffix&quot;: &quot;&quot;, &quot;dropping-particle&quot;: &quot;&quot;, &quot;family&quot;: &quot;Durand&quot;, &quot;given&quot;: &quot;Neva C.&quot;, &quot;parse-names&quot;: false, &quot;non-dropping-particle&quot;: &quot;&quot;}, {&quot;suffix&quot;: &quot;&quot;, &quot;dropping-particle&quot;: &quot;&quot;, &quot;family&quot;: &quot;Stamenova&quot;, &quot;given&quot;: &quot;Elena K.&quot;, &quot;parse-names&quot;: false, &quot;non-dropping-particle&quot;: &quot;&quot;}, {&quot;suffix&quot;: &quot;&quot;, &quot;dropping-particle&quot;: &quot;&quot;, &quot;family&quot;: &quot;Bochkov&quot;, &quot;given&quot;: &quot;Ivan D.&quot;, &quot;parse-names&quot;: false, &quot;non-dropping-particle&quot;: &quot;&quot;}, {&quot;suffix&quot;: &quot;&quot;, &quot;dropping-particle&quot;: &quot;&quot;, &quot;family&quot;: &quot;Robinson&quot;, &quot;given&quot;: &quot;James T.&quot;, &quot;parse-names&quot;: false, &quot;non-dropping-particle&quot;: &quot;&quot;}, {&quot;suffix&quot;: &quot;&quot;, &quot;dropping-particle&quot;: &quot;&quot;, &quot;family&quot;: &quot;Sanborn&quot;, &quot;given&quot;: &quot;Adrian L.&quot;, &quot;parse-names&quot;: false, &quot;non-dropping-particle&quot;: &quot;&quot;}, {&quot;suffix&quot;: &quot;&quot;, &quot;dropping-particle&quot;: &quot;&quot;, &quot;family&quot;: &quot;Machol&quot;, &quot;given&quot;: &quot;Ido&quot;, &quot;parse-names&quot;: false, &quot;non-dropping-particle&quot;: &quot;&quot;}, {&quot;suffix&quot;: &quot;&quot;, &quot;dropping-particle&quot;: &quot;&quot;, &quot;family&quot;: &quot;Omer&quot;, &quot;given&quot;: &quot;Arina D.&quot;, &quot;parse-names&quot;: false, &quot;non-dropping-particle&quot;: &quot;&quot;}, {&quot;suffix&quot;: &quot;&quot;, &quot;dropping-particle&quot;: &quot;&quot;, &quot;family&quot;: &quot;Lander&quot;, &quot;given&quot;: &quot;Eric S.&quot;, &quot;parse-names&quot;: false, &quot;non-dropping-particle&quot;: &quot;&quot;}, {&quot;suffix&quot;: &quot;&quot;, &quot;dropping-particle&quot;: &quot;&quot;, &quot;family&quot;: &quot;Aiden&quot;, &quot;given&quot;: &quot;Erez Lieberman&quot;, &quot;parse-names&quot;: false, &quot;non-dropping-particle&quot;: &quot;&quot;}], &quot;issue&quot;: &quot;7&quot;, &quot;type&quot;: &quot;article-journal&quot;, &quot;container-title&quot;: &quot;Cell&quot;, &quot;id&quot;: &quot;ITEM-1&quot;, &quot;issued&quot;: {&quot;date-parts&quot;: [[&quot;2014&quot;]]}, &quot;ISSN&quot;: &quot;10974172&quot;, &quot;DOI&quot;: &quot;10.1016/j.cell.2014.11.021&quot;}}], &quot;mendeley&quot;: {&quot;plainTextFormattedCitation&quot;: &quot;(Rao et al., 2014)&quot;, &quot;formattedCitation&quot;: &quot;(Rao et al., 2014)&quot;, &quot;previouslyFormattedCitation&quot;: &quot;(Rao et al., 2014)&quot;}, &quot;properties&quot;: {&quot;noteIndex&quot;: 0}} RNDJIL0aQDR97"/><text:span text:style-name="T6">(Rao et al., 2014)</text:span><text:reference-mark-end text:name="ADDIN CSL_CITATION {&quot;schema&quot;: &quot;https://github.com/citation-style-language/schema/raw/master/csl-citation.json&quot;, &quot;citationItems&quot;: [{&quot;uris&quot;: [&quot;http://www.mendeley.com/documents/?uuid=a78b2b04-fecd-4f99-b882-44aa12d0e73e&quot;], &quot;id&quot;: &quot;ITEM-1&quot;, &quot;itemData&quot;: {&quot;title&quot;: &quot;A 3D map of the human genome at kilobase resolution reveals principles of chromatin looping&quot;, &quot;publisher&quot;: &quot;Elsevier Inc.&quot;, &quot;ISBN&quot;: &quot;1097-4172 (Electronic)\\r0092-8674 (Linking)&quot;, &quot;volume&quot;: &quot;159&quot;, &quot;PMID&quot;: &quot;25497547&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page&quot;: &quot;1665-1680&quot;, &quot;author&quot;: [{&quot;suffix&quot;: &quot;&quot;, &quot;dropping-particle&quot;: &quot;&quot;, &quot;family&quot;: &quot;Rao&quot;, &quot;given&quot;: &quot;Suhas S P&quot;, &quot;parse-names&quot;: false, &quot;non-dropping-particle&quot;: &quot;&quot;}, {&quot;suffix&quot;: &quot;&quot;, &quot;dropping-particle&quot;: &quot;&quot;, &quot;family&quot;: &quot;Huntley&quot;, &quot;given&quot;: &quot;Miriam H.&quot;, &quot;parse-names&quot;: false, &quot;non-dropping-particle&quot;: &quot;&quot;}, {&quot;suffix&quot;: &quot;&quot;, &quot;dropping-particle&quot;: &quot;&quot;, &quot;family&quot;: &quot;Durand&quot;, &quot;given&quot;: &quot;Neva C.&quot;, &quot;parse-names&quot;: false, &quot;non-dropping-particle&quot;: &quot;&quot;}, {&quot;suffix&quot;: &quot;&quot;, &quot;dropping-particle&quot;: &quot;&quot;, &quot;family&quot;: &quot;Stamenova&quot;, &quot;given&quot;: &quot;Elena K.&quot;, &quot;parse-names&quot;: false, &quot;non-dropping-particle&quot;: &quot;&quot;}, {&quot;suffix&quot;: &quot;&quot;, &quot;dropping-particle&quot;: &quot;&quot;, &quot;family&quot;: &quot;Bochkov&quot;, &quot;given&quot;: &quot;Ivan D.&quot;, &quot;parse-names&quot;: false, &quot;non-dropping-particle&quot;: &quot;&quot;}, {&quot;suffix&quot;: &quot;&quot;, &quot;dropping-particle&quot;: &quot;&quot;, &quot;family&quot;: &quot;Robinson&quot;, &quot;given&quot;: &quot;James T.&quot;, &quot;parse-names&quot;: false, &quot;non-dropping-particle&quot;: &quot;&quot;}, {&quot;suffix&quot;: &quot;&quot;, &quot;dropping-particle&quot;: &quot;&quot;, &quot;family&quot;: &quot;Sanborn&quot;, &quot;given&quot;: &quot;Adrian L.&quot;, &quot;parse-names&quot;: false, &quot;non-dropping-particle&quot;: &quot;&quot;}, {&quot;suffix&quot;: &quot;&quot;, &quot;dropping-particle&quot;: &quot;&quot;, &quot;family&quot;: &quot;Machol&quot;, &quot;given&quot;: &quot;Ido&quot;, &quot;parse-names&quot;: false, &quot;non-dropping-particle&quot;: &quot;&quot;}, {&quot;suffix&quot;: &quot;&quot;, &quot;dropping-particle&quot;: &quot;&quot;, &quot;family&quot;: &quot;Omer&quot;, &quot;given&quot;: &quot;Arina D.&quot;, &quot;parse-names&quot;: false, &quot;non-dropping-particle&quot;: &quot;&quot;}, {&quot;suffix&quot;: &quot;&quot;, &quot;dropping-particle&quot;: &quot;&quot;, &quot;family&quot;: &quot;Lander&quot;, &quot;given&quot;: &quot;Eric S.&quot;, &quot;parse-names&quot;: false, &quot;non-dropping-particle&quot;: &quot;&quot;}, {&quot;suffix&quot;: &quot;&quot;, &quot;dropping-particle&quot;: &quot;&quot;, &quot;family&quot;: &quot;Aiden&quot;, &quot;given&quot;: &quot;Erez Lieberman&quot;, &quot;parse-names&quot;: false, &quot;non-dropping-particle&quot;: &quot;&quot;}], &quot;issue&quot;: &quot;7&quot;, &quot;type&quot;: &quot;article-journal&quot;, &quot;container-title&quot;: &quot;Cell&quot;, &quot;id&quot;: &quot;ITEM-1&quot;, &quot;issued&quot;: {&quot;date-parts&quot;: [[&quot;2014&quot;]]}, &quot;ISSN&quot;: &quot;10974172&quot;, &quot;DOI&quot;: &quot;10.1016/j.cell.2014.11.021&quot;}}], &quot;mendeley&quot;: {&quot;plainTextFormattedCitation&quot;: &quot;(Rao et al., 2014)&quot;, &quot;formattedCitation&quot;: &quot;(Rao et al., 2014)&quot;, &quot;previouslyFormattedCitation&quot;: &quot;(Rao et al., 2014)&quot;}, &quot;properties&quot;: {&quot;noteIndex&quot;: 0}} RNDJIL0aQDR97"/>⁠. Such chromatin loops are often found at TAD boundaries <text:reference-mark-start text:name="ADDIN CSL_CITATION {&quot;schema&quot;: &quot;https://github.com/citation-style-language/schema/raw/master/csl-citation.json&quot;, &quot;citationItems&quot;: [{&quot;uris&quot;: [&quot;http://www.mendeley.com/documents/?uuid=a78b2b04-fecd-4f99-b882-44aa12d0e73e&quot;], &quot;id&quot;: &quot;ITEM-1&quot;, &quot;itemData&quot;: {&quot;title&quot;: &quot;A 3D map of the human genome at kilobase resolution reveals principles of chromatin looping&quot;, &quot;publisher&quot;: &quot;Elsevier Inc.&quot;, &quot;ISBN&quot;: &quot;1097-4172 (Electronic)\\r0092-8674 (Linking)&quot;, &quot;volume&quot;: &quot;159&quot;, &quot;PMID&quot;: &quot;25497547&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page&quot;: &quot;1665-1680&quot;, &quot;author&quot;: [{&quot;suffix&quot;: &quot;&quot;, &quot;dropping-particle&quot;: &quot;&quot;, &quot;family&quot;: &quot;Rao&quot;, &quot;given&quot;: &quot;Suhas S P&quot;, &quot;parse-names&quot;: false, &quot;non-dropping-particle&quot;: &quot;&quot;}, {&quot;suffix&quot;: &quot;&quot;, &quot;dropping-particle&quot;: &quot;&quot;, &quot;family&quot;: &quot;Huntley&quot;, &quot;given&quot;: &quot;Miriam H.&quot;, &quot;parse-names&quot;: false, &quot;non-dropping-particle&quot;: &quot;&quot;}, {&quot;suffix&quot;: &quot;&quot;, &quot;dropping-particle&quot;: &quot;&quot;, &quot;family&quot;: &quot;Durand&quot;, &quot;given&quot;: &quot;Neva C.&quot;, &quot;parse-names&quot;: false, &quot;non-dropping-particle&quot;: &quot;&quot;}, {&quot;suffix&quot;: &quot;&quot;, &quot;dropping-particle&quot;: &quot;&quot;, &quot;family&quot;: &quot;Stamenova&quot;, &quot;given&quot;: &quot;Elena K.&quot;, &quot;parse-names&quot;: false, &quot;non-dropping-particle&quot;: &quot;&quot;}, {&quot;suffix&quot;: &quot;&quot;, &quot;dropping-particle&quot;: &quot;&quot;, &quot;family&quot;: &quot;Bochkov&quot;, &quot;given&quot;: &quot;Ivan D.&quot;, &quot;parse-names&quot;: false, &quot;non-dropping-particle&quot;: &quot;&quot;}, {&quot;suffix&quot;: &quot;&quot;, &quot;dropping-particle&quot;: &quot;&quot;, &quot;family&quot;: &quot;Robinson&quot;, &quot;given&quot;: &quot;James T.&quot;, &quot;parse-names&quot;: false, &quot;non-dropping-particle&quot;: &quot;&quot;}, {&quot;suffix&quot;: &quot;&quot;, &quot;dropping-particle&quot;: &quot;&quot;, &quot;family&quot;: &quot;Sanborn&quot;, &quot;given&quot;: &quot;Adrian L.&quot;, &quot;parse-names&quot;: false, &quot;non-dropping-particle&quot;: &quot;&quot;}, {&quot;suffix&quot;: &quot;&quot;, &quot;dropping-particle&quot;: &quot;&quot;, &quot;family&quot;: &quot;Machol&quot;, &quot;given&quot;: &quot;Ido&quot;, &quot;parse-names&quot;: false, &quot;non-dropping-particle&quot;: &quot;&quot;}, {&quot;suffix&quot;: &quot;&quot;, &quot;dropping-particle&quot;: &quot;&quot;, &quot;family&quot;: &quot;Omer&quot;, &quot;given&quot;: &quot;Arina D.&quot;, &quot;parse-names&quot;: false, &quot;non-dropping-particle&quot;: &quot;&quot;}, {&quot;suffix&quot;: &quot;&quot;, &quot;dropping-particle&quot;: &quot;&quot;, &quot;family&quot;: &quot;Lander&quot;, &quot;given&quot;: &quot;Eric S.&quot;, &quot;parse-names&quot;: false, &quot;non-dropping-particle&quot;: &quot;&quot;}, {&quot;suffix&quot;: &quot;&quot;, &quot;dropping-particle&quot;: &quot;&quot;, &quot;family&quot;: &quot;Aiden&quot;, &quot;given&quot;: &quot;Erez Lieberman&quot;, &quot;parse-names&quot;: false, &quot;non-dropping-particle&quot;: &quot;&quot;}], &quot;issue&quot;: &quot;7&quot;, &quot;type&quot;: &quot;article-journal&quot;, &quot;container-title&quot;: &quot;Cell&quot;, &quot;id&quot;: &quot;ITEM-1&quot;, &quot;issued&quot;: {&quot;date-parts&quot;: [[&quot;2014&quot;]]}, &quot;ISSN&quot;: &quot;10974172&quot;, &quot;DOI&quot;: &quot;10.1016/j.cell.2014.11.021&quot;}}], &quot;mendeley&quot;: {&quot;plainTextFormattedCitation&quot;: &quot;(Rao et al., 2014)&quot;, &quot;formattedCitation&quot;: &quot;(Rao et al., 2014)&quot;, &quot;previouslyFormattedCitation&quot;: &quot;(Rao et al., 2014)&quot;}, &quot;properties&quot;: {&quot;noteIndex&quot;: 0}} RND7JrTsrvwEl"/><text:span text:style-name="T6">(Rao et al., 2014)</text:span><text:reference-mark-end text:name="ADDIN CSL_CITATION {&quot;schema&quot;: &quot;https://github.com/citation-style-language/schema/raw/master/csl-citation.json&quot;, &quot;citationItems&quot;: [{&quot;uris&quot;: [&quot;http://www.mendeley.com/documents/?uuid=a78b2b04-fecd-4f99-b882-44aa12d0e73e&quot;], &quot;id&quot;: &quot;ITEM-1&quot;, &quot;itemData&quot;: {&quot;title&quot;: &quot;A 3D map of the human genome at kilobase resolution reveals principles of chromatin looping&quot;, &quot;publisher&quot;: &quot;Elsevier Inc.&quot;, &quot;ISBN&quot;: &quot;1097-4172 (Electronic)\\r0092-8674 (Linking)&quot;, &quot;volume&quot;: &quot;159&quot;, &quot;PMID&quot;: &quot;25497547&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page&quot;: &quot;1665-1680&quot;, &quot;author&quot;: [{&quot;suffix&quot;: &quot;&quot;, &quot;dropping-particle&quot;: &quot;&quot;, &quot;family&quot;: &quot;Rao&quot;, &quot;given&quot;: &quot;Suhas S P&quot;, &quot;parse-names&quot;: false, &quot;non-dropping-particle&quot;: &quot;&quot;}, {&quot;suffix&quot;: &quot;&quot;, &quot;dropping-particle&quot;: &quot;&quot;, &quot;family&quot;: &quot;Huntley&quot;, &quot;given&quot;: &quot;Miriam H.&quot;, &quot;parse-names&quot;: false, &quot;non-dropping-particle&quot;: &quot;&quot;}, {&quot;suffix&quot;: &quot;&quot;, &quot;dropping-particle&quot;: &quot;&quot;, &quot;family&quot;: &quot;Durand&quot;, &quot;given&quot;: &quot;Neva C.&quot;, &quot;parse-names&quot;: false, &quot;non-dropping-particle&quot;: &quot;&quot;}, {&quot;suffix&quot;: &quot;&quot;, &quot;dropping-particle&quot;: &quot;&quot;, &quot;family&quot;: &quot;Stamenova&quot;, &quot;given&quot;: &quot;Elena K.&quot;, &quot;parse-names&quot;: false, &quot;non-dropping-particle&quot;: &quot;&quot;}, {&quot;suffix&quot;: &quot;&quot;, &quot;dropping-particle&quot;: &quot;&quot;, &quot;family&quot;: &quot;Bochkov&quot;, &quot;given&quot;: &quot;Ivan D.&quot;, &quot;parse-names&quot;: false, &quot;non-dropping-particle&quot;: &quot;&quot;}, {&quot;suffix&quot;: &quot;&quot;, &quot;dropping-particle&quot;: &quot;&quot;, &quot;family&quot;: &quot;Robinson&quot;, &quot;given&quot;: &quot;James T.&quot;, &quot;parse-names&quot;: false, &quot;non-dropping-particle&quot;: &quot;&quot;}, {&quot;suffix&quot;: &quot;&quot;, &quot;dropping-particle&quot;: &quot;&quot;, &quot;family&quot;: &quot;Sanborn&quot;, &quot;given&quot;: &quot;Adrian L.&quot;, &quot;parse-names&quot;: false, &quot;non-dropping-particle&quot;: &quot;&quot;}, {&quot;suffix&quot;: &quot;&quot;, &quot;dropping-particle&quot;: &quot;&quot;, &quot;family&quot;: &quot;Machol&quot;, &quot;given&quot;: &quot;Ido&quot;, &quot;parse-names&quot;: false, &quot;non-dropping-particle&quot;: &quot;&quot;}, {&quot;suffix&quot;: &quot;&quot;, &quot;dropping-particle&quot;: &quot;&quot;, &quot;family&quot;: &quot;Omer&quot;, &quot;given&quot;: &quot;Arina D.&quot;, &quot;parse-names&quot;: false, &quot;non-dropping-particle&quot;: &quot;&quot;}, {&quot;suffix&quot;: &quot;&quot;, &quot;dropping-particle&quot;: &quot;&quot;, &quot;family&quot;: &quot;Lander&quot;, &quot;given&quot;: &quot;Eric S.&quot;, &quot;parse-names&quot;: false, &quot;non-dropping-particle&quot;: &quot;&quot;}, {&quot;suffix&quot;: &quot;&quot;, &quot;dropping-particle&quot;: &quot;&quot;, &quot;family&quot;: &quot;Aiden&quot;, &quot;given&quot;: &quot;Erez Lieberman&quot;, &quot;parse-names&quot;: false, &quot;non-dropping-particle&quot;: &quot;&quot;}], &quot;issue&quot;: &quot;7&quot;, &quot;type&quot;: &quot;article-journal&quot;, &quot;container-title&quot;: &quot;Cell&quot;, &quot;id&quot;: &quot;ITEM-1&quot;, &quot;issued&quot;: {&quot;date-parts&quot;: [[&quot;2014&quot;]]}, &quot;ISSN&quot;: &quot;10974172&quot;, &quot;DOI&quot;: &quot;10.1016/j.cell.2014.11.021&quot;}}], &quot;mendeley&quot;: {&quot;plainTextFormattedCitation&quot;: &quot;(Rao et al., 2014)&quot;, &quot;formattedCitation&quot;: &quot;(Rao et al., 2014)&quot;, &quot;previouslyFormattedCitation&quot;: &quot;(Rao et al., 2014)&quot;}, &quot;properties&quot;: {&quot;noteIndex&quot;: 0}} RND7JrTsrvwEl"/>⁠. They are enriched in binding sites of architectural proteins, including CTCF and cohesin <text:reference-mark-start text:name="ADDIN CSL_CITATION {&quot;schema&quot;: &quot;https://github.com/citation-style-language/schema/raw/master/csl-citation.json&quot;, &quot;citationItems&quot;: [{&quot;uris&quot;: [&quot;http://www.mendeley.com/documents/?uuid=e0d87c6b-6958-4290-b88c-3444df4208e0&quot;], &quot;id&quot;: &quot;ITEM-1&quot;, &quot;itemData&quot;: {&quot;title&quot;: &quot;Topologically associating domains are stable units of replication-timing regulation&quot;, &quot;volume&quot;: &quot;515&quot;, &quot;ISBN&quot;: &quot;1476-4687 (Electronic)\\r0028-0836 (Linking)&quot;, &quot;PMID&quot;: &quot;2540983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page&quot;: &quot;402-405&quot;, &quot;author&quot;: [{&quot;suffix&quot;: &quot;&quot;, &quot;dropping-particle&quot;: &quot;&quot;, &quot;family&quot;: &quot;Pope&quot;, &quot;given&quot;: &quot;Benjamin D.&quot;, &quot;parse-names&quot;: false, &quot;non-dropping-particle&quot;: &quot;&quot;}, {&quot;suffix&quot;: &quot;&quot;, &quot;dropping-particle&quot;: &quot;&quot;, &quot;family&quot;: &quot;Ryba&quot;, &quot;given&quot;: &quot;Tyrone&quot;, &quot;parse-names&quot;: false, &quot;non-dropping-particle&quot;: &quot;&quot;}, {&quot;suffix&quot;: &quot;&quot;, &quot;dropping-particle&quot;: &quot;&quot;, &quot;family&quot;: &quot;Dileep&quot;, &quot;given&quot;: &quot;Vishnu&quot;, &quot;parse-names&quot;: false, &quot;non-dropping-particle&quot;: &quot;&quot;}, {&quot;suffix&quot;: &quot;&quot;, &quot;dropping-particle&quot;: &quot;&quot;, &quot;family&quot;: &quot;Yue&quot;, &quot;given&quot;: &quot;Feng&quot;, &quot;parse-names&quot;: false, &quot;non-dropping-particle&quot;: &quot;&quot;}, {&quot;suffix&quot;: &quot;&quot;, &quot;dropping-particle&quot;: &quot;&quot;, &quot;family&quot;: &quot;Wu&quot;, &quot;given&quot;: &quot;Weisheng&quot;, &quot;parse-names&quot;: false, &quot;non-dropping-particle&quot;: &quot;&quot;}, {&quot;suffix&quot;: &quot;&quot;, &quot;dropping-particle&quot;: &quot;&quot;, &quot;family&quot;: &quot;Denas&quot;, &quot;given&quot;: &quot;Olgert&quot;, &quot;parse-names&quot;: false, &quot;non-dropping-particle&quot;: &quot;&quot;}, {&quot;suffix&quot;: &quot;&quot;, &quot;dropping-particle&quot;: &quot;&quot;, &quot;family&quot;: &quot;Vera&quot;, &quot;given&quot;: &quot;Daniel L.&quot;, &quot;parse-names&quot;: false, &quot;non-dropping-particle&quot;: &quot;&quot;}, {&quot;suffix&quot;: &quot;&quot;, &quot;dropping-particle&quot;: &quot;&quot;, &quot;family&quot;: &quot;Wang&quot;, &quot;given&quot;: &quot;Yanli&quot;, &quot;parse-names&quot;: false, &quot;non-dropping-particle&quot;: &quot;&quot;}, {&quot;suffix&quot;: &quot;&quot;, &quot;dropping-particle&quot;: &quot;&quot;, &quot;family&quot;: &quot;Hansen&quot;, &quot;given&quot;: &quot;R. Scott&quot;, &quot;parse-names&quot;: false, &quot;non-dropping-particle&quot;: &quot;&quot;}, {&quot;suffix&quot;: &quot;&quot;, &quot;dropping-particle&quot;: &quot;&quot;, &quot;family&quot;: &quot;Canfield&quot;, &quot;given&quot;: &quot;Theresa K.&quot;, &quot;parse-names&quot;: false, &quot;non-dropping-particle&quot;: &quot;&quot;}, {&quot;suffix&quot;: &quot;&quot;, &quot;dropping-particle&quot;: &quot;&quot;, &quot;family&quot;: &quot;Thurman&quot;, &quot;given&quot;: &quot;Robert E.&quot;, &quot;parse-names&quot;: false, &quot;non-dropping-particle&quot;: &quot;&quot;}, {&quot;suffix&quot;: &quot;&quot;, &quot;dropping-particle&quot;: &quot;&quot;, &quot;family&quot;: &quot;Cheng&quot;, &quot;given&quot;: &quot;Yong&quot;, &quot;parse-names&quot;: false, &quot;non-dropping-particle&quot;: &quot;&quot;}, {&quot;suffix&quot;: &quot;&quot;, &quot;dropping-particle&quot;: &quot;&quot;, &quot;family&quot;: &quot;G\u00fclsoy&quot;, &quot;given&quot;: &quot;G\u00fcnhan&quot;, &quot;parse-names&quot;: false, &quot;non-dropping-particle&quot;: &quot;&quot;}, {&quot;suffix&quot;: &quot;&quot;, &quot;dropping-particle&quot;: &quot;&quot;, &quot;family&quot;: &quot;Dennis&quot;, &quot;given&quot;: &quot;Jonathan H.&quot;, &quot;parse-names&quot;: false, &quot;non-dropping-particle&quot;: &quot;&quot;}, {&quot;suffix&quot;: &quot;&quot;, &quot;dropping-particle&quot;: &quot;&quot;, &quot;family&quot;: &quot;Snyder&quot;, &quot;given&quot;: &quot;Michael P.&quot;, &quot;parse-names&quot;: false, &quot;non-dropping-particle&quot;: &quot;&quot;}, {&quot;suffix&quot;: &quot;&quot;, &quot;dropping-particle&quot;: &quot;&quot;, &quot;family&quot;: &quot;Stamatoyannopoulos&quot;, &quot;given&quot;: &quot;John A.&quot;, &quot;parse-names&quot;: false, &quot;non-dropping-particle&quot;: &quot;&quot;}, {&quot;suffix&quot;: &quot;&quot;, &quot;dropping-particle&quot;: &quot;&quot;, &quot;family&quot;: &quot;Taylor&quot;, &quot;given&quot;: &quot;James&quot;, &quot;parse-names&quot;: false, &quot;non-dropping-particle&quot;: &quot;&quot;}, {&quot;suffix&quot;: &quot;&quot;, &quot;dropping-particle&quot;: &quot;&quot;, &quot;family&quot;: &quot;Hardison&quot;, &quot;given&quot;: &quot;Ross C.&quot;, &quot;parse-names&quot;: false, &quot;non-dropping-particle&quot;: &quot;&quot;}, {&quot;suffix&quot;: &quot;&quot;, &quot;dropping-particle&quot;: &quot;&quot;, &quot;family&quot;: &quot;Kahveci&quot;, &quot;given&quot;: &quot;Tamer&quot;, &quot;parse-names&quot;: false, &quot;non-dropping-particle&quot;: &quot;&quot;}, {&quot;suffix&quot;: &quot;&quot;, &quot;dropping-particle&quot;: &quot;&quot;, &quot;family&quot;: &quot;Ren&quot;, &quot;given&quot;: &quot;Bing&quot;, &quot;parse-names&quot;: false, &quot;non-dropping-particle&quot;: &quot;&quot;}, {&quot;suffix&quot;: &quot;&quot;, &quot;dropping-particle&quot;: &quot;&quot;, &quot;family&quot;: &quot;Gilbert&quot;, &quot;given&quot;: &quot;David M.&quot;, &quot;parse-names&quot;: false, &quot;non-dropping-particle&quot;: &quot;&quot;}], &quot;issue&quot;: &quot;7527&quot;, &quot;type&quot;: &quot;article-journal&quot;, &quot;container-title&quot;: &quot;Nature&quot;, &quot;id&quot;: &quot;ITEM-1&quot;, &quot;issued&quot;: {&quot;date-parts&quot;: [[&quot;2014&quot;]]}, &quot;ISSN&quot;: &quot;0028-0836&quot;, &quot;DOI&quot;: &quot;10.1038/nature13986&quot;}}], &quot;mendeley&quot;: {&quot;plainTextFormattedCitation&quot;: &quot;(Pope et al., 2014)&quot;, &quot;formattedCitation&quot;: &quot;(Pope et al., 2014)&quot;, &quot;previouslyFormattedCitation&quot;: &quot;(Pope et al., 2014)&quot;}, &quot;properties&quot;: {&quot;noteIndex&quot;: 0}} RNDmYvUMrW7Mp"/><text:span text:style-name="T6">(Pope et al., 2014)</text:span><text:reference-mark-end text:name="ADDIN CSL_CITATION {&quot;schema&quot;: &quot;https://github.com/citation-style-language/schema/raw/master/csl-citation.json&quot;, &quot;citationItems&quot;: [{&quot;uris&quot;: [&quot;http://www.mendeley.com/documents/?uuid=e0d87c6b-6958-4290-b88c-3444df4208e0&quot;], &quot;id&quot;: &quot;ITEM-1&quot;, &quot;itemData&quot;: {&quot;title&quot;: &quot;Topologically associating domains are stable units of replication-timing regulation&quot;, &quot;volume&quot;: &quot;515&quot;, &quot;ISBN&quot;: &quot;1476-4687 (Electronic)\\r0028-0836 (Linking)&quot;, &quot;PMID&quot;: &quot;2540983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page&quot;: &quot;402-405&quot;, &quot;author&quot;: [{&quot;suffix&quot;: &quot;&quot;, &quot;dropping-particle&quot;: &quot;&quot;, &quot;family&quot;: &quot;Pope&quot;, &quot;given&quot;: &quot;Benjamin D.&quot;, &quot;parse-names&quot;: false, &quot;non-dropping-particle&quot;: &quot;&quot;}, {&quot;suffix&quot;: &quot;&quot;, &quot;dropping-particle&quot;: &quot;&quot;, &quot;family&quot;: &quot;Ryba&quot;, &quot;given&quot;: &quot;Tyrone&quot;, &quot;parse-names&quot;: false, &quot;non-dropping-particle&quot;: &quot;&quot;}, {&quot;suffix&quot;: &quot;&quot;, &quot;dropping-particle&quot;: &quot;&quot;, &quot;family&quot;: &quot;Dileep&quot;, &quot;given&quot;: &quot;Vishnu&quot;, &quot;parse-names&quot;: false, &quot;non-dropping-particle&quot;: &quot;&quot;}, {&quot;suffix&quot;: &quot;&quot;, &quot;dropping-particle&quot;: &quot;&quot;, &quot;family&quot;: &quot;Yue&quot;, &quot;given&quot;: &quot;Feng&quot;, &quot;parse-names&quot;: false, &quot;non-dropping-particle&quot;: &quot;&quot;}, {&quot;suffix&quot;: &quot;&quot;, &quot;dropping-particle&quot;: &quot;&quot;, &quot;family&quot;: &quot;Wu&quot;, &quot;given&quot;: &quot;Weisheng&quot;, &quot;parse-names&quot;: false, &quot;non-dropping-particle&quot;: &quot;&quot;}, {&quot;suffix&quot;: &quot;&quot;, &quot;dropping-particle&quot;: &quot;&quot;, &quot;family&quot;: &quot;Denas&quot;, &quot;given&quot;: &quot;Olgert&quot;, &quot;parse-names&quot;: false, &quot;non-dropping-particle&quot;: &quot;&quot;}, {&quot;suffix&quot;: &quot;&quot;, &quot;dropping-particle&quot;: &quot;&quot;, &quot;family&quot;: &quot;Vera&quot;, &quot;given&quot;: &quot;Daniel L.&quot;, &quot;parse-names&quot;: false, &quot;non-dropping-particle&quot;: &quot;&quot;}, {&quot;suffix&quot;: &quot;&quot;, &quot;dropping-particle&quot;: &quot;&quot;, &quot;family&quot;: &quot;Wang&quot;, &quot;given&quot;: &quot;Yanli&quot;, &quot;parse-names&quot;: false, &quot;non-dropping-particle&quot;: &quot;&quot;}, {&quot;suffix&quot;: &quot;&quot;, &quot;dropping-particle&quot;: &quot;&quot;, &quot;family&quot;: &quot;Hansen&quot;, &quot;given&quot;: &quot;R. Scott&quot;, &quot;parse-names&quot;: false, &quot;non-dropping-particle&quot;: &quot;&quot;}, {&quot;suffix&quot;: &quot;&quot;, &quot;dropping-particle&quot;: &quot;&quot;, &quot;family&quot;: &quot;Canfield&quot;, &quot;given&quot;: &quot;Theresa K.&quot;, &quot;parse-names&quot;: false, &quot;non-dropping-particle&quot;: &quot;&quot;}, {&quot;suffix&quot;: &quot;&quot;, &quot;dropping-particle&quot;: &quot;&quot;, &quot;family&quot;: &quot;Thurman&quot;, &quot;given&quot;: &quot;Robert E.&quot;, &quot;parse-names&quot;: false, &quot;non-dropping-particle&quot;: &quot;&quot;}, {&quot;suffix&quot;: &quot;&quot;, &quot;dropping-particle&quot;: &quot;&quot;, &quot;family&quot;: &quot;Cheng&quot;, &quot;given&quot;: &quot;Yong&quot;, &quot;parse-names&quot;: false, &quot;non-dropping-particle&quot;: &quot;&quot;}, {&quot;suffix&quot;: &quot;&quot;, &quot;dropping-particle&quot;: &quot;&quot;, &quot;family&quot;: &quot;G\u00fclsoy&quot;, &quot;given&quot;: &quot;G\u00fcnhan&quot;, &quot;parse-names&quot;: false, &quot;non-dropping-particle&quot;: &quot;&quot;}, {&quot;suffix&quot;: &quot;&quot;, &quot;dropping-particle&quot;: &quot;&quot;, &quot;family&quot;: &quot;Dennis&quot;, &quot;given&quot;: &quot;Jonathan H.&quot;, &quot;parse-names&quot;: false, &quot;non-dropping-particle&quot;: &quot;&quot;}, {&quot;suffix&quot;: &quot;&quot;, &quot;dropping-particle&quot;: &quot;&quot;, &quot;family&quot;: &quot;Snyder&quot;, &quot;given&quot;: &quot;Michael P.&quot;, &quot;parse-names&quot;: false, &quot;non-dropping-particle&quot;: &quot;&quot;}, {&quot;suffix&quot;: &quot;&quot;, &quot;dropping-particle&quot;: &quot;&quot;, &quot;family&quot;: &quot;Stamatoyannopoulos&quot;, &quot;given&quot;: &quot;John A.&quot;, &quot;parse-names&quot;: false, &quot;non-dropping-particle&quot;: &quot;&quot;}, {&quot;suffix&quot;: &quot;&quot;, &quot;dropping-particle&quot;: &quot;&quot;, &quot;family&quot;: &quot;Taylor&quot;, &quot;given&quot;: &quot;James&quot;, &quot;parse-names&quot;: false, &quot;non-dropping-particle&quot;: &quot;&quot;}, {&quot;suffix&quot;: &quot;&quot;, &quot;dropping-particle&quot;: &quot;&quot;, &quot;family&quot;: &quot;Hardison&quot;, &quot;given&quot;: &quot;Ross C.&quot;, &quot;parse-names&quot;: false, &quot;non-dropping-particle&quot;: &quot;&quot;}, {&quot;suffix&quot;: &quot;&quot;, &quot;dropping-particle&quot;: &quot;&quot;, &quot;family&quot;: &quot;Kahveci&quot;, &quot;given&quot;: &quot;Tamer&quot;, &quot;parse-names&quot;: false, &quot;non-dropping-particle&quot;: &quot;&quot;}, {&quot;suffix&quot;: &quot;&quot;, &quot;dropping-particle&quot;: &quot;&quot;, &quot;family&quot;: &quot;Ren&quot;, &quot;given&quot;: &quot;Bing&quot;, &quot;parse-names&quot;: false, &quot;non-dropping-particle&quot;: &quot;&quot;}, {&quot;suffix&quot;: &quot;&quot;, &quot;dropping-particle&quot;: &quot;&quot;, &quot;family&quot;: &quot;Gilbert&quot;, &quot;given&quot;: &quot;David M.&quot;, &quot;parse-names&quot;: false, &quot;non-dropping-particle&quot;: &quot;&quot;}], &quot;issue&quot;: &quot;7527&quot;, &quot;type&quot;: &quot;article-journal&quot;, &quot;container-title&quot;: &quot;Nature&quot;, &quot;id&quot;: &quot;ITEM-1&quot;, &quot;issued&quot;: {&quot;date-parts&quot;: [[&quot;2014&quot;]]}, &quot;ISSN&quot;: &quot;0028-0836&quot;, &quot;DOI&quot;: &quot;10.1038/nature13986&quot;}}], &quot;mendeley&quot;: {&quot;plainTextFormattedCitation&quot;: &quot;(Pope et al., 2014)&quot;, &quot;formattedCitation&quot;: &quot;(Pope et al., 2014)&quot;, &quot;previouslyFormattedCitation&quot;: &quot;(Pope et al., 2014)&quot;}, &quot;properties&quot;: {&quot;noteIndex&quot;: 0}} RNDmYvUMrW7Mp"/>⁠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schema&quot;: &quot;https://github.com/citation-style-language/schema/raw/master/csl-citation.json&quot;, &quot;citationItems&quot;: [{&quot;uris&quot;: [&quot;http://www.mendeley.com/documents/?uuid=702f5046-677b-4d4d-a278-5659628b4935&quot;], &quot;id&quot;: &quot;ITEM-1&quot;, &quot;itemData&quot;: {&quot;title&quot;: &quot;CTCF : an architectural protein bridging genome topology and function&quot;, &quot;publisher&quot;: &quot;Nature Publishing Group&quot;, &quot;ISBN&quot;: &quot;doi:10.1038/nrg3663&quot;, &quot;volume&quot;: &quot;15&quot;, &quot;PMID&quot;: &quot;2461431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page&quot;: &quot;234-246&quot;, &quot;author&quot;: [{&quot;suffix&quot;: &quot;&quot;, &quot;dropping-particle&quot;: &quot;&quot;, &quot;family&quot;: &quot;Ong&quot;, &quot;given&quot;: &quot;Chin-tong&quot;, &quot;parse-names&quot;: false, &quot;non-dropping-particle&quot;: &quot;&quot;}, {&quot;suffix&quot;: &quot;&quot;, &quot;dropping-particle&quot;: &quot;&quot;, &quot;family&quot;: &quot;Corces&quot;, &quot;given&quot;: &quot;Victor G&quot;, &quot;parse-names&quot;: false, &quot;non-dropping-particle&quot;: &quot;&quot;}], &quot;issue&quot;: &quot;4&quot;, &quot;type&quot;: &quot;article-journal&quot;, &quot;container-title&quot;: &quot;Nature Publishing Group&quot;, &quot;id&quot;: &quot;ITEM-1&quot;, &quot;issued&quot;: {&quot;date-parts&quot;: [[&quot;2014&quot;]]}, &quot;ISSN&quot;: &quot;1471-0056&quot;, &quot;DOI&quot;: &quot;10.1038/nrg3663&quot;}}], &quot;mendeley&quot;: {&quot;plainTextFormattedCitation&quot;: &quot;(Ong &amp; Corces, 2014)&quot;, &quot;formattedCitation&quot;: &quot;(Ong &amp; Corces, 2014)&quot;, &quot;previouslyFormattedCitation&quot;: &quot;(Ong &amp; Corces, 2014)&quot;}, &quot;properties&quot;: {&quot;noteIndex&quot;: 0}} RNDnLFYWtllmA"/><text:span text:style-name="T6">(Ong &amp; Corces, 2014)</text:span><text:reference-mark-end text:name="ADDIN CSL_CITATION {&quot;schema&quot;: &quot;https://github.com/citation-style-language/schema/raw/master/csl-citation.json&quot;, &quot;citationItems&quot;: [{&quot;uris&quot;: [&quot;http://www.mendeley.com/documents/?uuid=702f5046-677b-4d4d-a278-5659628b4935&quot;], &quot;id&quot;: &quot;ITEM-1&quot;, &quot;itemData&quot;: {&quot;title&quot;: &quot;CTCF : an architectural protein bridging genome topology and function&quot;, &quot;publisher&quot;: &quot;Nature Publishing Group&quot;, &quot;ISBN&quot;: &quot;doi:10.1038/nrg3663&quot;, &quot;volume&quot;: &quot;15&quot;, &quot;PMID&quot;: &quot;2461431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page&quot;: &quot;234-246&quot;, &quot;author&quot;: [{&quot;suffix&quot;: &quot;&quot;, &quot;dropping-particle&quot;: &quot;&quot;, &quot;family&quot;: &quot;Ong&quot;, &quot;given&quot;: &quot;Chin-tong&quot;, &quot;parse-names&quot;: false, &quot;non-dropping-particle&quot;: &quot;&quot;}, {&quot;suffix&quot;: &quot;&quot;, &quot;dropping-particle&quot;: &quot;&quot;, &quot;family&quot;: &quot;Corces&quot;, &quot;given&quot;: &quot;Victor G&quot;, &quot;parse-names&quot;: false, &quot;non-dropping-particle&quot;: &quot;&quot;}], &quot;issue&quot;: &quot;4&quot;, &quot;type&quot;: &quot;article-journal&quot;, &quot;container-title&quot;: &quot;Nature Publishing Group&quot;, &quot;id&quot;: &quot;ITEM-1&quot;, &quot;issued&quot;: {&quot;date-parts&quot;: [[&quot;2014&quot;]]}, &quot;ISSN&quot;: &quot;1471-0056&quot;, &quot;DOI&quot;: &quot;10.1038/nrg3663&quot;}}], &quot;mendeley&quot;: {&quot;plainTextFormattedCitation&quot;: &quot;(Ong &amp; Corces, 2014)&quot;, &quot;formattedCitation&quot;: &quot;(Ong &amp; Corces, 2014)&quot;, &quot;previouslyFormattedCitation&quot;: &quot;(Ong &amp; Corces, 2014)&quot;}, &quot;properties&quot;: {&quot;noteIndex&quot;: 0}} RNDnLFYWtllmA"/>⁠. </text:p>
      <text:p text:style-name="P2"/>
      <text:p text:style-name="P1">A large proportion of the mammalian transcriptome does not code for proteins and to date, the number of known noncoding genes is more than 3 times that of protein-coding genes <text:reference-mark-start text:name="ADDIN CSL_CITATION {&quot;schema&quot;: &quot;https://github.com/citation-style-language/schema/raw/master/csl-citation.json&quot;, &quot;citationItems&quot;: [{&quot;uris&quot;: [&quot;http://www.mendeley.com/documents/?uuid=de9c638c-ea34-4284-8149-148a813c8a2d&quot;], &quot;id&quot;: &quot;ITEM-1&quot;, &quot;itemData&quot;: {&quot;title&quot;: &quot;The Landscape of Long Noncoding RNAs in the Human Transcriptome&quot;, &quot;volume&quot;: &quot;47&quot;, &quot;ISBN&quot;: &quot;1061-4036&quot;, &quot;PMID&quot;: &quot;25599403&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page&quot;: &quot;199-208&quot;, &quot;author&quot;: [{&quot;suffix&quot;: &quot;&quot;, &quot;dropping-particle&quot;: &quot;&quot;, &quot;family&quot;: &quot;Iyer&quot;, &quot;given&quot;: &quot;Matthew K&quot;, &quot;parse-names&quot;: false, &quot;non-dropping-particle&quot;: &quot;&quot;}, {&quot;suffix&quot;: &quot;&quot;, &quot;dropping-particle&quot;: &quot;&quot;, &quot;family&quot;: &quot;Niknafs&quot;, &quot;given&quot;: &quot;Yashar S&quot;, &quot;parse-names&quot;: false, &quot;non-dropping-particle&quot;: &quot;&quot;}, {&quot;suffix&quot;: &quot;&quot;, &quot;dropping-particle&quot;: &quot;&quot;, &quot;family&quot;: &quot;Malik&quot;, &quot;given&quot;: &quot;Rohit&quot;, &quot;parse-names&quot;: false, &quot;non-dropping-particle&quot;: &quot;&quot;}, {&quot;suffix&quot;: &quot;&quot;, &quot;dropping-particle&quot;: &quot;&quot;, &quot;family&quot;: &quot;Singhal&quot;, &quot;given&quot;: &quot;Udit&quot;, &quot;parse-names&quot;: false, &quot;non-dropping-particle&quot;: &quot;&quot;}, {&quot;suffix&quot;: &quot;&quot;, &quot;dropping-particle&quot;: &quot;&quot;, &quot;family&quot;: &quot;Sahu&quot;, &quot;given&quot;: &quot;Anirban&quot;, &quot;parse-names&quot;: false, &quot;non-dropping-particle&quot;: &quot;&quot;}, {&quot;suffix&quot;: &quot;&quot;, &quot;dropping-particle&quot;: &quot;&quot;, &quot;family&quot;: &quot;Hosono&quot;, &quot;given&quot;: &quot;Yasuyuki&quot;, &quot;parse-names&quot;: false, &quot;non-dropping-particle&quot;: &quot;&quot;}, {&quot;suffix&quot;: &quot;&quot;, &quot;dropping-particle&quot;: &quot;&quot;, &quot;family&quot;: &quot;Barrette&quot;, &quot;given&quot;: &quot;Terrence R&quot;, &quot;parse-names&quot;: false, &quot;non-dropping-particle&quot;: &quot;&quot;}, {&quot;suffix&quot;: &quot;&quot;, &quot;dropping-particle&quot;: &quot;&quot;, &quot;family&quot;: &quot;Presner&quot;, &quot;given&quot;: &quot;John R.&quot;, &quot;parse-names&quot;: false, &quot;non-dropping-particle&quot;: &quot;&quot;}, {&quot;suffix&quot;: &quot;&quot;, &quot;dropping-particle&quot;: &quot;&quot;, &quot;family&quot;: &quot;Evans&quot;, &quot;given&quot;: &quot;Joseph R&quot;, &quot;parse-names&quot;: false, &quot;non-dropping-particle&quot;: &quot;&quot;}, {&quot;suffix&quot;: &quot;&quot;, &quot;dropping-particle&quot;: &quot;&quot;, &quot;family&quot;: &quot;Zhao&quot;, &quot;given&quot;: &quot;Shuang&quot;, &quot;parse-names&quot;: false, &quot;non-dropping-particle&quot;: &quot;&quot;}, {&quot;suffix&quot;: &quot;&quot;, &quot;dropping-particle&quot;: &quot;&quot;, &quot;family&quot;: &quot;Poliakov&quot;, &quot;given&quot;: &quot;Anton&quot;, &quot;parse-names&quot;: false, &quot;non-dropping-particle&quot;: &quot;&quot;}, {&quot;suffix&quot;: &quot;&quot;, &quot;dropping-particle&quot;: &quot;&quot;, &quot;family&quot;: &quot;Cao&quot;, &quot;given&quot;: &quot;Xuhong&quot;, &quot;parse-names&quot;: false, &quot;non-dropping-particle&quot;: &quot;&quot;}, {&quot;suffix&quot;: &quot;&quot;, &quot;dropping-particle&quot;: &quot;&quot;, &quot;family&quot;: &quot;Dhanasekaran&quot;, &quot;given&quot;: &quot;Saravana M&quot;, &quot;parse-names&quot;: false, &quot;non-dropping-particle&quot;: &quot;&quot;}, {&quot;suffix&quot;: &quot;&quot;, &quot;dropping-particle&quot;: &quot;&quot;, &quot;family&quot;: &quot;Wu&quot;, &quot;given&quot;: &quot;Yi-Mi&quot;, &quot;parse-names&quot;: false, &quot;non-dropping-particle&quot;: &quot;&quot;}, {&quot;suffix&quot;: &quot;&quot;, &quot;dropping-particle&quot;: &quot;&quot;, &quot;family&quot;: &quot;Robinson&quot;, &quot;given&quot;: &quot;Dan R&quot;, &quot;parse-names&quot;: false, &quot;non-dropping-particle&quot;: &quot;&quot;}, {&quot;suffix&quot;: &quot;&quot;, &quot;dropping-particle&quot;: &quot;&quot;, &quot;family&quot;: &quot;Beer&quot;, &quot;given&quot;: &quot;David G&quot;, &quot;parse-names&quot;: false, &quot;non-dropping-particle&quot;: &quot;&quot;}, {&quot;suffix&quot;: &quot;&quot;, &quot;dropping-particle&quot;: &quot;&quot;, &quot;family&quot;: &quot;Feng&quot;, &quot;given&quot;: &quot;Felix&quot;, &quot;parse-names&quot;: false, &quot;non-dropping-particle&quot;: &quot;&quot;}, {&quot;suffix&quot;: &quot;&quot;, &quot;dropping-particle&quot;: &quot;&quot;, &quot;family&quot;: &quot;Iyer&quot;, &quot;given&quot;: &quot;Hariharan K&quot;, &quot;parse-names&quot;: false, &quot;non-dropping-particle&quot;: &quot;&quot;}, {&quot;suffix&quot;: &quot;&quot;, &quot;dropping-particle&quot;: &quot;&quot;, &quot;family&quot;: &quot;Chinnnaiyan&quot;, &quot;given&quot;: &quot;Arul M.&quot;, &quot;parse-names&quot;: false, &quot;non-dropping-particle&quot;: &quot;&quot;}], &quot;issue&quot;: &quot;3&quot;, &quot;type&quot;: &quot;article-journal&quot;, &quot;container-title&quot;: &quot;Nat Genet.&quot;, &quot;id&quot;: &quot;ITEM-1&quot;, &quot;issued&quot;: {&quot;date-parts&quot;: [[&quot;2015&quot;]]}, &quot;ISSN&quot;: &quot;1061-4036&quot;, &quot;DOI&quot;: &quot;10.1038/ng.3192.The&quot;}}], &quot;mendeley&quot;: {&quot;plainTextFormattedCitation&quot;: &quot;(Iyer et al., 2015)&quot;, &quot;formattedCitation&quot;: &quot;(Iyer et al., 2015)&quot;, &quot;previouslyFormattedCitation&quot;: &quot;(Iyer et al., 2015)&quot;}, &quot;properties&quot;: {&quot;noteIndex&quot;: 0}} RND3QZSmvXx4v"/><text:span text:style-name="T6">(Iyer et al., 2015)</text:span><text:reference-mark-end text:name="ADDIN CSL_CITATION {&quot;schema&quot;: &quot;https://github.com/citation-style-language/schema/raw/master/csl-citation.json&quot;, &quot;citationItems&quot;: [{&quot;uris&quot;: [&quot;http://www.mendeley.com/documents/?uuid=de9c638c-ea34-4284-8149-148a813c8a2d&quot;], &quot;id&quot;: &quot;ITEM-1&quot;, &quot;itemData&quot;: {&quot;title&quot;: &quot;The Landscape of Long Noncoding RNAs in the Human Transcriptome&quot;, &quot;volume&quot;: &quot;47&quot;, &quot;ISBN&quot;: &quot;1061-4036&quot;, &quot;PMID&quot;: &quot;25599403&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page&quot;: &quot;199-208&quot;, &quot;author&quot;: [{&quot;suffix&quot;: &quot;&quot;, &quot;dropping-particle&quot;: &quot;&quot;, &quot;family&quot;: &quot;Iyer&quot;, &quot;given&quot;: &quot;Matthew K&quot;, &quot;parse-names&quot;: false, &quot;non-dropping-particle&quot;: &quot;&quot;}, {&quot;suffix&quot;: &quot;&quot;, &quot;dropping-particle&quot;: &quot;&quot;, &quot;family&quot;: &quot;Niknafs&quot;, &quot;given&quot;: &quot;Yashar S&quot;, &quot;parse-names&quot;: false, &quot;non-dropping-particle&quot;: &quot;&quot;}, {&quot;suffix&quot;: &quot;&quot;, &quot;dropping-particle&quot;: &quot;&quot;, &quot;family&quot;: &quot;Malik&quot;, &quot;given&quot;: &quot;Rohit&quot;, &quot;parse-names&quot;: false, &quot;non-dropping-particle&quot;: &quot;&quot;}, {&quot;suffix&quot;: &quot;&quot;, &quot;dropping-particle&quot;: &quot;&quot;, &quot;family&quot;: &quot;Singhal&quot;, &quot;given&quot;: &quot;Udit&quot;, &quot;parse-names&quot;: false, &quot;non-dropping-particle&quot;: &quot;&quot;}, {&quot;suffix&quot;: &quot;&quot;, &quot;dropping-particle&quot;: &quot;&quot;, &quot;family&quot;: &quot;Sahu&quot;, &quot;given&quot;: &quot;Anirban&quot;, &quot;parse-names&quot;: false, &quot;non-dropping-particle&quot;: &quot;&quot;}, {&quot;suffix&quot;: &quot;&quot;, &quot;dropping-particle&quot;: &quot;&quot;, &quot;family&quot;: &quot;Hosono&quot;, &quot;given&quot;: &quot;Yasuyuki&quot;, &quot;parse-names&quot;: false, &quot;non-dropping-particle&quot;: &quot;&quot;}, {&quot;suffix&quot;: &quot;&quot;, &quot;dropping-particle&quot;: &quot;&quot;, &quot;family&quot;: &quot;Barrette&quot;, &quot;given&quot;: &quot;Terrence R&quot;, &quot;parse-names&quot;: false, &quot;non-dropping-particle&quot;: &quot;&quot;}, {&quot;suffix&quot;: &quot;&quot;, &quot;dropping-particle&quot;: &quot;&quot;, &quot;family&quot;: &quot;Presner&quot;, &quot;given&quot;: &quot;John R.&quot;, &quot;parse-names&quot;: false, &quot;non-dropping-particle&quot;: &quot;&quot;}, {&quot;suffix&quot;: &quot;&quot;, &quot;dropping-particle&quot;: &quot;&quot;, &quot;family&quot;: &quot;Evans&quot;, &quot;given&quot;: &quot;Joseph R&quot;, &quot;parse-names&quot;: false, &quot;non-dropping-particle&quot;: &quot;&quot;}, {&quot;suffix&quot;: &quot;&quot;, &quot;dropping-particle&quot;: &quot;&quot;, &quot;family&quot;: &quot;Zhao&quot;, &quot;given&quot;: &quot;Shuang&quot;, &quot;parse-names&quot;: false, &quot;non-dropping-particle&quot;: &quot;&quot;}, {&quot;suffix&quot;: &quot;&quot;, &quot;dropping-particle&quot;: &quot;&quot;, &quot;family&quot;: &quot;Poliakov&quot;, &quot;given&quot;: &quot;Anton&quot;, &quot;parse-names&quot;: false, &quot;non-dropping-particle&quot;: &quot;&quot;}, {&quot;suffix&quot;: &quot;&quot;, &quot;dropping-particle&quot;: &quot;&quot;, &quot;family&quot;: &quot;Cao&quot;, &quot;given&quot;: &quot;Xuhong&quot;, &quot;parse-names&quot;: false, &quot;non-dropping-particle&quot;: &quot;&quot;}, {&quot;suffix&quot;: &quot;&quot;, &quot;dropping-particle&quot;: &quot;&quot;, &quot;family&quot;: &quot;Dhanasekaran&quot;, &quot;given&quot;: &quot;Saravana M&quot;, &quot;parse-names&quot;: false, &quot;non-dropping-particle&quot;: &quot;&quot;}, {&quot;suffix&quot;: &quot;&quot;, &quot;dropping-particle&quot;: &quot;&quot;, &quot;family&quot;: &quot;Wu&quot;, &quot;given&quot;: &quot;Yi-Mi&quot;, &quot;parse-names&quot;: false, &quot;non-dropping-particle&quot;: &quot;&quot;}, {&quot;suffix&quot;: &quot;&quot;, &quot;dropping-particle&quot;: &quot;&quot;, &quot;family&quot;: &quot;Robinson&quot;, &quot;given&quot;: &quot;Dan R&quot;, &quot;parse-names&quot;: false, &quot;non-dropping-particle&quot;: &quot;&quot;}, {&quot;suffix&quot;: &quot;&quot;, &quot;dropping-particle&quot;: &quot;&quot;, &quot;family&quot;: &quot;Beer&quot;, &quot;given&quot;: &quot;David G&quot;, &quot;parse-names&quot;: false, &quot;non-dropping-particle&quot;: &quot;&quot;}, {&quot;suffix&quot;: &quot;&quot;, &quot;dropping-particle&quot;: &quot;&quot;, &quot;family&quot;: &quot;Feng&quot;, &quot;given&quot;: &quot;Felix&quot;, &quot;parse-names&quot;: false, &quot;non-dropping-particle&quot;: &quot;&quot;}, {&quot;suffix&quot;: &quot;&quot;, &quot;dropping-particle&quot;: &quot;&quot;, &quot;family&quot;: &quot;Iyer&quot;, &quot;given&quot;: &quot;Hariharan K&quot;, &quot;parse-names&quot;: false, &quot;non-dropping-particle&quot;: &quot;&quot;}, {&quot;suffix&quot;: &quot;&quot;, &quot;dropping-particle&quot;: &quot;&quot;, &quot;family&quot;: &quot;Chinnnaiyan&quot;, &quot;given&quot;: &quot;Arul M.&quot;, &quot;parse-names&quot;: false, &quot;non-dropping-particle&quot;: &quot;&quot;}], &quot;issue&quot;: &quot;3&quot;, &quot;type&quot;: &quot;article-journal&quot;, &quot;container-title&quot;: &quot;Nat Genet.&quot;, &quot;id&quot;: &quot;ITEM-1&quot;, &quot;issued&quot;: {&quot;date-parts&quot;: [[&quot;2015&quot;]]}, &quot;ISSN&quot;: &quot;1061-4036&quot;, &quot;DOI&quot;: &quot;10.1038/ng.3192.The&quot;}}], &quot;mendeley&quot;: {&quot;plainTextFormattedCitation&quot;: &quot;(Iyer et al., 2015)&quot;, &quot;formattedCitation&quot;: &quot;(Iyer et al., 2015)&quot;, &quot;previouslyFormattedCitation&quot;: &quot;(Iyer et al., 2015)&quot;}, &quot;properties&quot;: {&quot;noteIndex&quot;: 0}} RND3QZSmvXx4v"/>⁠.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schema&quot;: &quot;https://github.com/citation-style-language/schema/raw/master/csl-citation.json&quot;, &quot;citationItems&quot;: [{&quot;uris&quot;: [&quot;http://www.mendeley.com/documents/?uuid=2029c568-33da-463e-bcc3-3d5ba980d7f7&quot;], &quot;id&quot;: &quot;ITEM-1&quot;, &quot;itemData&quot;: {&quot;title&quot;: &quot;Genome regulation by long noncoding RNAs.&quot;, &quot;ISBN&quot;: &quot;1545-4509 (Electronic)\\r0066-4154 (Linking)&quot;, &quot;PMID&quot;: &quot;22663078&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page&quot;: &quot;145-166&quot;, &quot;author&quot;: [{&quot;suffix&quot;: &quot;&quot;, &quot;dropping-particle&quot;: &quot;&quot;, &quot;family&quot;: &quot;Rinn&quot;, &quot;given&quot;: &quot;John L&quot;, &quot;parse-names&quot;: false, &quot;non-dropping-particle&quot;: &quot;&quot;}, {&quot;suffix&quot;: &quot;&quot;, &quot;dropping-particle&quot;: &quot;&quot;, &quot;family&quot;: &quot;Chang&quot;, &quot;given&quot;: &quot;Howard Y&quot;, &quot;parse-names&quot;: false, &quot;non-dropping-particle&quot;: &quot;&quot;}], &quot;ISSN&quot;: &quot;1545-4509&quot;, &quot;type&quot;: &quot;article-journal&quot;, &quot;container-title&quot;: &quot;Annual review of biochemistry&quot;, &quot;id&quot;: &quot;ITEM-1&quot;, &quot;issued&quot;: {&quot;date-parts&quot;: [[&quot;2012&quot;]]}, &quot;volume&quot;: &quot;81&quot;, &quot;DOI&quot;: &quot;10.1146/annurev-biochem-051410-092902&quot;}}], &quot;mendeley&quot;: {&quot;plainTextFormattedCitation&quot;: &quot;(Rinn &amp; Chang, 2012)&quot;, &quot;formattedCitation&quot;: &quot;(Rinn &amp; Chang, 2012)&quot;, &quot;previouslyFormattedCitation&quot;: &quot;(Rinn &amp; Chang, 2012)&quot;}, &quot;properties&quot;: {&quot;noteIndex&quot;: 0}} RND1Inzf0nwxM"/><text:span text:style-name="T6">(Rinn &amp; Chang, 2012)</text:span><text:reference-mark-end text:name="ADDIN CSL_CITATION {&quot;schema&quot;: &quot;https://github.com/citation-style-language/schema/raw/master/csl-citation.json&quot;, &quot;citationItems&quot;: [{&quot;uris&quot;: [&quot;http://www.mendeley.com/documents/?uuid=2029c568-33da-463e-bcc3-3d5ba980d7f7&quot;], &quot;id&quot;: &quot;ITEM-1&quot;, &quot;itemData&quot;: {&quot;title&quot;: &quot;Genome regulation by long noncoding RNAs.&quot;, &quot;ISBN&quot;: &quot;1545-4509 (Electronic)\\r0066-4154 (Linking)&quot;, &quot;PMID&quot;: &quot;22663078&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page&quot;: &quot;145-166&quot;, &quot;author&quot;: [{&quot;suffix&quot;: &quot;&quot;, &quot;dropping-particle&quot;: &quot;&quot;, &quot;family&quot;: &quot;Rinn&quot;, &quot;given&quot;: &quot;John L&quot;, &quot;parse-names&quot;: false, &quot;non-dropping-particle&quot;: &quot;&quot;}, {&quot;suffix&quot;: &quot;&quot;, &quot;dropping-particle&quot;: &quot;&quot;, &quot;family&quot;: &quot;Chang&quot;, &quot;given&quot;: &quot;Howard Y&quot;, &quot;parse-names&quot;: false, &quot;non-dropping-particle&quot;: &quot;&quot;}], &quot;ISSN&quot;: &quot;1545-4509&quot;, &quot;type&quot;: &quot;article-journal&quot;, &quot;container-title&quot;: &quot;Annual review of biochemistry&quot;, &quot;id&quot;: &quot;ITEM-1&quot;, &quot;issued&quot;: {&quot;date-parts&quot;: [[&quot;2012&quot;]]}, &quot;volume&quot;: &quot;81&quot;, &quot;DOI&quot;: &quot;10.1146/annurev-biochem-051410-092902&quot;}}], &quot;mendeley&quot;: {&quot;plainTextFormattedCitation&quot;: &quot;(Rinn &amp; Chang, 2012)&quot;, &quot;formattedCitation&quot;: &quot;(Rinn &amp; Chang, 2012)&quot;, &quot;previouslyFormattedCitation&quot;: &quot;(Rinn &amp; Chang, 2012)&quot;}, &quot;properties&quot;: {&quot;noteIndex&quot;: 0}} RND1Inzf0nwxM"/>⁠. <text:s/>Enhancer associated lincRNAs (elincRNAs) are another functional class of lincRNAs whose promoter region is associated with enhancers. <text:tab/> Most active enhancers are transcribed <text:reference-mark-start text:name="ADDIN CSL_CITATION {&quot;schema&quot;: &quot;https://github.com/citation-style-language/schema/raw/master/csl-citation.json&quot;, &quot;citationItems&quot;: [{&quot;uris&quot;: [&quot;http://www.mendeley.com/documents/?uuid=da7a263e-9f65-4255-b7bf-749b63eb6534&quot;], &quot;id&quot;: &quot;ITEM-1&quot;, &quot;itemData&quot;: {&quot;title&quot;: &quot;Transcribed enhancers lead waves of coordinated transcription in transitioning mammalian cells.&quot;, &quot;volume&quot;: &quot;347&quot;, &quot;ISBN&quot;: &quot;1095-9203 (Electronic)\\r0036-8075 (Linking)&quot;, &quot;PMID&quot;: &quot;25678556&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page&quot;: &quot;1010-4&quot;, &quot;author&quot;: [{&quot;suffix&quot;: &quot;&quot;, &quot;dropping-particle&quot;: &quot;&quot;, &quot;family&quot;: &quot;Arner&quot;, &quot;given&quot;: &quot;Erik&quot;, &quot;parse-names&quot;: false, &quot;non-dropping-particle&quot;: &quot;&quot;}, {&quot;suffix&quot;: &quot;&quot;, &quot;dropping-particle&quot;: &quot;&quot;, &quot;family&quot;: &quot;Daub&quot;, &quot;given&quot;: &quot;Carsten O&quot;, &quot;parse-names&quot;: false, &quot;non-dropping-particle&quot;: &quot;&quot;}, {&quot;suffix&quot;: &quot;&quot;, &quot;dropping-particle&quot;: &quot;&quot;, &quot;family&quot;: &quot;Vitting-Seerup&quot;, &quot;given&quot;: &quot;Kristoffer&quot;, &quot;parse-names&quot;: false, &quot;non-dropping-particle&quot;: &quot;&quot;}, {&quot;suffix&quot;: &quot;&quot;, &quot;dropping-particle&quot;: &quot;&quot;, &quot;family&quot;: &quot;Andersson&quot;, &quot;given&quot;: &quot;Robin&quot;, &quot;parse-names&quot;: false, &quot;non-dropping-particle&quot;: &quot;&quot;}, {&quot;suffix&quot;: &quot;&quot;, &quot;dropping-particle&quot;: &quot;&quot;, &quot;family&quot;: &quot;Lilje&quot;, &quot;given&quot;: &quot;Berit&quot;, &quot;parse-names&quot;: false, &quot;non-dropping-particle&quot;: &quot;&quot;}, {&quot;suffix&quot;: &quot;&quot;, &quot;dropping-particle&quot;: &quot;&quot;, &quot;family&quot;: &quot;Drabl\u00f8s&quot;, &quot;given&quot;: &quot;Finn&quot;, &quot;parse-names&quot;: false, &quot;non-dropping-particle&quot;: &quot;&quot;}, {&quot;suffix&quot;: &quot;&quot;, &quot;dropping-particle&quot;: &quot;&quot;, &quot;family&quot;: &quot;Lennartsson&quot;, &quot;given&quot;: &quot;Andreas&quot;, &quot;parse-names&quot;: false, &quot;non-dropping-particle&quot;: &quot;&quot;}, {&quot;suffix&quot;: &quot;&quot;, &quot;dropping-particle&quot;: &quot;&quot;, &quot;family&quot;: &quot;R\u00f6nnerblad&quot;, &quot;given&quot;: &quot;Michelle&quot;, &quot;parse-names&quot;: false, &quot;non-dropping-particle&quot;: &quot;&quot;}, {&quot;suffix&quot;: &quot;&quot;, &quot;dropping-particle&quot;: &quot;&quot;, &quot;family&quot;: &quot;Hrydziuszko&quot;, &quot;given&quot;: &quot;Olga&quot;, &quot;parse-names&quot;: false, &quot;non-dropping-particle&quot;: &quot;&quot;}, {&quot;suffix&quot;: &quot;&quot;, &quot;dropping-particle&quot;: &quot;&quot;, &quot;family&quot;: &quot;Vitezic&quot;, &quot;given&quot;: &quot;Morana&quot;, &quot;parse-names&quot;: false, &quot;non-dropping-particle&quot;: &quot;&quot;}, {&quot;suffix&quot;: &quot;&quot;, &quot;dropping-particle&quot;: &quot;&quot;, &quot;family&quot;: &quot;Freeman&quot;, &quot;given&quot;: &quot;Tom C&quot;, &quot;parse-names&quot;: false, &quot;non-dropping-particle&quot;: &quot;&quot;}, {&quot;suffix&quot;: &quot;&quot;, &quot;dropping-particle&quot;: &quot;&quot;, &quot;family&quot;: &quot;Alhendi&quot;, &quot;given&quot;: &quot;Ahmad M N&quot;, &quot;parse-names&quot;: false, &quot;non-dropping-particle&quot;: &quot;&quot;}, {&quot;suffix&quot;: &quot;&quot;, &quot;dropping-particle&quot;: &quot;&quot;, &quot;family&quot;: &quot;Arner&quot;, &quot;given&quot;: &quot;Peter&quot;, &quot;parse-names&quot;: false, &quot;non-dropping-particle&quot;: &quot;&quot;}, {&quot;suffix&quot;: &quot;&quot;, &quot;dropping-particle&quot;: &quot;&quot;, &quot;family&quot;: &quot;Axton&quot;, &quot;given&quot;: &quot;Richard&quot;, &quot;parse-names&quot;: false, &quot;non-dropping-particle&quot;: &quot;&quot;}, {&quot;suffix&quot;: &quot;&quot;, &quot;dropping-particle&quot;: &quot;&quot;, &quot;family&quot;: &quot;Baillie&quot;, &quot;given&quot;: &quot;J Kenneth&quot;, &quot;parse-names&quot;: false, &quot;non-dropping-particle&quot;: &quot;&quot;}, {&quot;suffix&quot;: &quot;&quot;, &quot;dropping-particle&quot;: &quot;&quot;, &quot;family&quot;: &quot;Beckhouse&quot;, &quot;given&quot;: &quot;Anthony&quot;, &quot;parse-names&quot;: false, &quot;non-dropping-particle&quot;: &quot;&quot;}, {&quot;suffix&quot;: &quot;&quot;, &quot;dropping-particle&quot;: &quot;&quot;, &quot;family&quot;: &quot;Bodega&quot;, &quot;given&quot;: &quot;Beatrice&quot;, &quot;parse-names&quot;: false, &quot;non-dropping-particle&quot;: &quot;&quot;}, {&quot;suffix&quot;: &quot;&quot;, &quot;dropping-particle&quot;: &quot;&quot;, &quot;family&quot;: &quot;Briggs&quot;, &quot;given&quot;: &quot;James&quot;, &quot;parse-names&quot;: false, &quot;non-dropping-particle&quot;: &quot;&quot;}, {&quot;suffix&quot;: &quot;&quot;, &quot;dropping-particle&quot;: &quot;&quot;, &quot;family&quot;: &quot;Brombacher&quot;, &quot;given&quot;: &quot;Frank&quot;, &quot;parse-names&quot;: false, &quot;non-dropping-particle&quot;: &quot;&quot;}, {&quot;suffix&quot;: &quot;&quot;, &quot;dropping-particle&quot;: &quot;&quot;, &quot;family&quot;: &quot;Davis&quot;, &quot;given&quot;: &quot;Margaret&quot;, &quot;parse-names&quot;: false, &quot;non-dropping-particle&quot;: &quot;&quot;}, {&quot;suffix&quot;: &quot;&quot;, &quot;dropping-particle&quot;: &quot;&quot;, &quot;family&quot;: &quot;Detmar&quot;, &quot;given&quot;: &quot;Michael&quot;, &quot;parse-names&quot;: false, &quot;non-dropping-particle&quot;: &quot;&quot;}, {&quot;suffix&quot;: &quot;&quot;, &quot;dropping-particle&quot;: &quot;&quot;, &quot;family&quot;: &quot;Ehrlund&quot;, &quot;given&quot;: &quot;Anna&quot;, &quot;parse-names&quot;: false, &quot;non-dropping-particle&quot;: &quot;&quot;}, {&quot;suffix&quot;: &quot;&quot;, &quot;dropping-particle&quot;: &quot;&quot;, &quot;family&quot;: &quot;Endoh&quot;, &quot;given&quot;: &quot;Mitsuhiro&quot;, &quot;parse-names&quot;: false, &quot;non-dropping-particle&quot;: &quot;&quot;}, {&quot;suffix&quot;: &quot;&quot;, &quot;dropping-particle&quot;: &quot;&quot;, &quot;family&quot;: &quot;Eslami&quot;, &quot;given&quot;: &quot;Afsaneh&quot;, &quot;parse-names&quot;: false, &quot;non-dropping-particle&quot;: &quot;&quot;}, {&quot;suffix&quot;: &quot;&quot;, &quot;dropping-particle&quot;: &quot;&quot;, &quot;family&quot;: &quot;Fagiolini&quot;, &quot;given&quot;: &quot;Michela&quot;, &quot;parse-names&quot;: false, &quot;non-dropping-particle&quot;: &quot;&quot;}, {&quot;suffix&quot;: &quot;&quot;, &quot;dropping-particle&quot;: &quot;&quot;, &quot;family&quot;: &quot;Fairbairn&quot;, &quot;given&quot;: &quot;Lynsey&quot;, &quot;parse-names&quot;: false, &quot;non-dropping-particle&quot;: &quot;&quot;}, {&quot;suffix&quot;: &quot;&quot;, &quot;dropping-particle&quot;: &quot;&quot;, &quot;family&quot;: &quot;Faulkner&quot;, &quot;given&quot;: &quot;Geoffrey J&quot;, &quot;parse-names&quot;: false, &quot;non-dropping-particle&quot;: &quot;&quot;}, {&quot;suffix&quot;: &quot;&quot;, &quot;dropping-particle&quot;: &quot;&quot;, &quot;family&quot;: &quot;Ferrai&quot;, &quot;given&quot;: &quot;Carmelo&quot;, &quot;parse-names&quot;: false, &quot;non-dropping-particle&quot;: &quot;&quot;}, {&quot;suffix&quot;: &quot;&quot;, &quot;dropping-particle&quot;: &quot;&quot;, &quot;family&quot;: &quot;Fisher&quot;, &quot;given&quot;: &quot;Malcolm E&quot;, &quot;parse-names&quot;: false, &quot;non-dropping-particle&quot;: &quot;&quot;}, {&quot;suffix&quot;: &quot;&quot;, &quot;dropping-particle&quot;: &quot;&quot;, &quot;family&quot;: &quot;Forrester&quot;, &quot;given&quot;: &quot;Lesley&quot;, &quot;parse-names&quot;: false, &quot;non-dropping-particle&quot;: &quot;&quot;}, {&quot;suffix&quot;: &quot;&quot;, &quot;dropping-particle&quot;: &quot;&quot;, &quot;family&quot;: &quot;Goldowitz&quot;, &quot;given&quot;: &quot;Daniel&quot;, &quot;parse-names&quot;: false, &quot;non-dropping-particle&quot;: &quot;&quot;}, {&quot;suffix&quot;: &quot;&quot;, &quot;dropping-particle&quot;: &quot;&quot;, &quot;family&quot;: &quot;Guler&quot;, &quot;given&quot;: &quot;Reto&quot;, &quot;parse-names&quot;: false, &quot;non-dropping-particle&quot;: &quot;&quot;}, {&quot;suffix&quot;: &quot;&quot;, &quot;dropping-particle&quot;: &quot;&quot;, &quot;family&quot;: &quot;Ha&quot;, &quot;given&quot;: &quot;Thomas&quot;, &quot;parse-names&quot;: false, &quot;non-dropping-particle&quot;: &quot;&quot;}, {&quot;suffix&quot;: &quot;&quot;, &quot;dropping-particle&quot;: &quot;&quot;, &quot;family&quot;: &quot;Hara&quot;, &quot;given&quot;: &quot;Mitsuko&quot;, &quot;parse-names&quot;: false, &quot;non-dropping-particle&quot;: &quot;&quot;}, {&quot;suffix&quot;: &quot;&quot;, &quot;dropping-particle&quot;: &quot;&quot;, &quot;family&quot;: &quot;Herlyn&quot;, &quot;given&quot;: &quot;Meenhard&quot;, &quot;parse-names&quot;: false, &quot;non-dropping-particle&quot;: &quot;&quot;}, {&quot;suffix&quot;: &quot;&quot;, &quot;dropping-particle&quot;: &quot;&quot;, &quot;family&quot;: &quot;Ikawa&quot;, &quot;given&quot;: &quot;Tomokatsu&quot;, &quot;parse-names&quot;: false, &quot;non-dropping-particle&quot;: &quot;&quot;}, {&quot;suffix&quot;: &quot;&quot;, &quot;dropping-particle&quot;: &quot;&quot;, &quot;family&quot;: &quot;Kai&quot;, &quot;given&quot;: &quot;Chieko&quot;, &quot;parse-names&quot;: false, &quot;non-dropping-particle&quot;: &quot;&quot;}, {&quot;suffix&quot;: &quot;&quot;, &quot;dropping-particle&quot;: &quot;&quot;, &quot;family&quot;: &quot;Kawamoto&quot;, &quot;given&quot;: &quot;Hiroshi&quot;, &quot;parse-names&quot;: false, &quot;non-dropping-particle&quot;: &quot;&quot;}, {&quot;suffix&quot;: &quot;&quot;, &quot;dropping-particle&quot;: &quot;&quot;, &quot;family&quot;: &quot;Khachigian&quot;, &quot;given&quot;: &quot;Levon M&quot;, &quot;parse-names&quot;: false, &quot;non-dropping-particle&quot;: &quot;&quot;}, {&quot;suffix&quot;: &quot;&quot;, &quot;dropping-particle&quot;: &quot;&quot;, &quot;family&quot;: &quot;Klinken&quot;, &quot;given&quot;: &quot;S Peter&quot;, &quot;parse-names&quot;: false, &quot;non-dropping-particle&quot;: &quot;&quot;}, {&quot;suffix&quot;: &quot;&quot;, &quot;dropping-particle&quot;: &quot;&quot;, &quot;family&quot;: &quot;Kojima&quot;, &quot;given&quot;: &quot;Soichi&quot;, &quot;parse-names&quot;: false, &quot;non-dropping-particle&quot;: &quot;&quot;}, {&quot;suffix&quot;: &quot;&quot;, &quot;dropping-particle&quot;: &quot;&quot;, &quot;family&quot;: &quot;Koseki&quot;, &quot;given&quot;: &quot;Haruhiko&quot;, &quot;parse-names&quot;: false, &quot;non-dropping-particle&quot;: &quot;&quot;}, {&quot;suffix&quot;: &quot;&quot;, &quot;dropping-particle&quot;: &quot;&quot;, &quot;family&quot;: &quot;Klein&quot;, &quot;given&quot;: &quot;Sarah&quot;, &quot;parse-names&quot;: false, &quot;non-dropping-particle&quot;: &quot;&quot;}, {&quot;suffix&quot;: &quot;&quot;, &quot;dropping-particle&quot;: &quot;&quot;, &quot;family&quot;: &quot;Mejhert&quot;, &quot;given&quot;: &quot;Niklas&quot;, &quot;parse-names&quot;: false, &quot;non-dropping-particle&quot;: &quot;&quot;}, {&quot;suffix&quot;: &quot;&quot;, &quot;dropping-particle&quot;: &quot;&quot;, &quot;family&quot;: &quot;Miyaguchi&quot;, &quot;given&quot;: &quot;Ken&quot;, &quot;parse-names&quot;: false, &quot;non-dropping-particle&quot;: &quot;&quot;}, {&quot;suffix&quot;: &quot;&quot;, &quot;dropping-particle&quot;: &quot;&quot;, &quot;family&quot;: &quot;Mizuno&quot;, &quot;given&quot;: &quot;Yosuke&quot;, &quot;parse-names&quot;: false, &quot;non-dropping-particle&quot;: &quot;&quot;}, {&quot;suffix&quot;: &quot;&quot;, &quot;dropping-particle&quot;: &quot;&quot;, &quot;family&quot;: &quot;Morimoto&quot;, &quot;given&quot;: &quot;Mitsuru&quot;, &quot;parse-names&quot;: false, &quot;non-dropping-particle&quot;: &quot;&quot;}, {&quot;suffix&quot;: &quot;&quot;, &quot;dropping-particle&quot;: &quot;&quot;, &quot;family&quot;: &quot;Morris&quot;, &quot;given&quot;: &quot;Kelly J&quot;, &quot;parse-names&quot;: false, &quot;non-dropping-particle&quot;: &quot;&quot;}, {&quot;suffix&quot;: &quot;&quot;, &quot;dropping-particle&quot;: &quot;&quot;, &quot;family&quot;: &quot;Mummery&quot;, &quot;given&quot;: &quot;Christine&quot;, &quot;parse-names&quot;: false, &quot;non-dropping-particle&quot;: &quot;&quot;}, {&quot;suffix&quot;: &quot;&quot;, &quot;dropping-particle&quot;: &quot;&quot;, &quot;family&quot;: &quot;Nakachi&quot;, &quot;given&quot;: &quot;Yutaka&quot;, &quot;parse-names&quot;: false, &quot;non-dropping-particle&quot;: &quot;&quot;}, {&quot;suffix&quot;: &quot;&quot;, &quot;dropping-particle&quot;: &quot;&quot;, &quot;family&quot;: &quot;Ogishima&quot;, &quot;given&quot;: &quot;Soichi&quot;, &quot;parse-names&quot;: false, &quot;non-dropping-particle&quot;: &quot;&quot;}, {&quot;suffix&quot;: &quot;&quot;, &quot;dropping-particle&quot;: &quot;&quot;, &quot;family&quot;: &quot;Okada-Hatakeyama&quot;, &quot;given&quot;: &quot;Mariko&quot;, &quot;parse-names&quot;: false, &quot;non-dropping-particle&quot;: &quot;&quot;}, {&quot;suffix&quot;: &quot;&quot;, &quot;dropping-particle&quot;: &quot;&quot;, &quot;family&quot;: &quot;Okazaki&quot;, &quot;given&quot;: &quot;Yasushi&quot;, &quot;parse-names&quot;: false, &quot;non-dropping-particle&quot;: &quot;&quot;}, {&quot;suffix&quot;: &quot;&quot;, &quot;dropping-particle&quot;: &quot;&quot;, &quot;family&quot;: &quot;Orlando&quot;, &quot;given&quot;: &quot;Valerio&quot;, &quot;parse-names&quot;: false, &quot;non-dropping-particle&quot;: &quot;&quot;}, {&quot;suffix&quot;: &quot;&quot;, &quot;dropping-particle&quot;: &quot;&quot;, &quot;family&quot;: &quot;Ovchinnikov&quot;, &quot;given&quot;: &quot;Dmitry&quot;, &quot;parse-names&quot;: false, &quot;non-dropping-particle&quot;: &quot;&quot;}, {&quot;suffix&quot;: &quot;&quot;, &quot;dropping-particle&quot;: &quot;&quot;, &quot;family&quot;: &quot;Passier&quot;, &quot;given&quot;: &quot;Robert&quot;, &quot;parse-names&quot;: false, &quot;non-dropping-particle&quot;: &quot;&quot;}, {&quot;suffix&quot;: &quot;&quot;, &quot;dropping-particle&quot;: &quot;&quot;, &quot;family&quot;: &quot;Patrikakis&quot;, &quot;given&quot;: &quot;Margaret&quot;, &quot;parse-names&quot;: false, &quot;non-dropping-particle&quot;: &quot;&quot;}, {&quot;suffix&quot;: &quot;&quot;, &quot;dropping-particle&quot;: &quot;&quot;, &quot;family&quot;: &quot;Pombo&quot;, &quot;given&quot;: &quot;Ana&quot;, &quot;parse-names&quot;: false, &quot;non-dropping-particle&quot;: &quot;&quot;}, {&quot;suffix&quot;: &quot;&quot;, &quot;dropping-particle&quot;: &quot;&quot;, &quot;family&quot;: &quot;Qin&quot;, &quot;given&quot;: &quot;Xian-Yang&quot;, &quot;parse-names&quot;: false, &quot;non-dropping-particle&quot;: &quot;&quot;}, {&quot;suffix&quot;: &quot;&quot;, &quot;dropping-particle&quot;: &quot;&quot;, &quot;family&quot;: &quot;Roy&quot;, &quot;given&quot;: &quot;Sugata&quot;, &quot;parse-names&quot;: false, &quot;non-dropping-particle&quot;: &quot;&quot;}, {&quot;suffix&quot;: &quot;&quot;, &quot;dropping-particle&quot;: &quot;&quot;, &quot;family&quot;: &quot;Sato&quot;, &quot;given&quot;: &quot;Hiroki&quot;, &quot;parse-names&quot;: false, &quot;non-dropping-particle&quot;: &quot;&quot;}, {&quot;suffix&quot;: &quot;&quot;, &quot;dropping-particle&quot;: &quot;&quot;, &quot;family&quot;: &quot;Savvi&quot;, &quot;given&quot;: &quot;Suzana&quot;, &quot;parse-names&quot;: false, &quot;non-dropping-particle&quot;: &quot;&quot;}, {&quot;suffix&quot;: &quot;&quot;, &quot;dropping-particle&quot;: &quot;&quot;, &quot;family&quot;: &quot;Saxena&quot;, &quot;given&quot;: &quot;Alka&quot;, &quot;parse-names&quot;: false, &quot;non-dropping-particle&quot;: &quot;&quot;}, {&quot;suffix&quot;: &quot;&quot;, &quot;dropping-particle&quot;: &quot;&quot;, &quot;family&quot;: &quot;Schwegmann&quot;, &quot;given&quot;: &quot;Anita&quot;, &quot;parse-names&quot;: false, &quot;non-dropping-particle&quot;: &quot;&quot;}, {&quot;suffix&quot;: &quot;&quot;, &quot;dropping-particle&quot;: &quot;&quot;, &quot;family&quot;: &quot;Sugiyama&quot;, &quot;given&quot;: &quot;Daisuke&quot;, &quot;parse-names&quot;: false, &quot;non-dropping-particle&quot;: &quot;&quot;}, {&quot;suffix&quot;: &quot;&quot;, &quot;dropping-particle&quot;: &quot;&quot;, &quot;family&quot;: &quot;Swoboda&quot;, &quot;given&quot;: &quot;Rolf&quot;, &quot;parse-names&quot;: false, &quot;non-dropping-particle&quot;: &quot;&quot;}, {&quot;suffix&quot;: &quot;&quot;, &quot;dropping-particle&quot;: &quot;&quot;, &quot;family&quot;: &quot;Tanaka&quot;, &quot;given&quot;: &quot;Hiroshi&quot;, &quot;parse-names&quot;: false, &quot;non-dropping-particle&quot;: &quot;&quot;}, {&quot;suffix&quot;: &quot;&quot;, &quot;dropping-particle&quot;: &quot;&quot;, &quot;family&quot;: &quot;Tomoiu&quot;, &quot;given&quot;: &quot;Andru&quot;, &quot;parse-names&quot;: false, &quot;non-dropping-particle&quot;: &quot;&quot;}, {&quot;suffix&quot;: &quot;&quot;, &quot;dropping-particle&quot;: &quot;&quot;, &quot;family&quot;: &quot;Winteringham&quot;, &quot;given&quot;: &quot;Louise N&quot;, &quot;parse-names&quot;: false, &quot;non-dropping-particle&quot;: &quot;&quot;}, {&quot;suffix&quot;: &quot;&quot;, &quot;dropping-particle&quot;: &quot;&quot;, &quot;family&quot;: &quot;Wolvetang&quot;, &quot;given&quot;: &quot;Ernst&quot;, &quot;parse-names&quot;: false, &quot;non-dropping-particle&quot;: &quot;&quot;}, {&quot;suffix&quot;: &quot;&quot;, &quot;dropping-particle&quot;: &quot;&quot;, &quot;family&quot;: &quot;Yanagi-Mizuochi&quot;, &quot;given&quot;: &quot;Chiyo&quot;, &quot;parse-names&quot;: false, &quot;non-dropping-particle&quot;: &quot;&quot;}, {&quot;suffix&quot;: &quot;&quot;, &quot;dropping-particle&quot;: &quot;&quot;, &quot;family&quot;: &quot;Yoneda&quot;, &quot;given&quot;: &quot;Misako&quot;, &quot;parse-names&quot;: false, &quot;non-dropping-particle&quot;: &quot;&quot;}, {&quot;suffix&quot;: &quot;&quot;, &quot;dropping-particle&quot;: &quot;&quot;, &quot;family&quot;: &quot;Zabierowski&quot;, &quot;given&quot;: &quot;Susan&quot;, &quot;parse-names&quot;: false, &quot;non-dropping-particle&quot;: &quot;&quot;}, {&quot;suffix&quot;: &quot;&quot;, &quot;dropping-particle&quot;: &quot;&quot;, &quot;family&quot;: &quot;Zhang&quot;, &quot;given&quot;: &quot;Peter&quot;, &quot;parse-names&quot;: false, &quot;non-dropping-particle&quot;: &quot;&quot;}, {&quot;suffix&quot;: &quot;&quot;, &quot;dropping-particle&quot;: &quot;&quot;, &quot;family&quot;: &quot;Abugessaisa&quot;, &quot;given&quot;: &quot;Imad&quot;, &quot;parse-names&quot;: false, &quot;non-dropping-particle&quot;: &quot;&quot;}, {&quot;suffix&quot;: &quot;&quot;, &quot;dropping-particle&quot;: &quot;&quot;, &quot;family&quot;: &quot;Bertin&quot;, &quot;given&quot;: &quot;Nicolas&quot;, &quot;parse-names&quot;: false, &quot;non-dropping-particle&quot;: &quot;&quot;}, {&quot;suffix&quot;: &quot;&quot;, &quot;dropping-particle&quot;: &quot;&quot;, &quot;family&quot;: &quot;Diehl&quot;, &quot;given&quot;: &quot;Alexander D&quot;, &quot;parse-names&quot;: false, &quot;non-dropping-particle&quot;: &quot;&quot;}, {&quot;suffix&quot;: &quot;&quot;, &quot;dropping-particle&quot;: &quot;&quot;, &quot;family&quot;: &quot;Fukuda&quot;, &quot;given&quot;: &quot;Shiro&quot;, &quot;parse-names&quot;: false, &quot;non-dropping-particle&quot;: &quot;&quot;}, {&quot;suffix&quot;: &quot;&quot;, &quot;dropping-particle&quot;: &quot;&quot;, &quot;family&quot;: &quot;Furuno&quot;, &quot;given&quot;: &quot;Masaaki&quot;, &quot;parse-names&quot;: false, &quot;non-dropping-particle&quot;: &quot;&quot;}, {&quot;suffix&quot;: &quot;&quot;, &quot;dropping-particle&quot;: &quot;&quot;, &quot;family&quot;: &quot;Harshbarger&quot;, &quot;given&quot;: &quot;Jayson&quot;, &quot;parse-names&quot;: false, &quot;non-dropping-particle&quot;: &quot;&quot;}, {&quot;suffix&quot;: &quot;&quot;, &quot;dropping-particle&quot;: &quot;&quot;, &quot;family&quot;: &quot;Hasegawa&quot;, &quot;given&quot;: &quot;Akira&quot;, &quot;parse-names&quot;: false, &quot;non-dropping-particle&quot;: &quot;&quot;}, {&quot;suffix&quot;: &quot;&quot;, &quot;dropping-particle&quot;: &quot;&quot;, &quot;family&quot;: &quot;Hori&quot;, &quot;given&quot;: &quot;Fumi&quot;, &quot;parse-names&quot;: false, &quot;non-dropping-particle&quot;: &quot;&quot;}, {&quot;suffix&quot;: &quot;&quot;, &quot;dropping-particle&quot;: &quot;&quot;, &quot;family&quot;: &quot;Ishikawa-Kato&quot;, &quot;given&quot;: &quot;Sachi&quot;, &quot;parse-names&quot;: false, &quot;non-dropping-particle&quot;: &quot;&quot;}, {&quot;suffix&quot;: &quot;&quot;, &quot;dropping-particle&quot;: &quot;&quot;, &quot;family&quot;: &quot;Ishizu&quot;, &quot;given&quot;: &quot;Yuri&quot;, &quot;parse-names&quot;: false, &quot;non-dropping-particle&quot;: &quot;&quot;}, {&quot;suffix&quot;: &quot;&quot;, &quot;dropping-particle&quot;: &quot;&quot;, &quot;family&quot;: &quot;Itoh&quot;, &quot;given&quot;: &quot;Masayoshi&quot;, &quot;parse-names&quot;: false, &quot;non-dropping-particle&quot;: &quot;&quot;}, {&quot;suffix&quot;: &quot;&quot;, &quot;dropping-particle&quot;: &quot;&quot;, &quot;family&quot;: &quot;Kawashima&quot;, &quot;given&quot;: &quot;Tsugumi&quot;, &quot;parse-names&quot;: false, &quot;non-dropping-particle&quot;: &quot;&quot;}, {&quot;suffix&quot;: &quot;&quot;, &quot;dropping-particle&quot;: &quot;&quot;, &quot;family&quot;: &quot;Kojima&quot;, &quot;given&quot;: &quot;Miki&quot;, &quot;parse-names&quot;: false, &quot;non-dropping-particle&quot;: &quot;&quot;}, {&quot;suffix&quot;: &quot;&quot;, &quot;dropping-particle&quot;: &quot;&quot;, &quot;family&quot;: &quot;Kondo&quot;, &quot;given&quot;: &quot;Naoto&quot;, &quot;parse-names&quot;: false, &quot;non-dropping-particle&quot;: &quot;&quot;}, {&quot;suffix&quot;: &quot;&quot;, &quot;dropping-particle&quot;: &quot;&quot;, &quot;family&quot;: &quot;Lizio&quot;, &quot;given&quot;: &quot;Marina&quot;, &quot;parse-names&quot;: false, &quot;non-dropping-particle&quot;: &quot;&quot;}, {&quot;suffix&quot;: &quot;&quot;, &quot;dropping-particle&quot;: &quot;&quot;, &quot;family&quot;: &quot;Meehan&quot;, &quot;given&quot;: &quot;Terrence F&quot;, &quot;parse-names&quot;: false, &quot;non-dropping-particle&quot;: &quot;&quot;}, {&quot;suffix&quot;: &quot;&quot;, &quot;dropping-particle&quot;: &quot;&quot;, &quot;family&quot;: &quot;Mungall&quot;, &quot;given&quot;: &quot;Christopher J&quot;, &quot;parse-names&quot;: false, &quot;non-dropping-particle&quot;: &quot;&quot;}, {&quot;suffix&quot;: &quot;&quot;, &quot;dropping-particle&quot;: &quot;&quot;, &quot;family&quot;: &quot;Murata&quot;, &quot;given&quot;: &quot;Mitsuyoshi&quot;, &quot;parse-names&quot;: false, &quot;non-dropping-particle&quot;: &quot;&quot;}, {&quot;suffix&quot;: &quot;&quot;, &quot;dropping-particle&quot;: &quot;&quot;, &quot;family&quot;: &quot;Nishiyori-Sueki&quot;, &quot;given&quot;: &quot;Hiromi&quot;, &quot;parse-names&quot;: false, &quot;non-dropping-particle&quot;: &quot;&quot;}, {&quot;suffix&quot;: &quot;&quot;, &quot;dropping-particle&quot;: &quot;&quot;, &quot;family&quot;: &quot;Sahin&quot;, &quot;given&quot;: &quot;Serkan&quot;, &quot;parse-names&quot;: false, &quot;non-dropping-particle&quot;: &quot;&quot;}, {&quot;suffix&quot;: &quot;&quot;, &quot;dropping-particle&quot;: &quot;&quot;, &quot;family&quot;: &quot;Nagao-Sato&quot;, &quot;given&quot;: &quot;Sayaka&quot;, &quot;parse-names&quot;: false, &quot;non-dropping-particle&quot;: &quot;&quot;}, {&quot;suffix&quot;: &quot;&quot;, &quot;dropping-particle&quot;: &quot;&quot;, &quot;family&quot;: &quot;Severin&quot;, &quot;given&quot;: &quot;Jessica&quot;, &quot;parse-names&quot;: false, &quot;non-dropping-particle&quot;: &quot;&quot;}, {&quot;suffix&quot;: &quot;&quot;, &quot;dropping-particle&quot;: &quot;&quot;, &quot;family&quot;: &quot;Hoon&quot;, &quot;given&quot;: &quot;Michiel J L&quot;, &quot;parse-names&quot;: false, &quot;non-dropping-particle&quot;: &quot;de&quot;}, {&quot;suffix&quot;: &quot;&quot;, &quot;dropping-particle&quot;: &quot;&quot;, &quot;family&quot;: &quot;Kawai&quot;, &quot;given&quot;: &quot;Jun&quot;, &quot;parse-names&quot;: false, &quot;non-dropping-particle&quot;: &quot;&quot;}, {&quot;suffix&quot;: &quot;&quot;, &quot;dropping-particle&quot;: &quot;&quot;, &quot;family&quot;: &quot;Kasukawa&quot;, &quot;given&quot;: &quot;Takeya&quot;, &quot;parse-names&quot;: false, &quot;non-dropping-particle&quot;: &quot;&quot;}, {&quot;suffix&quot;: &quot;&quot;, &quot;dropping-particle&quot;: &quot;&quot;, &quot;family&quot;: &quot;Lassmann&quot;, &quot;given&quot;: &quot;Timo&quot;, &quot;parse-names&quot;: false, &quot;non-dropping-particle&quot;: &quot;&quot;}, {&quot;suffix&quot;: &quot;&quot;, &quot;dropping-particle&quot;: &quot;&quot;, &quot;family&quot;: &quot;Suzuki&quot;, &quot;given&quot;: &quot;Harukazu&quot;, &quot;parse-names&quot;: false, &quot;non-dropping-particle&quot;: &quot;&quot;}, {&quot;suffix&quot;: &quot;&quot;, &quot;dropping-particle&quot;: &quot;&quot;, &quot;family&quot;: &quot;Kawaji&quot;, &quot;given&quot;: &quot;Hideya&quot;, &quot;parse-names&quot;: false, &quot;non-dropping-particle&quot;: &quot;&quot;}, {&quot;suffix&quot;: &quot;&quot;, &quot;dropping-particle&quot;: &quot;&quot;, &quot;family&quot;: &quot;Summers&quot;, &quot;given&quot;: &quot;Kim M&quot;, &quot;parse-names&quot;: false, &quot;non-dropping-particle&quot;: &quot;&quot;}, {&quot;suffix&quot;: &quot;&quot;, &quot;dropping-particle&quot;: &quot;&quot;, &quot;family&quot;: &quot;Wells&quot;, &quot;given&quot;: &quot;Christine&quot;, &quot;parse-names&quot;: false, &quot;non-dropping-particle&quot;: &quot;&quot;}, {&quot;suffix&quot;: &quot;&quot;, &quot;dropping-particle&quot;: &quot;&quot;, &quot;family&quot;: &quot;FANTOM Consortium&quot;, &quot;given&quot;: &quot;&quot;, &quot;parse-names&quot;: false, &quot;non-dropping-particle&quot;: &quot;&quot;}, {&quot;suffix&quot;: &quot;&quot;, &quot;dropping-particle&quot;: &quot;&quot;, &quot;family&quot;: &quot;Hume&quot;, &quot;given&quot;: &quot;David A&quot;, &quot;parse-names&quot;: false, &quot;non-dropping-particle&quot;: &quot;&quot;}, {&quot;suffix&quot;: &quot;&quot;, &quot;dropping-particle&quot;: &quot;&quot;, &quot;family&quot;: &quot;Forrest&quot;, &quot;given&quot;: &quot;Alistair R R&quot;, &quot;parse-names&quot;: false, &quot;non-dropping-particle&quot;: &quot;&quot;}, {&quot;suffix&quot;: &quot;&quot;, &quot;dropping-particle&quot;: &quot;&quot;, &quot;family&quot;: &quot;Sandelin&quot;, &quot;given&quot;: &quot;Albin&quot;, &quot;parse-names&quot;: false, &quot;non-dropping-particle&quot;: &quot;&quot;}, {&quot;suffix&quot;: &quot;&quot;, &quot;dropping-particle&quot;: &quot;&quot;, &quot;family&quot;: &quot;Carninci&quot;, &quot;given&quot;: &quot;Piero&quot;, &quot;parse-names&quot;: false, &quot;non-dropping-particle&quot;: &quot;&quot;}, {&quot;suffix&quot;: &quot;&quot;, &quot;dropping-particle&quot;: &quot;&quot;, &quot;family&quot;: &quot;Hayashizaki&quot;, &quot;given&quot;: &quot;Yoshihide&quot;, &quot;parse-names&quot;: false, &quot;non-dropping-particle&quot;: &quot;&quot;}], &quot;issue&quot;: &quot;6225&quot;, &quot;type&quot;: &quot;article-journal&quot;, &quot;container-title&quot;: &quot;Science (New York, N.Y.)&quot;, &quot;id&quot;: &quot;ITEM-1&quot;, &quot;issued&quot;: {&quot;date-parts&quot;: [[&quot;2015&quot;]]}, &quot;ISSN&quot;: &quot;1095-9203&quot;, &quot;DOI&quot;: &quot;10.1126/science.1259418&quot;}}], &quot;mendeley&quot;: {&quot;plainTextFormattedCitation&quot;: &quot;(Arner et al., 2015)&quot;, &quot;formattedCitation&quot;: &quot;(Arner et al., 2015)&quot;, &quot;previouslyFormattedCitation&quot;: &quot;(Arner et al., 2015)&quot;}, &quot;properties&quot;: {&quot;noteIndex&quot;: 0}} RND3gB6hntemO"/><text:span text:style-name="T6">(Arner et al., 2015)</text:span><text:reference-mark-end text:name="ADDIN CSL_CITATION {&quot;schema&quot;: &quot;https://github.com/citation-style-language/schema/raw/master/csl-citation.json&quot;, &quot;citationItems&quot;: [{&quot;uris&quot;: [&quot;http://www.mendeley.com/documents/?uuid=da7a263e-9f65-4255-b7bf-749b63eb6534&quot;], &quot;id&quot;: &quot;ITEM-1&quot;, &quot;itemData&quot;: {&quot;title&quot;: &quot;Transcribed enhancers lead waves of coordinated transcription in transitioning mammalian cells.&quot;, &quot;volume&quot;: &quot;347&quot;, &quot;ISBN&quot;: &quot;1095-9203 (Electronic)\\r0036-8075 (Linking)&quot;, &quot;PMID&quot;: &quot;25678556&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page&quot;: &quot;1010-4&quot;, &quot;author&quot;: [{&quot;suffix&quot;: &quot;&quot;, &quot;dropping-particle&quot;: &quot;&quot;, &quot;family&quot;: &quot;Arner&quot;, &quot;given&quot;: &quot;Erik&quot;, &quot;parse-names&quot;: false, &quot;non-dropping-particle&quot;: &quot;&quot;}, {&quot;suffix&quot;: &quot;&quot;, &quot;dropping-particle&quot;: &quot;&quot;, &quot;family&quot;: &quot;Daub&quot;, &quot;given&quot;: &quot;Carsten O&quot;, &quot;parse-names&quot;: false, &quot;non-dropping-particle&quot;: &quot;&quot;}, {&quot;suffix&quot;: &quot;&quot;, &quot;dropping-particle&quot;: &quot;&quot;, &quot;family&quot;: &quot;Vitting-Seerup&quot;, &quot;given&quot;: &quot;Kristoffer&quot;, &quot;parse-names&quot;: false, &quot;non-dropping-particle&quot;: &quot;&quot;}, {&quot;suffix&quot;: &quot;&quot;, &quot;dropping-particle&quot;: &quot;&quot;, &quot;family&quot;: &quot;Andersson&quot;, &quot;given&quot;: &quot;Robin&quot;, &quot;parse-names&quot;: false, &quot;non-dropping-particle&quot;: &quot;&quot;}, {&quot;suffix&quot;: &quot;&quot;, &quot;dropping-particle&quot;: &quot;&quot;, &quot;family&quot;: &quot;Lilje&quot;, &quot;given&quot;: &quot;Berit&quot;, &quot;parse-names&quot;: false, &quot;non-dropping-particle&quot;: &quot;&quot;}, {&quot;suffix&quot;: &quot;&quot;, &quot;dropping-particle&quot;: &quot;&quot;, &quot;family&quot;: &quot;Drabl\u00f8s&quot;, &quot;given&quot;: &quot;Finn&quot;, &quot;parse-names&quot;: false, &quot;non-dropping-particle&quot;: &quot;&quot;}, {&quot;suffix&quot;: &quot;&quot;, &quot;dropping-particle&quot;: &quot;&quot;, &quot;family&quot;: &quot;Lennartsson&quot;, &quot;given&quot;: &quot;Andreas&quot;, &quot;parse-names&quot;: false, &quot;non-dropping-particle&quot;: &quot;&quot;}, {&quot;suffix&quot;: &quot;&quot;, &quot;dropping-particle&quot;: &quot;&quot;, &quot;family&quot;: &quot;R\u00f6nnerblad&quot;, &quot;given&quot;: &quot;Michelle&quot;, &quot;parse-names&quot;: false, &quot;non-dropping-particle&quot;: &quot;&quot;}, {&quot;suffix&quot;: &quot;&quot;, &quot;dropping-particle&quot;: &quot;&quot;, &quot;family&quot;: &quot;Hrydziuszko&quot;, &quot;given&quot;: &quot;Olga&quot;, &quot;parse-names&quot;: false, &quot;non-dropping-particle&quot;: &quot;&quot;}, {&quot;suffix&quot;: &quot;&quot;, &quot;dropping-particle&quot;: &quot;&quot;, &quot;family&quot;: &quot;Vitezic&quot;, &quot;given&quot;: &quot;Morana&quot;, &quot;parse-names&quot;: false, &quot;non-dropping-particle&quot;: &quot;&quot;}, {&quot;suffix&quot;: &quot;&quot;, &quot;dropping-particle&quot;: &quot;&quot;, &quot;family&quot;: &quot;Freeman&quot;, &quot;given&quot;: &quot;Tom C&quot;, &quot;parse-names&quot;: false, &quot;non-dropping-particle&quot;: &quot;&quot;}, {&quot;suffix&quot;: &quot;&quot;, &quot;dropping-particle&quot;: &quot;&quot;, &quot;family&quot;: &quot;Alhendi&quot;, &quot;given&quot;: &quot;Ahmad M N&quot;, &quot;parse-names&quot;: false, &quot;non-dropping-particle&quot;: &quot;&quot;}, {&quot;suffix&quot;: &quot;&quot;, &quot;dropping-particle&quot;: &quot;&quot;, &quot;family&quot;: &quot;Arner&quot;, &quot;given&quot;: &quot;Peter&quot;, &quot;parse-names&quot;: false, &quot;non-dropping-particle&quot;: &quot;&quot;}, {&quot;suffix&quot;: &quot;&quot;, &quot;dropping-particle&quot;: &quot;&quot;, &quot;family&quot;: &quot;Axton&quot;, &quot;given&quot;: &quot;Richard&quot;, &quot;parse-names&quot;: false, &quot;non-dropping-particle&quot;: &quot;&quot;}, {&quot;suffix&quot;: &quot;&quot;, &quot;dropping-particle&quot;: &quot;&quot;, &quot;family&quot;: &quot;Baillie&quot;, &quot;given&quot;: &quot;J Kenneth&quot;, &quot;parse-names&quot;: false, &quot;non-dropping-particle&quot;: &quot;&quot;}, {&quot;suffix&quot;: &quot;&quot;, &quot;dropping-particle&quot;: &quot;&quot;, &quot;family&quot;: &quot;Beckhouse&quot;, &quot;given&quot;: &quot;Anthony&quot;, &quot;parse-names&quot;: false, &quot;non-dropping-particle&quot;: &quot;&quot;}, {&quot;suffix&quot;: &quot;&quot;, &quot;dropping-particle&quot;: &quot;&quot;, &quot;family&quot;: &quot;Bodega&quot;, &quot;given&quot;: &quot;Beatrice&quot;, &quot;parse-names&quot;: false, &quot;non-dropping-particle&quot;: &quot;&quot;}, {&quot;suffix&quot;: &quot;&quot;, &quot;dropping-particle&quot;: &quot;&quot;, &quot;family&quot;: &quot;Briggs&quot;, &quot;given&quot;: &quot;James&quot;, &quot;parse-names&quot;: false, &quot;non-dropping-particle&quot;: &quot;&quot;}, {&quot;suffix&quot;: &quot;&quot;, &quot;dropping-particle&quot;: &quot;&quot;, &quot;family&quot;: &quot;Brombacher&quot;, &quot;given&quot;: &quot;Frank&quot;, &quot;parse-names&quot;: false, &quot;non-dropping-particle&quot;: &quot;&quot;}, {&quot;suffix&quot;: &quot;&quot;, &quot;dropping-particle&quot;: &quot;&quot;, &quot;family&quot;: &quot;Davis&quot;, &quot;given&quot;: &quot;Margaret&quot;, &quot;parse-names&quot;: false, &quot;non-dropping-particle&quot;: &quot;&quot;}, {&quot;suffix&quot;: &quot;&quot;, &quot;dropping-particle&quot;: &quot;&quot;, &quot;family&quot;: &quot;Detmar&quot;, &quot;given&quot;: &quot;Michael&quot;, &quot;parse-names&quot;: false, &quot;non-dropping-particle&quot;: &quot;&quot;}, {&quot;suffix&quot;: &quot;&quot;, &quot;dropping-particle&quot;: &quot;&quot;, &quot;family&quot;: &quot;Ehrlund&quot;, &quot;given&quot;: &quot;Anna&quot;, &quot;parse-names&quot;: false, &quot;non-dropping-particle&quot;: &quot;&quot;}, {&quot;suffix&quot;: &quot;&quot;, &quot;dropping-particle&quot;: &quot;&quot;, &quot;family&quot;: &quot;Endoh&quot;, &quot;given&quot;: &quot;Mitsuhiro&quot;, &quot;parse-names&quot;: false, &quot;non-dropping-particle&quot;: &quot;&quot;}, {&quot;suffix&quot;: &quot;&quot;, &quot;dropping-particle&quot;: &quot;&quot;, &quot;family&quot;: &quot;Eslami&quot;, &quot;given&quot;: &quot;Afsaneh&quot;, &quot;parse-names&quot;: false, &quot;non-dropping-particle&quot;: &quot;&quot;}, {&quot;suffix&quot;: &quot;&quot;, &quot;dropping-particle&quot;: &quot;&quot;, &quot;family&quot;: &quot;Fagiolini&quot;, &quot;given&quot;: &quot;Michela&quot;, &quot;parse-names&quot;: false, &quot;non-dropping-particle&quot;: &quot;&quot;}, {&quot;suffix&quot;: &quot;&quot;, &quot;dropping-particle&quot;: &quot;&quot;, &quot;family&quot;: &quot;Fairbairn&quot;, &quot;given&quot;: &quot;Lynsey&quot;, &quot;parse-names&quot;: false, &quot;non-dropping-particle&quot;: &quot;&quot;}, {&quot;suffix&quot;: &quot;&quot;, &quot;dropping-particle&quot;: &quot;&quot;, &quot;family&quot;: &quot;Faulkner&quot;, &quot;given&quot;: &quot;Geoffrey J&quot;, &quot;parse-names&quot;: false, &quot;non-dropping-particle&quot;: &quot;&quot;}, {&quot;suffix&quot;: &quot;&quot;, &quot;dropping-particle&quot;: &quot;&quot;, &quot;family&quot;: &quot;Ferrai&quot;, &quot;given&quot;: &quot;Carmelo&quot;, &quot;parse-names&quot;: false, &quot;non-dropping-particle&quot;: &quot;&quot;}, {&quot;suffix&quot;: &quot;&quot;, &quot;dropping-particle&quot;: &quot;&quot;, &quot;family&quot;: &quot;Fisher&quot;, &quot;given&quot;: &quot;Malcolm E&quot;, &quot;parse-names&quot;: false, &quot;non-dropping-particle&quot;: &quot;&quot;}, {&quot;suffix&quot;: &quot;&quot;, &quot;dropping-particle&quot;: &quot;&quot;, &quot;family&quot;: &quot;Forrester&quot;, &quot;given&quot;: &quot;Lesley&quot;, &quot;parse-names&quot;: false, &quot;non-dropping-particle&quot;: &quot;&quot;}, {&quot;suffix&quot;: &quot;&quot;, &quot;dropping-particle&quot;: &quot;&quot;, &quot;family&quot;: &quot;Goldowitz&quot;, &quot;given&quot;: &quot;Daniel&quot;, &quot;parse-names&quot;: false, &quot;non-dropping-particle&quot;: &quot;&quot;}, {&quot;suffix&quot;: &quot;&quot;, &quot;dropping-particle&quot;: &quot;&quot;, &quot;family&quot;: &quot;Guler&quot;, &quot;given&quot;: &quot;Reto&quot;, &quot;parse-names&quot;: false, &quot;non-dropping-particle&quot;: &quot;&quot;}, {&quot;suffix&quot;: &quot;&quot;, &quot;dropping-particle&quot;: &quot;&quot;, &quot;family&quot;: &quot;Ha&quot;, &quot;given&quot;: &quot;Thomas&quot;, &quot;parse-names&quot;: false, &quot;non-dropping-particle&quot;: &quot;&quot;}, {&quot;suffix&quot;: &quot;&quot;, &quot;dropping-particle&quot;: &quot;&quot;, &quot;family&quot;: &quot;Hara&quot;, &quot;given&quot;: &quot;Mitsuko&quot;, &quot;parse-names&quot;: false, &quot;non-dropping-particle&quot;: &quot;&quot;}, {&quot;suffix&quot;: &quot;&quot;, &quot;dropping-particle&quot;: &quot;&quot;, &quot;family&quot;: &quot;Herlyn&quot;, &quot;given&quot;: &quot;Meenhard&quot;, &quot;parse-names&quot;: false, &quot;non-dropping-particle&quot;: &quot;&quot;}, {&quot;suffix&quot;: &quot;&quot;, &quot;dropping-particle&quot;: &quot;&quot;, &quot;family&quot;: &quot;Ikawa&quot;, &quot;given&quot;: &quot;Tomokatsu&quot;, &quot;parse-names&quot;: false, &quot;non-dropping-particle&quot;: &quot;&quot;}, {&quot;suffix&quot;: &quot;&quot;, &quot;dropping-particle&quot;: &quot;&quot;, &quot;family&quot;: &quot;Kai&quot;, &quot;given&quot;: &quot;Chieko&quot;, &quot;parse-names&quot;: false, &quot;non-dropping-particle&quot;: &quot;&quot;}, {&quot;suffix&quot;: &quot;&quot;, &quot;dropping-particle&quot;: &quot;&quot;, &quot;family&quot;: &quot;Kawamoto&quot;, &quot;given&quot;: &quot;Hiroshi&quot;, &quot;parse-names&quot;: false, &quot;non-dropping-particle&quot;: &quot;&quot;}, {&quot;suffix&quot;: &quot;&quot;, &quot;dropping-particle&quot;: &quot;&quot;, &quot;family&quot;: &quot;Khachigian&quot;, &quot;given&quot;: &quot;Levon M&quot;, &quot;parse-names&quot;: false, &quot;non-dropping-particle&quot;: &quot;&quot;}, {&quot;suffix&quot;: &quot;&quot;, &quot;dropping-particle&quot;: &quot;&quot;, &quot;family&quot;: &quot;Klinken&quot;, &quot;given&quot;: &quot;S Peter&quot;, &quot;parse-names&quot;: false, &quot;non-dropping-particle&quot;: &quot;&quot;}, {&quot;suffix&quot;: &quot;&quot;, &quot;dropping-particle&quot;: &quot;&quot;, &quot;family&quot;: &quot;Kojima&quot;, &quot;given&quot;: &quot;Soichi&quot;, &quot;parse-names&quot;: false, &quot;non-dropping-particle&quot;: &quot;&quot;}, {&quot;suffix&quot;: &quot;&quot;, &quot;dropping-particle&quot;: &quot;&quot;, &quot;family&quot;: &quot;Koseki&quot;, &quot;given&quot;: &quot;Haruhiko&quot;, &quot;parse-names&quot;: false, &quot;non-dropping-particle&quot;: &quot;&quot;}, {&quot;suffix&quot;: &quot;&quot;, &quot;dropping-particle&quot;: &quot;&quot;, &quot;family&quot;: &quot;Klein&quot;, &quot;given&quot;: &quot;Sarah&quot;, &quot;parse-names&quot;: false, &quot;non-dropping-particle&quot;: &quot;&quot;}, {&quot;suffix&quot;: &quot;&quot;, &quot;dropping-particle&quot;: &quot;&quot;, &quot;family&quot;: &quot;Mejhert&quot;, &quot;given&quot;: &quot;Niklas&quot;, &quot;parse-names&quot;: false, &quot;non-dropping-particle&quot;: &quot;&quot;}, {&quot;suffix&quot;: &quot;&quot;, &quot;dropping-particle&quot;: &quot;&quot;, &quot;family&quot;: &quot;Miyaguchi&quot;, &quot;given&quot;: &quot;Ken&quot;, &quot;parse-names&quot;: false, &quot;non-dropping-particle&quot;: &quot;&quot;}, {&quot;suffix&quot;: &quot;&quot;, &quot;dropping-particle&quot;: &quot;&quot;, &quot;family&quot;: &quot;Mizuno&quot;, &quot;given&quot;: &quot;Yosuke&quot;, &quot;parse-names&quot;: false, &quot;non-dropping-particle&quot;: &quot;&quot;}, {&quot;suffix&quot;: &quot;&quot;, &quot;dropping-particle&quot;: &quot;&quot;, &quot;family&quot;: &quot;Morimoto&quot;, &quot;given&quot;: &quot;Mitsuru&quot;, &quot;parse-names&quot;: false, &quot;non-dropping-particle&quot;: &quot;&quot;}, {&quot;suffix&quot;: &quot;&quot;, &quot;dropping-particle&quot;: &quot;&quot;, &quot;family&quot;: &quot;Morris&quot;, &quot;given&quot;: &quot;Kelly J&quot;, &quot;parse-names&quot;: false, &quot;non-dropping-particle&quot;: &quot;&quot;}, {&quot;suffix&quot;: &quot;&quot;, &quot;dropping-particle&quot;: &quot;&quot;, &quot;family&quot;: &quot;Mummery&quot;, &quot;given&quot;: &quot;Christine&quot;, &quot;parse-names&quot;: false, &quot;non-dropping-particle&quot;: &quot;&quot;}, {&quot;suffix&quot;: &quot;&quot;, &quot;dropping-particle&quot;: &quot;&quot;, &quot;family&quot;: &quot;Nakachi&quot;, &quot;given&quot;: &quot;Yutaka&quot;, &quot;parse-names&quot;: false, &quot;non-dropping-particle&quot;: &quot;&quot;}, {&quot;suffix&quot;: &quot;&quot;, &quot;dropping-particle&quot;: &quot;&quot;, &quot;family&quot;: &quot;Ogishima&quot;, &quot;given&quot;: &quot;Soichi&quot;, &quot;parse-names&quot;: false, &quot;non-dropping-particle&quot;: &quot;&quot;}, {&quot;suffix&quot;: &quot;&quot;, &quot;dropping-particle&quot;: &quot;&quot;, &quot;family&quot;: &quot;Okada-Hatakeyama&quot;, &quot;given&quot;: &quot;Mariko&quot;, &quot;parse-names&quot;: false, &quot;non-dropping-particle&quot;: &quot;&quot;}, {&quot;suffix&quot;: &quot;&quot;, &quot;dropping-particle&quot;: &quot;&quot;, &quot;family&quot;: &quot;Okazaki&quot;, &quot;given&quot;: &quot;Yasushi&quot;, &quot;parse-names&quot;: false, &quot;non-dropping-particle&quot;: &quot;&quot;}, {&quot;suffix&quot;: &quot;&quot;, &quot;dropping-particle&quot;: &quot;&quot;, &quot;family&quot;: &quot;Orlando&quot;, &quot;given&quot;: &quot;Valerio&quot;, &quot;parse-names&quot;: false, &quot;non-dropping-particle&quot;: &quot;&quot;}, {&quot;suffix&quot;: &quot;&quot;, &quot;dropping-particle&quot;: &quot;&quot;, &quot;family&quot;: &quot;Ovchinnikov&quot;, &quot;given&quot;: &quot;Dmitry&quot;, &quot;parse-names&quot;: false, &quot;non-dropping-particle&quot;: &quot;&quot;}, {&quot;suffix&quot;: &quot;&quot;, &quot;dropping-particle&quot;: &quot;&quot;, &quot;family&quot;: &quot;Passier&quot;, &quot;given&quot;: &quot;Robert&quot;, &quot;parse-names&quot;: false, &quot;non-dropping-particle&quot;: &quot;&quot;}, {&quot;suffix&quot;: &quot;&quot;, &quot;dropping-particle&quot;: &quot;&quot;, &quot;family&quot;: &quot;Patrikakis&quot;, &quot;given&quot;: &quot;Margaret&quot;, &quot;parse-names&quot;: false, &quot;non-dropping-particle&quot;: &quot;&quot;}, {&quot;suffix&quot;: &quot;&quot;, &quot;dropping-particle&quot;: &quot;&quot;, &quot;family&quot;: &quot;Pombo&quot;, &quot;given&quot;: &quot;Ana&quot;, &quot;parse-names&quot;: false, &quot;non-dropping-particle&quot;: &quot;&quot;}, {&quot;suffix&quot;: &quot;&quot;, &quot;dropping-particle&quot;: &quot;&quot;, &quot;family&quot;: &quot;Qin&quot;, &quot;given&quot;: &quot;Xian-Yang&quot;, &quot;parse-names&quot;: false, &quot;non-dropping-particle&quot;: &quot;&quot;}, {&quot;suffix&quot;: &quot;&quot;, &quot;dropping-particle&quot;: &quot;&quot;, &quot;family&quot;: &quot;Roy&quot;, &quot;given&quot;: &quot;Sugata&quot;, &quot;parse-names&quot;: false, &quot;non-dropping-particle&quot;: &quot;&quot;}, {&quot;suffix&quot;: &quot;&quot;, &quot;dropping-particle&quot;: &quot;&quot;, &quot;family&quot;: &quot;Sato&quot;, &quot;given&quot;: &quot;Hiroki&quot;, &quot;parse-names&quot;: false, &quot;non-dropping-particle&quot;: &quot;&quot;}, {&quot;suffix&quot;: &quot;&quot;, &quot;dropping-particle&quot;: &quot;&quot;, &quot;family&quot;: &quot;Savvi&quot;, &quot;given&quot;: &quot;Suzana&quot;, &quot;parse-names&quot;: false, &quot;non-dropping-particle&quot;: &quot;&quot;}, {&quot;suffix&quot;: &quot;&quot;, &quot;dropping-particle&quot;: &quot;&quot;, &quot;family&quot;: &quot;Saxena&quot;, &quot;given&quot;: &quot;Alka&quot;, &quot;parse-names&quot;: false, &quot;non-dropping-particle&quot;: &quot;&quot;}, {&quot;suffix&quot;: &quot;&quot;, &quot;dropping-particle&quot;: &quot;&quot;, &quot;family&quot;: &quot;Schwegmann&quot;, &quot;given&quot;: &quot;Anita&quot;, &quot;parse-names&quot;: false, &quot;non-dropping-particle&quot;: &quot;&quot;}, {&quot;suffix&quot;: &quot;&quot;, &quot;dropping-particle&quot;: &quot;&quot;, &quot;family&quot;: &quot;Sugiyama&quot;, &quot;given&quot;: &quot;Daisuke&quot;, &quot;parse-names&quot;: false, &quot;non-dropping-particle&quot;: &quot;&quot;}, {&quot;suffix&quot;: &quot;&quot;, &quot;dropping-particle&quot;: &quot;&quot;, &quot;family&quot;: &quot;Swoboda&quot;, &quot;given&quot;: &quot;Rolf&quot;, &quot;parse-names&quot;: false, &quot;non-dropping-particle&quot;: &quot;&quot;}, {&quot;suffix&quot;: &quot;&quot;, &quot;dropping-particle&quot;: &quot;&quot;, &quot;family&quot;: &quot;Tanaka&quot;, &quot;given&quot;: &quot;Hiroshi&quot;, &quot;parse-names&quot;: false, &quot;non-dropping-particle&quot;: &quot;&quot;}, {&quot;suffix&quot;: &quot;&quot;, &quot;dropping-particle&quot;: &quot;&quot;, &quot;family&quot;: &quot;Tomoiu&quot;, &quot;given&quot;: &quot;Andru&quot;, &quot;parse-names&quot;: false, &quot;non-dropping-particle&quot;: &quot;&quot;}, {&quot;suffix&quot;: &quot;&quot;, &quot;dropping-particle&quot;: &quot;&quot;, &quot;family&quot;: &quot;Winteringham&quot;, &quot;given&quot;: &quot;Louise N&quot;, &quot;parse-names&quot;: false, &quot;non-dropping-particle&quot;: &quot;&quot;}, {&quot;suffix&quot;: &quot;&quot;, &quot;dropping-particle&quot;: &quot;&quot;, &quot;family&quot;: &quot;Wolvetang&quot;, &quot;given&quot;: &quot;Ernst&quot;, &quot;parse-names&quot;: false, &quot;non-dropping-particle&quot;: &quot;&quot;}, {&quot;suffix&quot;: &quot;&quot;, &quot;dropping-particle&quot;: &quot;&quot;, &quot;family&quot;: &quot;Yanagi-Mizuochi&quot;, &quot;given&quot;: &quot;Chiyo&quot;, &quot;parse-names&quot;: false, &quot;non-dropping-particle&quot;: &quot;&quot;}, {&quot;suffix&quot;: &quot;&quot;, &quot;dropping-particle&quot;: &quot;&quot;, &quot;family&quot;: &quot;Yoneda&quot;, &quot;given&quot;: &quot;Misako&quot;, &quot;parse-names&quot;: false, &quot;non-dropping-particle&quot;: &quot;&quot;}, {&quot;suffix&quot;: &quot;&quot;, &quot;dropping-particle&quot;: &quot;&quot;, &quot;family&quot;: &quot;Zabierowski&quot;, &quot;given&quot;: &quot;Susan&quot;, &quot;parse-names&quot;: false, &quot;non-dropping-particle&quot;: &quot;&quot;}, {&quot;suffix&quot;: &quot;&quot;, &quot;dropping-particle&quot;: &quot;&quot;, &quot;family&quot;: &quot;Zhang&quot;, &quot;given&quot;: &quot;Peter&quot;, &quot;parse-names&quot;: false, &quot;non-dropping-particle&quot;: &quot;&quot;}, {&quot;suffix&quot;: &quot;&quot;, &quot;dropping-particle&quot;: &quot;&quot;, &quot;family&quot;: &quot;Abugessaisa&quot;, &quot;given&quot;: &quot;Imad&quot;, &quot;parse-names&quot;: false, &quot;non-dropping-particle&quot;: &quot;&quot;}, {&quot;suffix&quot;: &quot;&quot;, &quot;dropping-particle&quot;: &quot;&quot;, &quot;family&quot;: &quot;Bertin&quot;, &quot;given&quot;: &quot;Nicolas&quot;, &quot;parse-names&quot;: false, &quot;non-dropping-particle&quot;: &quot;&quot;}, {&quot;suffix&quot;: &quot;&quot;, &quot;dropping-particle&quot;: &quot;&quot;, &quot;family&quot;: &quot;Diehl&quot;, &quot;given&quot;: &quot;Alexander D&quot;, &quot;parse-names&quot;: false, &quot;non-dropping-particle&quot;: &quot;&quot;}, {&quot;suffix&quot;: &quot;&quot;, &quot;dropping-particle&quot;: &quot;&quot;, &quot;family&quot;: &quot;Fukuda&quot;, &quot;given&quot;: &quot;Shiro&quot;, &quot;parse-names&quot;: false, &quot;non-dropping-particle&quot;: &quot;&quot;}, {&quot;suffix&quot;: &quot;&quot;, &quot;dropping-particle&quot;: &quot;&quot;, &quot;family&quot;: &quot;Furuno&quot;, &quot;given&quot;: &quot;Masaaki&quot;, &quot;parse-names&quot;: false, &quot;non-dropping-particle&quot;: &quot;&quot;}, {&quot;suffix&quot;: &quot;&quot;, &quot;dropping-particle&quot;: &quot;&quot;, &quot;family&quot;: &quot;Harshbarger&quot;, &quot;given&quot;: &quot;Jayson&quot;, &quot;parse-names&quot;: false, &quot;non-dropping-particle&quot;: &quot;&quot;}, {&quot;suffix&quot;: &quot;&quot;, &quot;dropping-particle&quot;: &quot;&quot;, &quot;family&quot;: &quot;Hasegawa&quot;, &quot;given&quot;: &quot;Akira&quot;, &quot;parse-names&quot;: false, &quot;non-dropping-particle&quot;: &quot;&quot;}, {&quot;suffix&quot;: &quot;&quot;, &quot;dropping-particle&quot;: &quot;&quot;, &quot;family&quot;: &quot;Hori&quot;, &quot;given&quot;: &quot;Fumi&quot;, &quot;parse-names&quot;: false, &quot;non-dropping-particle&quot;: &quot;&quot;}, {&quot;suffix&quot;: &quot;&quot;, &quot;dropping-particle&quot;: &quot;&quot;, &quot;family&quot;: &quot;Ishikawa-Kato&quot;, &quot;given&quot;: &quot;Sachi&quot;, &quot;parse-names&quot;: false, &quot;non-dropping-particle&quot;: &quot;&quot;}, {&quot;suffix&quot;: &quot;&quot;, &quot;dropping-particle&quot;: &quot;&quot;, &quot;family&quot;: &quot;Ishizu&quot;, &quot;given&quot;: &quot;Yuri&quot;, &quot;parse-names&quot;: false, &quot;non-dropping-particle&quot;: &quot;&quot;}, {&quot;suffix&quot;: &quot;&quot;, &quot;dropping-particle&quot;: &quot;&quot;, &quot;family&quot;: &quot;Itoh&quot;, &quot;given&quot;: &quot;Masayoshi&quot;, &quot;parse-names&quot;: false, &quot;non-dropping-particle&quot;: &quot;&quot;}, {&quot;suffix&quot;: &quot;&quot;, &quot;dropping-particle&quot;: &quot;&quot;, &quot;family&quot;: &quot;Kawashima&quot;, &quot;given&quot;: &quot;Tsugumi&quot;, &quot;parse-names&quot;: false, &quot;non-dropping-particle&quot;: &quot;&quot;}, {&quot;suffix&quot;: &quot;&quot;, &quot;dropping-particle&quot;: &quot;&quot;, &quot;family&quot;: &quot;Kojima&quot;, &quot;given&quot;: &quot;Miki&quot;, &quot;parse-names&quot;: false, &quot;non-dropping-particle&quot;: &quot;&quot;}, {&quot;suffix&quot;: &quot;&quot;, &quot;dropping-particle&quot;: &quot;&quot;, &quot;family&quot;: &quot;Kondo&quot;, &quot;given&quot;: &quot;Naoto&quot;, &quot;parse-names&quot;: false, &quot;non-dropping-particle&quot;: &quot;&quot;}, {&quot;suffix&quot;: &quot;&quot;, &quot;dropping-particle&quot;: &quot;&quot;, &quot;family&quot;: &quot;Lizio&quot;, &quot;given&quot;: &quot;Marina&quot;, &quot;parse-names&quot;: false, &quot;non-dropping-particle&quot;: &quot;&quot;}, {&quot;suffix&quot;: &quot;&quot;, &quot;dropping-particle&quot;: &quot;&quot;, &quot;family&quot;: &quot;Meehan&quot;, &quot;given&quot;: &quot;Terrence F&quot;, &quot;parse-names&quot;: false, &quot;non-dropping-particle&quot;: &quot;&quot;}, {&quot;suffix&quot;: &quot;&quot;, &quot;dropping-particle&quot;: &quot;&quot;, &quot;family&quot;: &quot;Mungall&quot;, &quot;given&quot;: &quot;Christopher J&quot;, &quot;parse-names&quot;: false, &quot;non-dropping-particle&quot;: &quot;&quot;}, {&quot;suffix&quot;: &quot;&quot;, &quot;dropping-particle&quot;: &quot;&quot;, &quot;family&quot;: &quot;Murata&quot;, &quot;given&quot;: &quot;Mitsuyoshi&quot;, &quot;parse-names&quot;: false, &quot;non-dropping-particle&quot;: &quot;&quot;}, {&quot;suffix&quot;: &quot;&quot;, &quot;dropping-particle&quot;: &quot;&quot;, &quot;family&quot;: &quot;Nishiyori-Sueki&quot;, &quot;given&quot;: &quot;Hiromi&quot;, &quot;parse-names&quot;: false, &quot;non-dropping-particle&quot;: &quot;&quot;}, {&quot;suffix&quot;: &quot;&quot;, &quot;dropping-particle&quot;: &quot;&quot;, &quot;family&quot;: &quot;Sahin&quot;, &quot;given&quot;: &quot;Serkan&quot;, &quot;parse-names&quot;: false, &quot;non-dropping-particle&quot;: &quot;&quot;}, {&quot;suffix&quot;: &quot;&quot;, &quot;dropping-particle&quot;: &quot;&quot;, &quot;family&quot;: &quot;Nagao-Sato&quot;, &quot;given&quot;: &quot;Sayaka&quot;, &quot;parse-names&quot;: false, &quot;non-dropping-particle&quot;: &quot;&quot;}, {&quot;suffix&quot;: &quot;&quot;, &quot;dropping-particle&quot;: &quot;&quot;, &quot;family&quot;: &quot;Severin&quot;, &quot;given&quot;: &quot;Jessica&quot;, &quot;parse-names&quot;: false, &quot;non-dropping-particle&quot;: &quot;&quot;}, {&quot;suffix&quot;: &quot;&quot;, &quot;dropping-particle&quot;: &quot;&quot;, &quot;family&quot;: &quot;Hoon&quot;, &quot;given&quot;: &quot;Michiel J L&quot;, &quot;parse-names&quot;: false, &quot;non-dropping-particle&quot;: &quot;de&quot;}, {&quot;suffix&quot;: &quot;&quot;, &quot;dropping-particle&quot;: &quot;&quot;, &quot;family&quot;: &quot;Kawai&quot;, &quot;given&quot;: &quot;Jun&quot;, &quot;parse-names&quot;: false, &quot;non-dropping-particle&quot;: &quot;&quot;}, {&quot;suffix&quot;: &quot;&quot;, &quot;dropping-particle&quot;: &quot;&quot;, &quot;family&quot;: &quot;Kasukawa&quot;, &quot;given&quot;: &quot;Takeya&quot;, &quot;parse-names&quot;: false, &quot;non-dropping-particle&quot;: &quot;&quot;}, {&quot;suffix&quot;: &quot;&quot;, &quot;dropping-particle&quot;: &quot;&quot;, &quot;family&quot;: &quot;Lassmann&quot;, &quot;given&quot;: &quot;Timo&quot;, &quot;parse-names&quot;: false, &quot;non-dropping-particle&quot;: &quot;&quot;}, {&quot;suffix&quot;: &quot;&quot;, &quot;dropping-particle&quot;: &quot;&quot;, &quot;family&quot;: &quot;Suzuki&quot;, &quot;given&quot;: &quot;Harukazu&quot;, &quot;parse-names&quot;: false, &quot;non-dropping-particle&quot;: &quot;&quot;}, {&quot;suffix&quot;: &quot;&quot;, &quot;dropping-particle&quot;: &quot;&quot;, &quot;family&quot;: &quot;Kawaji&quot;, &quot;given&quot;: &quot;Hideya&quot;, &quot;parse-names&quot;: false, &quot;non-dropping-particle&quot;: &quot;&quot;}, {&quot;suffix&quot;: &quot;&quot;, &quot;dropping-particle&quot;: &quot;&quot;, &quot;family&quot;: &quot;Summers&quot;, &quot;given&quot;: &quot;Kim M&quot;, &quot;parse-names&quot;: false, &quot;non-dropping-particle&quot;: &quot;&quot;}, {&quot;suffix&quot;: &quot;&quot;, &quot;dropping-particle&quot;: &quot;&quot;, &quot;family&quot;: &quot;Wells&quot;, &quot;given&quot;: &quot;Christine&quot;, &quot;parse-names&quot;: false, &quot;non-dropping-particle&quot;: &quot;&quot;}, {&quot;suffix&quot;: &quot;&quot;, &quot;dropping-particle&quot;: &quot;&quot;, &quot;family&quot;: &quot;FANTOM Consortium&quot;, &quot;given&quot;: &quot;&quot;, &quot;parse-names&quot;: false, &quot;non-dropping-particle&quot;: &quot;&quot;}, {&quot;suffix&quot;: &quot;&quot;, &quot;dropping-particle&quot;: &quot;&quot;, &quot;family&quot;: &quot;Hume&quot;, &quot;given&quot;: &quot;David A&quot;, &quot;parse-names&quot;: false, &quot;non-dropping-particle&quot;: &quot;&quot;}, {&quot;suffix&quot;: &quot;&quot;, &quot;dropping-particle&quot;: &quot;&quot;, &quot;family&quot;: &quot;Forrest&quot;, &quot;given&quot;: &quot;Alistair R R&quot;, &quot;parse-names&quot;: false, &quot;non-dropping-particle&quot;: &quot;&quot;}, {&quot;suffix&quot;: &quot;&quot;, &quot;dropping-particle&quot;: &quot;&quot;, &quot;family&quot;: &quot;Sandelin&quot;, &quot;given&quot;: &quot;Albin&quot;, &quot;parse-names&quot;: false, &quot;non-dropping-particle&quot;: &quot;&quot;}, {&quot;suffix&quot;: &quot;&quot;, &quot;dropping-particle&quot;: &quot;&quot;, &quot;family&quot;: &quot;Carninci&quot;, &quot;given&quot;: &quot;Piero&quot;, &quot;parse-names&quot;: false, &quot;non-dropping-particle&quot;: &quot;&quot;}, {&quot;suffix&quot;: &quot;&quot;, &quot;dropping-particle&quot;: &quot;&quot;, &quot;family&quot;: &quot;Hayashizaki&quot;, &quot;given&quot;: &quot;Yoshihide&quot;, &quot;parse-names&quot;: false, &quot;non-dropping-particle&quot;: &quot;&quot;}], &quot;issue&quot;: &quot;6225&quot;, &quot;type&quot;: &quot;article-journal&quot;, &quot;container-title&quot;: &quot;Science (New York, N.Y.)&quot;, &quot;id&quot;: &quot;ITEM-1&quot;, &quot;issued&quot;: {&quot;date-parts&quot;: [[&quot;2015&quot;]]}, &quot;ISSN&quot;: &quot;1095-9203&quot;, &quot;DOI&quot;: &quot;10.1126/science.1259418&quot;}}], &quot;mendeley&quot;: {&quot;plainTextFormattedCitation&quot;: &quot;(Arner et al., 2015)&quot;, &quot;formattedCitation&quot;: &quot;(Arner et al., 2015)&quot;, &quot;previouslyFormattedCitation&quot;: &quot;(Arner et al., 2015)&quot;}, &quot;properties&quot;: {&quot;noteIndex&quot;: 0}} RND3gB6hntemO"/>⁠ an<text:span text:style-name="T9">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schema&quot;: &quot;https://github.com/citation-style-language/schema/raw/master/csl-citation.json&quot;, &quot;citationItems&quot;: [{&quot;uris&quot;: [&quot;http://www.mendeley.com/documents/?uuid=f2d2f3c8-28a8-4c93-9c5f-77297b5afd82&quot;], &quot;id&quot;: &quot;ITEM-1&quot;, &quot;itemData&quot;: {&quot;title&quot;: &quot;Boosting transcription by transcription: enhancer-associated transcripts&quot;, &quot;volume&quot;: &quot;21&quot;, &quot;page&quot;: &quot;713-724&quot;, &quot;genre&quot;: &quot;article&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author&quot;: [{&quot;suffix&quot;: &quot;&quot;, &quot;dropping-particle&quot;: &quot;&quot;, &quot;family&quot;: &quot;Darrow&quot;, &quot;given&quot;: &quot;Emily M&quot;, &quot;parse-names&quot;: false, &quot;non-dropping-particle&quot;: &quot;&quot;}, {&quot;suffix&quot;: &quot;&quot;, &quot;dropping-particle&quot;: &quot;&quot;, &quot;family&quot;: &quot;Chadwick&quot;, &quot;given&quot;: &quot;Brian P&quot;, &quot;parse-names&quot;: false, &quot;non-dropping-particle&quot;: &quot;&quot;}], &quot;issue&quot;: &quot;6&quot;, &quot;container-title&quot;: &quot;Chromosome Research&quot;, &quot;id&quot;: &quot;ITEM-1&quot;, &quot;issued&quot;: {&quot;date-parts&quot;: [[&quot;2013&quot;]]}, &quot;ISSN&quot;: &quot;1573-6849&quot;, &quot;DOI&quot;: &quot;10.1007/s10577-013-9384-6&quot;}}], &quot;mendeley&quot;: {&quot;plainTextFormattedCitation&quot;: &quot;(Darrow &amp; Chadwick, 2013)&quot;, &quot;formattedCitation&quot;: &quot;(Darrow &amp; Chadwick, 2013)&quot;, &quot;previouslyFormattedCitation&quot;: &quot;(Darrow &amp; Chadwick, 2013)&quot;}, &quot;properties&quot;: {&quot;noteIndex&quot;: 0}} RNDx6aispsiR2"/><text:span text:style-name="T6">(Darrow &amp; Chadwick, 2013)</text:span><text:reference-mark-end text:name="ADDIN CSL_CITATION {&quot;schema&quot;: &quot;https://github.com/citation-style-language/schema/raw/master/csl-citation.json&quot;, &quot;citationItems&quot;: [{&quot;uris&quot;: [&quot;http://www.mendeley.com/documents/?uuid=f2d2f3c8-28a8-4c93-9c5f-77297b5afd82&quot;], &quot;id&quot;: &quot;ITEM-1&quot;, &quot;itemData&quot;: {&quot;title&quot;: &quot;Boosting transcription by transcription: enhancer-associated transcripts&quot;, &quot;volume&quot;: &quot;21&quot;, &quot;page&quot;: &quot;713-724&quot;, &quot;genre&quot;: &quot;article&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author&quot;: [{&quot;suffix&quot;: &quot;&quot;, &quot;dropping-particle&quot;: &quot;&quot;, &quot;family&quot;: &quot;Darrow&quot;, &quot;given&quot;: &quot;Emily M&quot;, &quot;parse-names&quot;: false, &quot;non-dropping-particle&quot;: &quot;&quot;}, {&quot;suffix&quot;: &quot;&quot;, &quot;dropping-particle&quot;: &quot;&quot;, &quot;family&quot;: &quot;Chadwick&quot;, &quot;given&quot;: &quot;Brian P&quot;, &quot;parse-names&quot;: false, &quot;non-dropping-particle&quot;: &quot;&quot;}], &quot;issue&quot;: &quot;6&quot;, &quot;container-title&quot;: &quot;Chromosome Research&quot;, &quot;id&quot;: &quot;ITEM-1&quot;, &quot;issued&quot;: {&quot;date-parts&quot;: [[&quot;2013&quot;]]}, &quot;ISSN&quot;: &quot;1573-6849&quot;, &quot;DOI&quot;: &quot;10.1007/s10577-013-9384-6&quot;}}], &quot;mendeley&quot;: {&quot;plainTextFormattedCitation&quot;: &quot;(Darrow &amp; Chadwick, 2013)&quot;, &quot;formattedCitation&quot;: &quot;(Darrow &amp; Chadwick, 2013)&quot;, &quot;previouslyFormattedCitation&quot;: &quot;(Darrow &amp; Chadwick, 2013)&quot;}, &quot;properties&quot;: {&quot;noteIndex&quot;: 0}} RNDx6aispsiR2"/>⁠.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chromosomal interactions and transcription. HOTTIP nascent transcript promotes transcription of several HOXA genes by recruiting of histone modifying proteins to target genes via chromosomal looping <text:reference-mark-start text:name="ADDIN CSL_CITATION {&quot;schema&quot;: &quot;https://github.com/citation-style-language/schema/raw/master/csl-citation.json&quot;, &quot;citationItems&quot;: [{&quot;uris&quot;: [&quot;http://www.mendeley.com/documents/?uuid=a6e07402-167d-407a-9f7e-1b2e4ab7aaac&quot;], &quot;id&quot;: &quot;ITEM-1&quot;, &quot;itemData&quot;: {&quot;title&quot;: &quot;A long noncoding RNA maintains active chromatin to coordinate homeotic gene expression.&quot;, &quot;publisher&quot;: &quot;Nature Publishing Group&quot;, &quot;ISBN&quot;: &quot;1476-4687 (Electronic)\\n0028-0836 (Linking)&quot;, &quot;volume&quot;: &quot;472&quot;, &quot;PMID&quot;: &quot;21423168&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page&quot;: &quot;120-4&quot;, &quot;author&quot;: [{&quot;suffix&quot;: &quot;&quot;, &quot;dropping-particle&quot;: &quot;&quot;, &quot;family&quot;: &quot;Wang&quot;, &quot;given&quot;: &quot;Kevin C&quot;, &quot;parse-names&quot;: false, &quot;non-dropping-particle&quot;: &quot;&quot;}, {&quot;suffix&quot;: &quot;&quot;, &quot;dropping-particle&quot;: &quot;&quot;, &quot;family&quot;: &quot;Yang&quot;, &quot;given&quot;: &quot;Yul W&quot;, &quot;parse-names&quot;: false, &quot;non-dropping-particle&quot;: &quot;&quot;}, {&quot;suffix&quot;: &quot;&quot;, &quot;dropping-particle&quot;: &quot;&quot;, &quot;family&quot;: &quot;Liu&quot;, &quot;given&quot;: &quot;Bo&quot;, &quot;parse-names&quot;: false, &quot;non-dropping-particle&quot;: &quot;&quot;}, {&quot;suffix&quot;: &quot;&quot;, &quot;dropping-particle&quot;: &quot;&quot;, &quot;family&quot;: &quot;Sanyal&quot;, &quot;given&quot;: &quot;Amartya&quot;, &quot;parse-names&quot;: false, &quot;non-dropping-particle&quot;: &quot;&quot;}, {&quot;suffix&quot;: &quot;&quot;, &quot;dropping-particle&quot;: &quot;&quot;, &quot;family&quot;: &quot;Corces-Zimmerman&quot;, &quot;given&quot;: &quot;Ryan&quot;, &quot;parse-names&quot;: false, &quot;non-dropping-particle&quot;: &quot;&quot;}, {&quot;suffix&quot;: &quot;&quot;, &quot;dropping-particle&quot;: &quot;&quot;, &quot;family&quot;: &quot;Chen&quot;, &quot;given&quot;: &quot;Yong&quot;, &quot;parse-names&quot;: false, &quot;non-dropping-particle&quot;: &quot;&quot;}, {&quot;suffix&quot;: &quot;&quot;, &quot;dropping-particle&quot;: &quot;&quot;, &quot;family&quot;: &quot;Lajoie&quot;, &quot;given&quot;: &quot;Bryan R&quot;, &quot;parse-names&quot;: false, &quot;non-dropping-particle&quot;: &quot;&quot;}, {&quot;suffix&quot;: &quot;&quot;, &quot;dropping-particle&quot;: &quot;&quot;, &quot;family&quot;: &quot;Protacio&quot;, &quot;given&quot;: &quot;Angeline&quot;, &quot;parse-names&quot;: false, &quot;non-dropping-particle&quot;: &quot;&quot;}, {&quot;suffix&quot;: &quot;&quot;, &quot;dropping-particle&quot;: &quot;&quot;, &quot;family&quot;: &quot;Flynn&quot;, &quot;given&quot;: &quot;Ryan A&quot;, &quot;parse-names&quot;: false, &quot;non-dropping-particle&quot;: &quot;&quot;}, {&quot;suffix&quot;: &quot;&quot;, &quot;dropping-particle&quot;: &quot;&quot;, &quot;family&quot;: &quot;Gupta&quot;, &quot;given&quot;: &quot;Rajnish A&quot;, &quot;parse-names&quot;: false, &quot;non-dropping-particle&quot;: &quot;&quot;}, {&quot;suffix&quot;: &quot;&quot;, &quot;dropping-particle&quot;: &quot;&quot;, &quot;family&quot;: &quot;Wysocka&quot;, &quot;given&quot;: &quot;Joanna&quot;, &quot;parse-names&quot;: false, &quot;non-dropping-particle&quot;: &quot;&quot;}, {&quot;suffix&quot;: &quot;&quot;, &quot;dropping-particle&quot;: &quot;&quot;, &quot;family&quot;: &quot;Lei&quot;, &quot;given&quot;: &quot;Ming&quot;, &quot;parse-names&quot;: false, &quot;non-dropping-particle&quot;: &quot;&quot;}, {&quot;suffix&quot;: &quot;&quot;, &quot;dropping-particle&quot;: &quot;&quot;, &quot;family&quot;: &quot;Dekker&quot;, &quot;given&quot;: &quot;Job&quot;, &quot;parse-names&quot;: false, &quot;non-dropping-particle&quot;: &quot;&quot;}, {&quot;suffix&quot;: &quot;&quot;, &quot;dropping-particle&quot;: &quot;&quot;, &quot;family&quot;: &quot;Helms&quot;, &quot;given&quot;: &quot;Jill A&quot;, &quot;parse-names&quot;: false, &quot;non-dropping-particle&quot;: &quot;&quot;}, {&quot;suffix&quot;: &quot;&quot;, &quot;dropping-particle&quot;: &quot;&quot;, &quot;family&quot;: &quot;Chang&quot;, &quot;given&quot;: &quot;Howard Y&quot;, &quot;parse-names&quot;: false, &quot;non-dropping-particle&quot;: &quot;&quot;}], &quot;issue&quot;: &quot;7341&quot;, &quot;type&quot;: &quot;article-journal&quot;, &quot;container-title&quot;: &quot;Nature&quot;, &quot;id&quot;: &quot;ITEM-1&quot;, &quot;issued&quot;: {&quot;date-parts&quot;: [[&quot;2011&quot;]]}, &quot;ISSN&quot;: &quot;1476-4687&quot;, &quot;DOI&quot;: &quot;10.1038/nature09819&quot;}}], &quot;mendeley&quot;: {&quot;plainTextFormattedCitation&quot;: &quot;(Wang et al., 2011)&quot;, &quot;formattedCitation&quot;: &quot;(Wang et al., 2011)&quot;, &quot;previouslyFormattedCitation&quot;: &quot;(Wang et al., 2011)&quot;}, &quot;properties&quot;: {&quot;noteIndex&quot;: 0}} RNDbpMlGBnALY"/>(Wang et al., 2011)<text:reference-mark-end text:name="ADDIN CSL_CITATION {&quot;schema&quot;: &quot;https://github.com/citation-style-language/schema/raw/master/csl-citation.json&quot;, &quot;citationItems&quot;: [{&quot;uris&quot;: [&quot;http://www.mendeley.com/documents/?uuid=a6e07402-167d-407a-9f7e-1b2e4ab7aaac&quot;], &quot;id&quot;: &quot;ITEM-1&quot;, &quot;itemData&quot;: {&quot;title&quot;: &quot;A long noncoding RNA maintains active chromatin to coordinate homeotic gene expression.&quot;, &quot;publisher&quot;: &quot;Nature Publishing Group&quot;, &quot;ISBN&quot;: &quot;1476-4687 (Electronic)\\n0028-0836 (Linking)&quot;, &quot;volume&quot;: &quot;472&quot;, &quot;PMID&quot;: &quot;21423168&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page&quot;: &quot;120-4&quot;, &quot;author&quot;: [{&quot;suffix&quot;: &quot;&quot;, &quot;dropping-particle&quot;: &quot;&quot;, &quot;family&quot;: &quot;Wang&quot;, &quot;given&quot;: &quot;Kevin C&quot;, &quot;parse-names&quot;: false, &quot;non-dropping-particle&quot;: &quot;&quot;}, {&quot;suffix&quot;: &quot;&quot;, &quot;dropping-particle&quot;: &quot;&quot;, &quot;family&quot;: &quot;Yang&quot;, &quot;given&quot;: &quot;Yul W&quot;, &quot;parse-names&quot;: false, &quot;non-dropping-particle&quot;: &quot;&quot;}, {&quot;suffix&quot;: &quot;&quot;, &quot;dropping-particle&quot;: &quot;&quot;, &quot;family&quot;: &quot;Liu&quot;, &quot;given&quot;: &quot;Bo&quot;, &quot;parse-names&quot;: false, &quot;non-dropping-particle&quot;: &quot;&quot;}, {&quot;suffix&quot;: &quot;&quot;, &quot;dropping-particle&quot;: &quot;&quot;, &quot;family&quot;: &quot;Sanyal&quot;, &quot;given&quot;: &quot;Amartya&quot;, &quot;parse-names&quot;: false, &quot;non-dropping-particle&quot;: &quot;&quot;}, {&quot;suffix&quot;: &quot;&quot;, &quot;dropping-particle&quot;: &quot;&quot;, &quot;family&quot;: &quot;Corces-Zimmerman&quot;, &quot;given&quot;: &quot;Ryan&quot;, &quot;parse-names&quot;: false, &quot;non-dropping-particle&quot;: &quot;&quot;}, {&quot;suffix&quot;: &quot;&quot;, &quot;dropping-particle&quot;: &quot;&quot;, &quot;family&quot;: &quot;Chen&quot;, &quot;given&quot;: &quot;Yong&quot;, &quot;parse-names&quot;: false, &quot;non-dropping-particle&quot;: &quot;&quot;}, {&quot;suffix&quot;: &quot;&quot;, &quot;dropping-particle&quot;: &quot;&quot;, &quot;family&quot;: &quot;Lajoie&quot;, &quot;given&quot;: &quot;Bryan R&quot;, &quot;parse-names&quot;: false, &quot;non-dropping-particle&quot;: &quot;&quot;}, {&quot;suffix&quot;: &quot;&quot;, &quot;dropping-particle&quot;: &quot;&quot;, &quot;family&quot;: &quot;Protacio&quot;, &quot;given&quot;: &quot;Angeline&quot;, &quot;parse-names&quot;: false, &quot;non-dropping-particle&quot;: &quot;&quot;}, {&quot;suffix&quot;: &quot;&quot;, &quot;dropping-particle&quot;: &quot;&quot;, &quot;family&quot;: &quot;Flynn&quot;, &quot;given&quot;: &quot;Ryan A&quot;, &quot;parse-names&quot;: false, &quot;non-dropping-particle&quot;: &quot;&quot;}, {&quot;suffix&quot;: &quot;&quot;, &quot;dropping-particle&quot;: &quot;&quot;, &quot;family&quot;: &quot;Gupta&quot;, &quot;given&quot;: &quot;Rajnish A&quot;, &quot;parse-names&quot;: false, &quot;non-dropping-particle&quot;: &quot;&quot;}, {&quot;suffix&quot;: &quot;&quot;, &quot;dropping-particle&quot;: &quot;&quot;, &quot;family&quot;: &quot;Wysocka&quot;, &quot;given&quot;: &quot;Joanna&quot;, &quot;parse-names&quot;: false, &quot;non-dropping-particle&quot;: &quot;&quot;}, {&quot;suffix&quot;: &quot;&quot;, &quot;dropping-particle&quot;: &quot;&quot;, &quot;family&quot;: &quot;Lei&quot;, &quot;given&quot;: &quot;Ming&quot;, &quot;parse-names&quot;: false, &quot;non-dropping-particle&quot;: &quot;&quot;}, {&quot;suffix&quot;: &quot;&quot;, &quot;dropping-particle&quot;: &quot;&quot;, &quot;family&quot;: &quot;Dekker&quot;, &quot;given&quot;: &quot;Job&quot;, &quot;parse-names&quot;: false, &quot;non-dropping-particle&quot;: &quot;&quot;}, {&quot;suffix&quot;: &quot;&quot;, &quot;dropping-particle&quot;: &quot;&quot;, &quot;family&quot;: &quot;Helms&quot;, &quot;given&quot;: &quot;Jill A&quot;, &quot;parse-names&quot;: false, &quot;non-dropping-particle&quot;: &quot;&quot;}, {&quot;suffix&quot;: &quot;&quot;, &quot;dropping-particle&quot;: &quot;&quot;, &quot;family&quot;: &quot;Chang&quot;, &quot;given&quot;: &quot;Howard Y&quot;, &quot;parse-names&quot;: false, &quot;non-dropping-particle&quot;: &quot;&quot;}], &quot;issue&quot;: &quot;7341&quot;, &quot;type&quot;: &quot;article-journal&quot;, &quot;container-title&quot;: &quot;Nature&quot;, &quot;id&quot;: &quot;ITEM-1&quot;, &quot;issued&quot;: {&quot;date-parts&quot;: [[&quot;2011&quot;]]}, &quot;ISSN&quot;: &quot;1476-4687&quot;, &quot;DOI&quot;: &quot;10.1038/nature09819&quot;}}], &quot;mendeley&quot;: {&quot;plainTextFormattedCitation&quot;: &quot;(Wang et al., 2011)&quot;, &quot;formattedCitation&quot;: &quot;(Wang et al., 2011)&quot;, &quot;previouslyFormattedCitation&quot;: &quot;(Wang et al., 2011)&quot;}, &quot;properties&quot;: {&quot;noteIndex&quot;: 0}} RNDbpMlGBnALY"/><text:span text:style-name="T6">⁠</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schema&quot;: &quot;https://github.com/citation-style-language/schema/raw/master/csl-citation.json&quot;, &quot;citationItems&quot;: [{&quot;uris&quot;: [&quot;http://www.mendeley.com/documents/?uuid=3fdf3d7b-a002-420b-a47e-2b2c98931688&quot;], &quot;id&quot;: &quot;ITEM-1&quot;, &quot;itemData&quot;: {&quot;title&quot;: &quot;Genetic and epigenetic regulation of human lincrna gene expression&quot;, &quot;publisher&quot;: &quot;The American Society of Human Genetics&quot;, &quot;ISBN&quot;: &quot;1537-6605 (Electronic)\\r0002-9297 (Linking)&quot;, &quot;volume&quot;: &quot;93&quot;, &quot;PMID&quot;: &quot;24268656&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page&quot;: &quot;1015-1026&quot;, &quot;author&quot;: [{&quot;suffix&quot;: &quot;&quot;, &quot;dropping-particle&quot;: &quot;&quot;, &quot;family&quot;: &quot;Popadin&quot;, &quot;given&quot;: &quot;Konstantin&quot;, &quot;parse-names&quot;: false, &quot;non-dropping-particle&quot;: &quot;&quot;}, {&quot;suffix&quot;: &quot;&quot;, &quot;dropping-particle&quot;: &quot;&quot;, &quot;family&quot;: &quot;Gutierrez-Arcelus&quot;, &quot;given&quot;: &quot;Maria&quot;, &quot;parse-names&quot;: false, &quot;non-dropping-particle&quot;: &quot;&quot;}, {&quot;suffix&quot;: &quot;&quot;, &quot;dropping-particle&quot;: &quot;&quot;, &quot;family&quot;: &quot;Dermitzakis&quot;, &quot;given&quot;: &quot;Emmanouil T.&quot;, &quot;parse-names&quot;: false, &quot;non-dropping-particle&quot;: &quot;&quot;}, {&quot;suffix&quot;: &quot;&quot;, &quot;dropping-particle&quot;: &quot;&quot;, &quot;family&quot;: &quot;Antonarakis&quot;, &quot;given&quot;: &quot;Stylianos E.&quot;, &quot;parse-names&quot;: false, &quot;non-dropping-particle&quot;: &quot;&quot;}], &quot;issue&quot;: &quot;6&quot;, &quot;type&quot;: &quot;article-journal&quot;, &quot;container-title&quot;: &quot;American Journal of Human Genetics&quot;, &quot;id&quot;: &quot;ITEM-1&quot;, &quot;issued&quot;: {&quot;date-parts&quot;: [[&quot;2013&quot;]]}, &quot;ISSN&quot;: &quot;00029297&quot;, &quot;DOI&quot;: &quot;10.1016/j.ajhg.2013.10.022&quot;}}], &quot;mendeley&quot;: {&quot;plainTextFormattedCitation&quot;: &quot;(Popadin, Gutierrez-Arcelus, Dermitzakis, &amp; Antonarakis, 2013)&quot;, &quot;formattedCitation&quot;: &quot;(Popadin, Gutierrez-Arcelus, Dermitzakis, &amp; Antonarakis, 2013)&quot;, &quot;previouslyFormattedCitation&quot;: &quot;(Popadin, Gutierrez-Arcelus, Dermitzakis, &amp; Antonarakis, 2013)&quot;}, &quot;properties&quot;: {&quot;noteIndex&quot;: 0}} RNDnrprb8ig35"/><text:span text:style-name="T6">(Popadin, Gutierrez-Arcelus, Dermitzakis, &amp; Antonarakis, 2013)</text:span><text:reference-mark-end text:name="ADDIN CSL_CITATION {&quot;schema&quot;: &quot;https://github.com/citation-style-language/schema/raw/master/csl-citation.json&quot;, &quot;citationItems&quot;: [{&quot;uris&quot;: [&quot;http://www.mendeley.com/documents/?uuid=3fdf3d7b-a002-420b-a47e-2b2c98931688&quot;], &quot;id&quot;: &quot;ITEM-1&quot;, &quot;itemData&quot;: {&quot;title&quot;: &quot;Genetic and epigenetic regulation of human lincrna gene expression&quot;, &quot;publisher&quot;: &quot;The American Society of Human Genetics&quot;, &quot;ISBN&quot;: &quot;1537-6605 (Electronic)\\r0002-9297 (Linking)&quot;, &quot;volume&quot;: &quot;93&quot;, &quot;PMID&quot;: &quot;24268656&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page&quot;: &quot;1015-1026&quot;, &quot;author&quot;: [{&quot;suffix&quot;: &quot;&quot;, &quot;dropping-particle&quot;: &quot;&quot;, &quot;family&quot;: &quot;Popadin&quot;, &quot;given&quot;: &quot;Konstantin&quot;, &quot;parse-names&quot;: false, &quot;non-dropping-particle&quot;: &quot;&quot;}, {&quot;suffix&quot;: &quot;&quot;, &quot;dropping-particle&quot;: &quot;&quot;, &quot;family&quot;: &quot;Gutierrez-Arcelus&quot;, &quot;given&quot;: &quot;Maria&quot;, &quot;parse-names&quot;: false, &quot;non-dropping-particle&quot;: &quot;&quot;}, {&quot;suffix&quot;: &quot;&quot;, &quot;dropping-particle&quot;: &quot;&quot;, &quot;family&quot;: &quot;Dermitzakis&quot;, &quot;given&quot;: &quot;Emmanouil T.&quot;, &quot;parse-names&quot;: false, &quot;non-dropping-particle&quot;: &quot;&quot;}, {&quot;suffix&quot;: &quot;&quot;, &quot;dropping-particle&quot;: &quot;&quot;, &quot;family&quot;: &quot;Antonarakis&quot;, &quot;given&quot;: &quot;Stylianos E.&quot;, &quot;parse-names&quot;: false, &quot;non-dropping-particle&quot;: &quot;&quot;}], &quot;issue&quot;: &quot;6&quot;, &quot;type&quot;: &quot;article-journal&quot;, &quot;container-title&quot;: &quot;American Journal of Human Genetics&quot;, &quot;id&quot;: &quot;ITEM-1&quot;, &quot;issued&quot;: {&quot;date-parts&quot;: [[&quot;2013&quot;]]}, &quot;ISSN&quot;: &quot;00029297&quot;, &quot;DOI&quot;: &quot;10.1016/j.ajhg.2013.10.022&quot;}}], &quot;mendeley&quot;: {&quot;plainTextFormattedCitation&quot;: &quot;(Popadin, Gutierrez-Arcelus, Dermitzakis, &amp; Antonarakis, 2013)&quot;, &quot;formattedCitation&quot;: &quot;(Popadin, Gutierrez-Arcelus, Dermitzakis, &amp; Antonarakis, 2013)&quot;, &quot;previouslyFormattedCitation&quot;: &quot;(Popadin, Gutierrez-Arcelus, Dermitzakis, &amp; Antonarakis, 2013)&quot;}, &quot;properties&quot;: {&quot;noteIndex&quot;: 0}} RNDnrprb8ig35"/>⁠,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schema&quot;: &quot;https://github.com/citation-style-language/schema/raw/master/csl-citation.json&quot;, &quot;citationItems&quot;: [{&quot;uris&quot;: [&quot;http://www.mendeley.com/documents/?uuid=7e84bb34-a95d-4157-9c0e-ad6a4842a9b6&quot;], &quot;id&quot;: &quot;ITEM-1&quot;, &quot;itemData&quot;: {&quot;title&quot;: &quot;De novo deciphering three-dimensional chromatin interaction and topological domains by wavelet transformation of epigenetic profiles&quot;, &quot;volume&quot;: &quot;44&quot;, &quot;PMID&quot;: &quot;27060148&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page&quot;: &quot;1-12&quot;, &quot;author&quot;: [{&quot;suffix&quot;: &quot;&quot;, &quot;dropping-particle&quot;: &quot;&quot;, &quot;family&quot;: &quot;Chen&quot;, &quot;given&quot;: &quot;Yong&quot;, &quot;parse-names&quot;: false, &quot;non-dropping-particle&quot;: &quot;&quot;}, {&quot;suffix&quot;: &quot;&quot;, &quot;dropping-particle&quot;: &quot;&quot;, &quot;family&quot;: &quot;Wang&quot;, &quot;given&quot;: &quot;Yunfei&quot;, &quot;parse-names&quot;: false, &quot;non-dropping-particle&quot;: &quot;&quot;}, {&quot;suffix&quot;: &quot;&quot;, &quot;dropping-particle&quot;: &quot;&quot;, &quot;family&quot;: &quot;Xuan&quot;, &quot;given&quot;: &quot;Zhenyu&quot;, &quot;parse-names&quot;: false, &quot;non-dropping-particle&quot;: &quot;&quot;}, {&quot;suffix&quot;: &quot;&quot;, &quot;dropping-particle&quot;: &quot;&quot;, &quot;family&quot;: &quot;Chen&quot;, &quot;given&quot;: &quot;Min&quot;, &quot;parse-names&quot;: false, &quot;non-dropping-particle&quot;: &quot;&quot;}, {&quot;suffix&quot;: &quot;&quot;, &quot;dropping-particle&quot;: &quot;&quot;, &quot;family&quot;: &quot;Zhang&quot;, &quot;given&quot;: &quot;Michael Q.&quot;, &quot;parse-names&quot;: false, &quot;non-dropping-particle&quot;: &quot;&quot;}], &quot;issue&quot;: &quot;11&quot;, &quot;type&quot;: &quot;article-journal&quot;, &quot;container-title&quot;: &quot;Nucleic Acids Research&quot;, &quot;id&quot;: &quot;ITEM-1&quot;, &quot;issued&quot;: {&quot;date-parts&quot;: [[&quot;2016&quot;]]}, &quot;ISSN&quot;: &quot;13624962&quot;, &quot;DOI&quot;: &quot;10.1093/nar/gkw225&quot;}}], &quot;mendeley&quot;: {&quot;plainTextFormattedCitation&quot;: &quot;(Chen, Wang, Xuan, Chen, &amp; Zhang, 2016)&quot;, &quot;formattedCitation&quot;: &quot;(Chen, Wang, Xuan, Chen, &amp; Zhang, 2016)&quot;, &quot;previouslyFormattedCitation&quot;: &quot;(Chen, Wang, Xuan, Chen, &amp; Zhang, 2016)&quot;}, &quot;properties&quot;: {&quot;noteIndex&quot;: 0}} RNDbbVOvnx0Or"/><text:span text:style-name="T6">(Chen, Wang, Xuan, Chen, &amp; Zhang, 2016)</text:span><text:reference-mark-end text:name="ADDIN CSL_CITATION {&quot;schema&quot;: &quot;https://github.com/citation-style-language/schema/raw/master/csl-citation.json&quot;, &quot;citationItems&quot;: [{&quot;uris&quot;: [&quot;http://www.mendeley.com/documents/?uuid=7e84bb34-a95d-4157-9c0e-ad6a4842a9b6&quot;], &quot;id&quot;: &quot;ITEM-1&quot;, &quot;itemData&quot;: {&quot;title&quot;: &quot;De novo deciphering three-dimensional chromatin interaction and topological domains by wavelet transformation of epigenetic profiles&quot;, &quot;volume&quot;: &quot;44&quot;, &quot;PMID&quot;: &quot;27060148&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page&quot;: &quot;1-12&quot;, &quot;author&quot;: [{&quot;suffix&quot;: &quot;&quot;, &quot;dropping-particle&quot;: &quot;&quot;, &quot;family&quot;: &quot;Chen&quot;, &quot;given&quot;: &quot;Yong&quot;, &quot;parse-names&quot;: false, &quot;non-dropping-particle&quot;: &quot;&quot;}, {&quot;suffix&quot;: &quot;&quot;, &quot;dropping-particle&quot;: &quot;&quot;, &quot;family&quot;: &quot;Wang&quot;, &quot;given&quot;: &quot;Yunfei&quot;, &quot;parse-names&quot;: false, &quot;non-dropping-particle&quot;: &quot;&quot;}, {&quot;suffix&quot;: &quot;&quot;, &quot;dropping-particle&quot;: &quot;&quot;, &quot;family&quot;: &quot;Xuan&quot;, &quot;given&quot;: &quot;Zhenyu&quot;, &quot;parse-names&quot;: false, &quot;non-dropping-particle&quot;: &quot;&quot;}, {&quot;suffix&quot;: &quot;&quot;, &quot;dropping-particle&quot;: &quot;&quot;, &quot;family&quot;: &quot;Chen&quot;, &quot;given&quot;: &quot;Min&quot;, &quot;parse-names&quot;: false, &quot;non-dropping-particle&quot;: &quot;&quot;}, {&quot;suffix&quot;: &quot;&quot;, &quot;dropping-particle&quot;: &quot;&quot;, &quot;family&quot;: &quot;Zhang&quot;, &quot;given&quot;: &quot;Michael Q.&quot;, &quot;parse-names&quot;: false, &quot;non-dropping-particle&quot;: &quot;&quot;}], &quot;issue&quot;: &quot;11&quot;, &quot;type&quot;: &quot;article-journal&quot;, &quot;container-title&quot;: &quot;Nucleic Acids Research&quot;, &quot;id&quot;: &quot;ITEM-1&quot;, &quot;issued&quot;: {&quot;date-parts&quot;: [[&quot;2016&quot;]]}, &quot;ISSN&quot;: &quot;13624962&quot;, &quot;DOI&quot;: &quot;10.1093/nar/gkw225&quot;}}], &quot;mendeley&quot;: {&quot;plainTextFormattedCitation&quot;: &quot;(Chen, Wang, Xuan, Chen, &amp; Zhang, 2016)&quot;, &quot;formattedCitation&quot;: &quot;(Chen, Wang, Xuan, Chen, &amp; Zhang, 2016)&quot;, &quot;previouslyFormattedCitation&quot;: &quot;(Chen, Wang, Xuan, Chen, &amp; Zhang, 2016)&quot;}, &quot;properties&quot;: {&quot;noteIndex&quot;: 0}} RNDbbVOvnx0Or"/>⁠. In addition, disrupted elincRNAs regulation has been linked to various disease diseases <text:reference-mark-start text:name="ADDIN CSL_CITATION {&quot;schema&quot;: &quot;https://github.com/citation-style-language/schema/raw/master/csl-citation.json&quot;, &quot;citationItems&quot;: [{&quot;uris&quot;: [&quot;http://www.mendeley.com/documents/?uuid=9532671e-35f1-4e70-a5c1-f8655ea59f23&quot;], &quot;id&quot;: &quot;ITEM-1&quot;, &quot;itemData&quot;: {&quot;title&quot;: &quot;Functional importance of cardiac enhancer-associated noncoding RNAs in heart development and disease&quot;, &quot;ISBN&quot;: &quot;1879-0313 0011-393X&quot;, &quot;PMID&quot;: &quot;25149110&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publisher&quot;: &quot;Elsevier B.V.&quot;, &quot;page&quot;: &quot;55-70&quot;, &quot;author&quot;: [{&quot;suffix&quot;: &quot;&quot;, &quot;dropping-particle&quot;: &quot;&quot;, &quot;family&quot;: &quot;Ounzain&quot;, &quot;given&quot;: &quot;Samir&quot;, &quot;parse-names&quot;: false, &quot;non-dropping-particle&quot;: &quot;&quot;}, {&quot;suffix&quot;: &quot;&quot;, &quot;dropping-particle&quot;: &quot;&quot;, &quot;family&quot;: &quot;Pezzuto&quot;, &quot;given&quot;: &quot;Iole&quot;, &quot;parse-names&quot;: false, &quot;non-dropping-particle&quot;: &quot;&quot;}, {&quot;suffix&quot;: &quot;&quot;, &quot;dropping-particle&quot;: &quot;&quot;, &quot;family&quot;: &quot;Micheletti&quot;, &quot;given&quot;: &quot;Rudi&quot;, &quot;parse-names&quot;: false, &quot;non-dropping-particle&quot;: &quot;&quot;}, {&quot;suffix&quot;: &quot;&quot;, &quot;dropping-particle&quot;: &quot;&quot;, &quot;family&quot;: &quot;Burdet&quot;, &quot;given&quot;: &quot;Fr\u00e9d\u00e9ric&quot;, &quot;parse-names&quot;: false, &quot;non-dropping-particle&quot;: &quot;&quot;}, {&quot;suffix&quot;: &quot;&quot;, &quot;dropping-particle&quot;: &quot;&quot;, &quot;family&quot;: &quot;Sheta&quot;, &quot;given&quot;: &quot;Razan&quot;, &quot;parse-names&quot;: false, &quot;non-dropping-particle&quot;: &quot;&quot;}, {&quot;suffix&quot;: &quot;&quot;, &quot;dropping-particle&quot;: &quot;&quot;, &quot;family&quot;: &quot;Nemir&quot;, &quot;given&quot;: &quot;Mohamed&quot;, &quot;parse-names&quot;: false, &quot;non-dropping-particle&quot;: &quot;&quot;}, {&quot;suffix&quot;: &quot;&quot;, &quot;dropping-particle&quot;: &quot;&quot;, &quot;family&quot;: &quot;Gonzales&quot;, &quot;given&quot;: &quot;Christine&quot;, &quot;parse-names&quot;: false, &quot;non-dropping-particle&quot;: &quot;&quot;}, {&quot;suffix&quot;: &quot;&quot;, &quot;dropping-particle&quot;: &quot;&quot;, &quot;family&quot;: &quot;Sarre&quot;, &quot;given&quot;: &quot;Alexandre&quot;, &quot;parse-names&quot;: false, &quot;non-dropping-particle&quot;: &quot;&quot;}, {&quot;suffix&quot;: &quot;&quot;, &quot;dropping-particle&quot;: &quot;&quot;, &quot;family&quot;: &quot;Alexanian&quot;, &quot;given&quot;: &quot;Michael&quot;, &quot;parse-names&quot;: false, &quot;non-dropping-particle&quot;: &quot;&quot;}, {&quot;suffix&quot;: &quot;&quot;, &quot;dropping-particle&quot;: &quot;&quot;, &quot;family&quot;: &quot;Blow&quot;, &quot;given&quot;: &quot;Matthew J.&quot;, &quot;parse-names&quot;: false, &quot;non-dropping-particle&quot;: &quot;&quot;}, {&quot;suffix&quot;: &quot;&quot;, &quot;dropping-particle&quot;: &quot;&quot;, &quot;family&quot;: &quot;May&quot;, &quot;given&quot;: &quot;Dalit&quot;, &quot;parse-names&quot;: false, &quot;non-dropping-particle&quot;: &quot;&quot;}, {&quot;suffix&quot;: &quot;&quot;, &quot;dropping-particle&quot;: &quot;&quot;, &quot;family&quot;: &quot;Johnson&quot;, &quot;given&quot;: &quot;Rory&quot;, &quot;parse-names&quot;: false, &quot;non-dropping-particle&quot;: &quot;&quot;}, {&quot;suffix&quot;: &quot;&quot;, &quot;dropping-particle&quot;: &quot;&quot;, &quot;family&quot;: &quot;Dauvillier&quot;, &quot;given&quot;: &quot;J\u00e9r\u00f4me&quot;, &quot;parse-names&quot;: false, &quot;non-dropping-particle&quot;: &quot;&quot;}, {&quot;suffix&quot;: &quot;&quot;, &quot;dropping-particle&quot;: &quot;&quot;, &quot;family&quot;: &quot;Pennacchio&quot;, &quot;given&quot;: &quot;Len A.&quot;, &quot;parse-names&quot;: false, &quot;non-dropping-particle&quot;: &quot;&quot;}, {&quot;suffix&quot;: &quot;&quot;, &quot;dropping-particle&quot;: &quot;&quot;, &quot;family&quot;: &quot;Pedrazzini&quot;, &quot;given&quot;: &quot;Thierry&quot;, &quot;parse-names&quot;: false, &quot;non-dropping-particle&quot;: &quot;&quot;}], &quot;ISSN&quot;: &quot;10958584&quot;, &quot;type&quot;: &quot;article-journal&quot;, &quot;container-title&quot;: &quot;Journal of molecular and cellular cardiology&quot;, &quot;id&quot;: &quot;ITEM-1&quot;, &quot;issued&quot;: {&quot;date-parts&quot;: [[&quot;2014&quot;]]}, &quot;volume&quot;: &quot;76&quot;, &quot;DOI&quot;: &quot;10.1016/j.yjmcc.2014.08.009&quot;}}], &quot;mendeley&quot;: {&quot;plainTextFormattedCitation&quot;: &quot;(Ounzain et al., 2014)&quot;, &quot;formattedCitation&quot;: &quot;(Ounzain et al., 2014)&quot;, &quot;previouslyFormattedCitation&quot;: &quot;(Ounzain et al., 2014)&quot;}, &quot;properties&quot;: {&quot;noteIndex&quot;: 0}} RNDdV14asKGKz"/><text:span text:style-name="T6">(Ounzain et al., 2014)</text:span><text:reference-mark-end text:name="ADDIN CSL_CITATION {&quot;schema&quot;: &quot;https://github.com/citation-style-language/schema/raw/master/csl-citation.json&quot;, &quot;citationItems&quot;: [{&quot;uris&quot;: [&quot;http://www.mendeley.com/documents/?uuid=9532671e-35f1-4e70-a5c1-f8655ea59f23&quot;], &quot;id&quot;: &quot;ITEM-1&quot;, &quot;itemData&quot;: {&quot;title&quot;: &quot;Functional importance of cardiac enhancer-associated noncoding RNAs in heart development and disease&quot;, &quot;ISBN&quot;: &quot;1879-0313 0011-393X&quot;, &quot;PMID&quot;: &quot;25149110&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publisher&quot;: &quot;Elsevier B.V.&quot;, &quot;page&quot;: &quot;55-70&quot;, &quot;author&quot;: [{&quot;suffix&quot;: &quot;&quot;, &quot;dropping-particle&quot;: &quot;&quot;, &quot;family&quot;: &quot;Ounzain&quot;, &quot;given&quot;: &quot;Samir&quot;, &quot;parse-names&quot;: false, &quot;non-dropping-particle&quot;: &quot;&quot;}, {&quot;suffix&quot;: &quot;&quot;, &quot;dropping-particle&quot;: &quot;&quot;, &quot;family&quot;: &quot;Pezzuto&quot;, &quot;given&quot;: &quot;Iole&quot;, &quot;parse-names&quot;: false, &quot;non-dropping-particle&quot;: &quot;&quot;}, {&quot;suffix&quot;: &quot;&quot;, &quot;dropping-particle&quot;: &quot;&quot;, &quot;family&quot;: &quot;Micheletti&quot;, &quot;given&quot;: &quot;Rudi&quot;, &quot;parse-names&quot;: false, &quot;non-dropping-particle&quot;: &quot;&quot;}, {&quot;suffix&quot;: &quot;&quot;, &quot;dropping-particle&quot;: &quot;&quot;, &quot;family&quot;: &quot;Burdet&quot;, &quot;given&quot;: &quot;Fr\u00e9d\u00e9ric&quot;, &quot;parse-names&quot;: false, &quot;non-dropping-particle&quot;: &quot;&quot;}, {&quot;suffix&quot;: &quot;&quot;, &quot;dropping-particle&quot;: &quot;&quot;, &quot;family&quot;: &quot;Sheta&quot;, &quot;given&quot;: &quot;Razan&quot;, &quot;parse-names&quot;: false, &quot;non-dropping-particle&quot;: &quot;&quot;}, {&quot;suffix&quot;: &quot;&quot;, &quot;dropping-particle&quot;: &quot;&quot;, &quot;family&quot;: &quot;Nemir&quot;, &quot;given&quot;: &quot;Mohamed&quot;, &quot;parse-names&quot;: false, &quot;non-dropping-particle&quot;: &quot;&quot;}, {&quot;suffix&quot;: &quot;&quot;, &quot;dropping-particle&quot;: &quot;&quot;, &quot;family&quot;: &quot;Gonzales&quot;, &quot;given&quot;: &quot;Christine&quot;, &quot;parse-names&quot;: false, &quot;non-dropping-particle&quot;: &quot;&quot;}, {&quot;suffix&quot;: &quot;&quot;, &quot;dropping-particle&quot;: &quot;&quot;, &quot;family&quot;: &quot;Sarre&quot;, &quot;given&quot;: &quot;Alexandre&quot;, &quot;parse-names&quot;: false, &quot;non-dropping-particle&quot;: &quot;&quot;}, {&quot;suffix&quot;: &quot;&quot;, &quot;dropping-particle&quot;: &quot;&quot;, &quot;family&quot;: &quot;Alexanian&quot;, &quot;given&quot;: &quot;Michael&quot;, &quot;parse-names&quot;: false, &quot;non-dropping-particle&quot;: &quot;&quot;}, {&quot;suffix&quot;: &quot;&quot;, &quot;dropping-particle&quot;: &quot;&quot;, &quot;family&quot;: &quot;Blow&quot;, &quot;given&quot;: &quot;Matthew J.&quot;, &quot;parse-names&quot;: false, &quot;non-dropping-particle&quot;: &quot;&quot;}, {&quot;suffix&quot;: &quot;&quot;, &quot;dropping-particle&quot;: &quot;&quot;, &quot;family&quot;: &quot;May&quot;, &quot;given&quot;: &quot;Dalit&quot;, &quot;parse-names&quot;: false, &quot;non-dropping-particle&quot;: &quot;&quot;}, {&quot;suffix&quot;: &quot;&quot;, &quot;dropping-particle&quot;: &quot;&quot;, &quot;family&quot;: &quot;Johnson&quot;, &quot;given&quot;: &quot;Rory&quot;, &quot;parse-names&quot;: false, &quot;non-dropping-particle&quot;: &quot;&quot;}, {&quot;suffix&quot;: &quot;&quot;, &quot;dropping-particle&quot;: &quot;&quot;, &quot;family&quot;: &quot;Dauvillier&quot;, &quot;given&quot;: &quot;J\u00e9r\u00f4me&quot;, &quot;parse-names&quot;: false, &quot;non-dropping-particle&quot;: &quot;&quot;}, {&quot;suffix&quot;: &quot;&quot;, &quot;dropping-particle&quot;: &quot;&quot;, &quot;family&quot;: &quot;Pennacchio&quot;, &quot;given&quot;: &quot;Len A.&quot;, &quot;parse-names&quot;: false, &quot;non-dropping-particle&quot;: &quot;&quot;}, {&quot;suffix&quot;: &quot;&quot;, &quot;dropping-particle&quot;: &quot;&quot;, &quot;family&quot;: &quot;Pedrazzini&quot;, &quot;given&quot;: &quot;Thierry&quot;, &quot;parse-names&quot;: false, &quot;non-dropping-particle&quot;: &quot;&quot;}], &quot;ISSN&quot;: &quot;10958584&quot;, &quot;type&quot;: &quot;article-journal&quot;, &quot;container-title&quot;: &quot;Journal of molecular and cellular cardiology&quot;, &quot;id&quot;: &quot;ITEM-1&quot;, &quot;issued&quot;: {&quot;date-parts&quot;: [[&quot;2014&quot;]]}, &quot;volume&quot;: &quot;76&quot;, &quot;DOI&quot;: &quot;10.1016/j.yjmcc.2014.08.009&quot;}}], &quot;mendeley&quot;: {&quot;plainTextFormattedCitation&quot;: &quot;(Ounzain et al., 2014)&quot;, &quot;formattedCitation&quot;: &quot;(Ounzain et al., 2014)&quot;, &quot;previouslyFormattedCitation&quot;: &quot;(Ounzain et al., 2014)&quot;}, &quot;properties&quot;: {&quot;noteIndex&quot;: 0}} RNDdV14asKGKz"/>⁠.</text:p>
      <text:p text:style-name="P1">To investigate whether enhancer-associated lincRNAs are involved in the regulation of TAD nuclear organization, I used lincRNAs whose promoter region is associated with enhancer activity as elincRNAs in a human lymphoblastoid cell line (LCL) and studied their involvement in the regulation of DNA-DNA contacts specifically.</text:p>
      <text:p text:style-name="P1"/>
      <text:p text:style-name="P1">By u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schema&quot;: &quot;https://github.com/citation-style-language/schema/raw/master/csl-citation.json&quot;, &quot;citationItems&quot;: [{&quot;uris&quot;: [&quot;http://www.mendeley.com/documents/?uuid=9532671e-35f1-4e70-a5c1-f8655ea59f23&quot;], &quot;id&quot;: &quot;ITEM-1&quot;, &quot;itemData&quot;: {&quot;title&quot;: &quot;Functional importance of cardiac enhancer-associated noncoding RNAs in heart development and disease&quot;, &quot;ISBN&quot;: &quot;1879-0313 0011-393X&quot;, &quot;PMID&quot;: &quot;25149110&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publisher&quot;: &quot;Elsevier B.V.&quot;, &quot;page&quot;: &quot;55-70&quot;, &quot;author&quot;: [{&quot;suffix&quot;: &quot;&quot;, &quot;dropping-particle&quot;: &quot;&quot;, &quot;family&quot;: &quot;Ounzain&quot;, &quot;given&quot;: &quot;Samir&quot;, &quot;parse-names&quot;: false, &quot;non-dropping-particle&quot;: &quot;&quot;}, {&quot;suffix&quot;: &quot;&quot;, &quot;dropping-particle&quot;: &quot;&quot;, &quot;family&quot;: &quot;Pezzuto&quot;, &quot;given&quot;: &quot;Iole&quot;, &quot;parse-names&quot;: false, &quot;non-dropping-particle&quot;: &quot;&quot;}, {&quot;suffix&quot;: &quot;&quot;, &quot;dropping-particle&quot;: &quot;&quot;, &quot;family&quot;: &quot;Micheletti&quot;, &quot;given&quot;: &quot;Rudi&quot;, &quot;parse-names&quot;: false, &quot;non-dropping-particle&quot;: &quot;&quot;}, {&quot;suffix&quot;: &quot;&quot;, &quot;dropping-particle&quot;: &quot;&quot;, &quot;family&quot;: &quot;Burdet&quot;, &quot;given&quot;: &quot;Fr\u00e9d\u00e9ric&quot;, &quot;parse-names&quot;: false, &quot;non-dropping-particle&quot;: &quot;&quot;}, {&quot;suffix&quot;: &quot;&quot;, &quot;dropping-particle&quot;: &quot;&quot;, &quot;family&quot;: &quot;Sheta&quot;, &quot;given&quot;: &quot;Razan&quot;, &quot;parse-names&quot;: false, &quot;non-dropping-particle&quot;: &quot;&quot;}, {&quot;suffix&quot;: &quot;&quot;, &quot;dropping-particle&quot;: &quot;&quot;, &quot;family&quot;: &quot;Nemir&quot;, &quot;given&quot;: &quot;Mohamed&quot;, &quot;parse-names&quot;: false, &quot;non-dropping-particle&quot;: &quot;&quot;}, {&quot;suffix&quot;: &quot;&quot;, &quot;dropping-particle&quot;: &quot;&quot;, &quot;family&quot;: &quot;Gonzales&quot;, &quot;given&quot;: &quot;Christine&quot;, &quot;parse-names&quot;: false, &quot;non-dropping-particle&quot;: &quot;&quot;}, {&quot;suffix&quot;: &quot;&quot;, &quot;dropping-particle&quot;: &quot;&quot;, &quot;family&quot;: &quot;Sarre&quot;, &quot;given&quot;: &quot;Alexandre&quot;, &quot;parse-names&quot;: false, &quot;non-dropping-particle&quot;: &quot;&quot;}, {&quot;suffix&quot;: &quot;&quot;, &quot;dropping-particle&quot;: &quot;&quot;, &quot;family&quot;: &quot;Alexanian&quot;, &quot;given&quot;: &quot;Michael&quot;, &quot;parse-names&quot;: false, &quot;non-dropping-particle&quot;: &quot;&quot;}, {&quot;suffix&quot;: &quot;&quot;, &quot;dropping-particle&quot;: &quot;&quot;, &quot;family&quot;: &quot;Blow&quot;, &quot;given&quot;: &quot;Matthew J.&quot;, &quot;parse-names&quot;: false, &quot;non-dropping-particle&quot;: &quot;&quot;}, {&quot;suffix&quot;: &quot;&quot;, &quot;dropping-particle&quot;: &quot;&quot;, &quot;family&quot;: &quot;May&quot;, &quot;given&quot;: &quot;Dalit&quot;, &quot;parse-names&quot;: false, &quot;non-dropping-particle&quot;: &quot;&quot;}, {&quot;suffix&quot;: &quot;&quot;, &quot;dropping-particle&quot;: &quot;&quot;, &quot;family&quot;: &quot;Johnson&quot;, &quot;given&quot;: &quot;Rory&quot;, &quot;parse-names&quot;: false, &quot;non-dropping-particle&quot;: &quot;&quot;}, {&quot;suffix&quot;: &quot;&quot;, &quot;dropping-particle&quot;: &quot;&quot;, &quot;family&quot;: &quot;Dauvillier&quot;, &quot;given&quot;: &quot;J\u00e9r\u00f4me&quot;, &quot;parse-names&quot;: false, &quot;non-dropping-particle&quot;: &quot;&quot;}, {&quot;suffix&quot;: &quot;&quot;, &quot;dropping-particle&quot;: &quot;&quot;, &quot;family&quot;: &quot;Pennacchio&quot;, &quot;given&quot;: &quot;Len A.&quot;, &quot;parse-names&quot;: false, &quot;non-dropping-particle&quot;: &quot;&quot;}, {&quot;suffix&quot;: &quot;&quot;, &quot;dropping-particle&quot;: &quot;&quot;, &quot;family&quot;: &quot;Pedrazzini&quot;, &quot;given&quot;: &quot;Thierry&quot;, &quot;parse-names&quot;: false, &quot;non-dropping-particle&quot;: &quot;&quot;}], &quot;ISSN&quot;: &quot;10958584&quot;, &quot;type&quot;: &quot;article-journal&quot;, &quot;container-title&quot;: &quot;Journal of molecular and cellular cardiology&quot;, &quot;id&quot;: &quot;ITEM-1&quot;, &quot;issued&quot;: {&quot;date-parts&quot;: [[&quot;2014&quot;]]}, &quot;volume&quot;: &quot;76&quot;, &quot;DOI&quot;: &quot;10.1016/j.yjmcc.2014.08.009&quot;}}], &quot;mendeley&quot;: {&quot;plainTextFormattedCitation&quot;: &quot;(Ounzain et al., 2014)&quot;, &quot;formattedCitation&quot;: &quot;(Ounzain et al., 2014)&quot;, &quot;previouslyFormattedCitation&quot;: &quot;(Ounzain et al., 2014)&quot;}, &quot;properties&quot;: {&quot;noteIndex&quot;: 0}} RNDq4qunklGmp"/><text:span text:style-name="T6">(Ounzain et al., 2014)</text:span><text:reference-mark-end text:name="ADDIN CSL_CITATION {&quot;schema&quot;: &quot;https://github.com/citation-style-language/schema/raw/master/csl-citation.json&quot;, &quot;citationItems&quot;: [{&quot;uris&quot;: [&quot;http://www.mendeley.com/documents/?uuid=9532671e-35f1-4e70-a5c1-f8655ea59f23&quot;], &quot;id&quot;: &quot;ITEM-1&quot;, &quot;itemData&quot;: {&quot;title&quot;: &quot;Functional importance of cardiac enhancer-associated noncoding RNAs in heart development and disease&quot;, &quot;ISBN&quot;: &quot;1879-0313 0011-393X&quot;, &quot;PMID&quot;: &quot;25149110&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publisher&quot;: &quot;Elsevier B.V.&quot;, &quot;page&quot;: &quot;55-70&quot;, &quot;author&quot;: [{&quot;suffix&quot;: &quot;&quot;, &quot;dropping-particle&quot;: &quot;&quot;, &quot;family&quot;: &quot;Ounzain&quot;, &quot;given&quot;: &quot;Samir&quot;, &quot;parse-names&quot;: false, &quot;non-dropping-particle&quot;: &quot;&quot;}, {&quot;suffix&quot;: &quot;&quot;, &quot;dropping-particle&quot;: &quot;&quot;, &quot;family&quot;: &quot;Pezzuto&quot;, &quot;given&quot;: &quot;Iole&quot;, &quot;parse-names&quot;: false, &quot;non-dropping-particle&quot;: &quot;&quot;}, {&quot;suffix&quot;: &quot;&quot;, &quot;dropping-particle&quot;: &quot;&quot;, &quot;family&quot;: &quot;Micheletti&quot;, &quot;given&quot;: &quot;Rudi&quot;, &quot;parse-names&quot;: false, &quot;non-dropping-particle&quot;: &quot;&quot;}, {&quot;suffix&quot;: &quot;&quot;, &quot;dropping-particle&quot;: &quot;&quot;, &quot;family&quot;: &quot;Burdet&quot;, &quot;given&quot;: &quot;Fr\u00e9d\u00e9ric&quot;, &quot;parse-names&quot;: false, &quot;non-dropping-particle&quot;: &quot;&quot;}, {&quot;suffix&quot;: &quot;&quot;, &quot;dropping-particle&quot;: &quot;&quot;, &quot;family&quot;: &quot;Sheta&quot;, &quot;given&quot;: &quot;Razan&quot;, &quot;parse-names&quot;: false, &quot;non-dropping-particle&quot;: &quot;&quot;}, {&quot;suffix&quot;: &quot;&quot;, &quot;dropping-particle&quot;: &quot;&quot;, &quot;family&quot;: &quot;Nemir&quot;, &quot;given&quot;: &quot;Mohamed&quot;, &quot;parse-names&quot;: false, &quot;non-dropping-particle&quot;: &quot;&quot;}, {&quot;suffix&quot;: &quot;&quot;, &quot;dropping-particle&quot;: &quot;&quot;, &quot;family&quot;: &quot;Gonzales&quot;, &quot;given&quot;: &quot;Christine&quot;, &quot;parse-names&quot;: false, &quot;non-dropping-particle&quot;: &quot;&quot;}, {&quot;suffix&quot;: &quot;&quot;, &quot;dropping-particle&quot;: &quot;&quot;, &quot;family&quot;: &quot;Sarre&quot;, &quot;given&quot;: &quot;Alexandre&quot;, &quot;parse-names&quot;: false, &quot;non-dropping-particle&quot;: &quot;&quot;}, {&quot;suffix&quot;: &quot;&quot;, &quot;dropping-particle&quot;: &quot;&quot;, &quot;family&quot;: &quot;Alexanian&quot;, &quot;given&quot;: &quot;Michael&quot;, &quot;parse-names&quot;: false, &quot;non-dropping-particle&quot;: &quot;&quot;}, {&quot;suffix&quot;: &quot;&quot;, &quot;dropping-particle&quot;: &quot;&quot;, &quot;family&quot;: &quot;Blow&quot;, &quot;given&quot;: &quot;Matthew J.&quot;, &quot;parse-names&quot;: false, &quot;non-dropping-particle&quot;: &quot;&quot;}, {&quot;suffix&quot;: &quot;&quot;, &quot;dropping-particle&quot;: &quot;&quot;, &quot;family&quot;: &quot;May&quot;, &quot;given&quot;: &quot;Dalit&quot;, &quot;parse-names&quot;: false, &quot;non-dropping-particle&quot;: &quot;&quot;}, {&quot;suffix&quot;: &quot;&quot;, &quot;dropping-particle&quot;: &quot;&quot;, &quot;family&quot;: &quot;Johnson&quot;, &quot;given&quot;: &quot;Rory&quot;, &quot;parse-names&quot;: false, &quot;non-dropping-particle&quot;: &quot;&quot;}, {&quot;suffix&quot;: &quot;&quot;, &quot;dropping-particle&quot;: &quot;&quot;, &quot;family&quot;: &quot;Dauvillier&quot;, &quot;given&quot;: &quot;J\u00e9r\u00f4me&quot;, &quot;parse-names&quot;: false, &quot;non-dropping-particle&quot;: &quot;&quot;}, {&quot;suffix&quot;: &quot;&quot;, &quot;dropping-particle&quot;: &quot;&quot;, &quot;family&quot;: &quot;Pennacchio&quot;, &quot;given&quot;: &quot;Len A.&quot;, &quot;parse-names&quot;: false, &quot;non-dropping-particle&quot;: &quot;&quot;}, {&quot;suffix&quot;: &quot;&quot;, &quot;dropping-particle&quot;: &quot;&quot;, &quot;family&quot;: &quot;Pedrazzini&quot;, &quot;given&quot;: &quot;Thierry&quot;, &quot;parse-names&quot;: false, &quot;non-dropping-particle&quot;: &quot;&quot;}], &quot;ISSN&quot;: &quot;10958584&quot;, &quot;type&quot;: &quot;article-journal&quot;, &quot;container-title&quot;: &quot;Journal of molecular and cellular cardiology&quot;, &quot;id&quot;: &quot;ITEM-1&quot;, &quot;issued&quot;: {&quot;date-parts&quot;: [[&quot;2014&quot;]]}, &quot;volume&quot;: &quot;76&quot;, &quot;DOI&quot;: &quot;10.1016/j.yjmcc.2014.08.009&quot;}}], &quot;mendeley&quot;: {&quot;plainTextFormattedCitation&quot;: &quot;(Ounzain et al., 2014)&quot;, &quot;formattedCitation&quot;: &quot;(Ounzain et al., 2014)&quot;, &quot;previouslyFormattedCitation&quot;: &quot;(Ounzain et al., 2014)&quot;}, &quot;properties&quot;: {&quot;noteIndex&quot;: 0}} RNDq4qunklGmp"/>⁠.</text:p>
      <text:p text:style-name="P1"/>
      <text:p text:style-name="P3">2. Materials and methods :</text:p>
      <text:p text:style-name="P3"/>
      <text:p text:style-name="P20">Unless stated otherwise, all statistical tests were performed using R 3.3.1 <text:reference-mark-start text:name="ADDIN CSL_CITATION {&quot;schema&quot;: &quot;https://github.com/citation-style-language/schema/raw/master/csl-citation.json&quot;, &quot;citationItems&quot;: [{&quot;uris&quot;: [&quot;http://www.mendeley.com/documents/?uuid=b04053ad-9904-47e6-ba1a-38d2f601dbce&quot;], &quot;id&quot;: &quot;ITEM-1&quot;, &quot;itemData&quot;: {&quot;title&quot;: &quot;R: A Language and Environment for Statistical Computing&quot;, &quot;id&quot;: &quot;ITEM-1&quot;, &quot;type&quot;: &quot;article&quot;, &quot;genre&quot;: &quot;manual&quot;, &quot;publisher-place&quot;: &quot;Vienna, Austria&quot;, &quot;issued&quot;: {&quot;date-parts&quot;: [[&quot;2016&quot;]]}, &quot;author&quot;: [{&quot;suffix&quot;: &quot;&quot;, &quot;dropping-particle&quot;: &quot;&quot;, &quot;family&quot;: &quot;R Core Team&quot;, &quot;given&quot;: &quot;&quot;, &quot;parse-names&quot;: false, &quot;non-dropping-particle&quot;: &quot;&quot;}]}}], &quot;mendeley&quot;: {&quot;plainTextFormattedCitation&quot;: &quot;(R Core Team, 2016)&quot;, &quot;formattedCitation&quot;: &quot;(R Core Team, 2016)&quot;}, &quot;properties&quot;: {&quot;noteIndex&quot;: 0}} RNDB76tEhn0Il"/><text:span text:style-name="T6">(R Core Team, 2016)</text:span><text:reference-mark-end text:name="ADDIN CSL_CITATION {&quot;schema&quot;: &quot;https://github.com/citation-style-language/schema/raw/master/csl-citation.json&quot;, &quot;citationItems&quot;: [{&quot;uris&quot;: [&quot;http://www.mendeley.com/documents/?uuid=b04053ad-9904-47e6-ba1a-38d2f601dbce&quot;], &quot;id&quot;: &quot;ITEM-1&quot;, &quot;itemData&quot;: {&quot;title&quot;: &quot;R: A Language and Environment for Statistical Computing&quot;, &quot;id&quot;: &quot;ITEM-1&quot;, &quot;type&quot;: &quot;article&quot;, &quot;genre&quot;: &quot;manual&quot;, &quot;publisher-place&quot;: &quot;Vienna, Austria&quot;, &quot;issued&quot;: {&quot;date-parts&quot;: [[&quot;2016&quot;]]}, &quot;author&quot;: [{&quot;suffix&quot;: &quot;&quot;, &quot;dropping-particle&quot;: &quot;&quot;, &quot;family&quot;: &quot;R Core Team&quot;, &quot;given&quot;: &quot;&quot;, &quot;parse-names&quot;: false, &quot;non-dropping-particle&quot;: &quot;&quot;}]}}], &quot;mendeley&quot;: {&quot;plainTextFormattedCitation&quot;: &quot;(R Core Team, 2016)&quot;, &quot;formattedCitation&quot;: &quot;(R Core Team, 2016)&quot;}, &quot;properties&quot;: {&quot;noteIndex&quot;: 0}} RNDB76tEhn0Il"/>⁠. Overlapping of genomic elements were done using either bedtools 2.26 or the “intervals” package (<text:span text:style-name="T2">citation</text:span>)in R. Manipulations on Hi-C contact matrixes were performed using the “Matrix” (<text:span text:style-name="T2">citation</text:span>)package.</text:p>
      <text:p text:style-name="Standard"/>
      <text:p text:style-name="P3"/>
      <text:p text:style-name="P6">Genes:</text:p>
      <text:p text:style-name="P4"/>
      <text:p text:style-name="P4">LincRNAs and protein-coding genes used come from the ENCODE website. The list of genes used in all analyses corresponds to genes expressed in the GM12878 lymphoblastoid cell line.</text:p>
      <text:p text:style-name="P6"/>
      <text:p text:style-name="P6">TAD definition:</text:p>
      <text:p text:style-name="P8"/>
      <text:p text:style-name="P9">The list of TADs used in the computations is based on that from Rao et al <text:span text:style-name="T10">(</text:span>2014<text:span text:style-name="T10">)</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Standard"/>
      <text:p text:style-name="List_20_Paragraph"/>
      <text:p text:style-name="P6">TAD boundaries definition: </text:p>
      <text:p text:style-name="P10"/>
      <text:p text:style-name="P9">Instead of defining TAD boundaries based on arbitrary thresholds, TADs were split into 10 bins of 10% their length. This threshold was chosen based on previous findings showing an increase in transcriptional activity at ~10% from the TAD border <text:span text:style-name="T2">(Histogram from summary 3)</text:span>.</text:p>
      <text:p text:style-name="Standard"/>
      <text:p text:style-name="P6"><text:soft-page-break/>Conservation and tissue specificity:</text:p>
      <text:p text:style-name="Standard"/>
      <text:p text:style-name="P19">The sequence conservation was previously calculated (Tan Yihong, J., unpublished) using <text:span text:style-name="T4">phastCons scores</text:span> <text:reference-mark-start text:name="ADDIN CSL_CITATION {&quot;schema&quot;: &quot;https://github.com/citation-style-language/schema/raw/master/csl-citation.json&quot;, &quot;citationItems&quot;: [{&quot;uris&quot;: [&quot;http://www.mendeley.com/documents/?uuid=5c2a3762-3c9e-40b2-8fb4-781c7ece658a&quot;], &quot;id&quot;: &quot;ITEM-1&quot;, &quot;itemData&quot;: {&quot;title&quot;: &quot;Evolutionarily conserved elements in vertebrate, insect, worm, and yeast genomes&quot;, &quot;volume&quot;: &quot;15&quot;, &quot;ISBN&quot;: &quot;1088-9051 (Print)\\n1088-9051 (Linking)&quot;, &quot;PMID&quot;: &quot;16024819&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page&quot;: &quot;1034-1050&quot;, &quot;author&quot;: [{&quot;suffix&quot;: &quot;&quot;, &quot;dropping-particle&quot;: &quot;&quot;, &quot;family&quot;: &quot;Siepel&quot;, &quot;given&quot;: &quot;Adam&quot;, &quot;parse-names&quot;: false, &quot;non-dropping-particle&quot;: &quot;&quot;}, {&quot;suffix&quot;: &quot;&quot;, &quot;dropping-particle&quot;: &quot;&quot;, &quot;family&quot;: &quot;Bejerano&quot;, &quot;given&quot;: &quot;Gill&quot;, &quot;parse-names&quot;: false, &quot;non-dropping-particle&quot;: &quot;&quot;}, {&quot;suffix&quot;: &quot;&quot;, &quot;dropping-particle&quot;: &quot;&quot;, &quot;family&quot;: &quot;Pedersen&quot;, &quot;given&quot;: &quot;Jakob S.&quot;, &quot;parse-names&quot;: false, &quot;non-dropping-particle&quot;: &quot;&quot;}, {&quot;suffix&quot;: &quot;&quot;, &quot;dropping-particle&quot;: &quot;&quot;, &quot;family&quot;: &quot;Hinrichs&quot;, &quot;given&quot;: &quot;Angie S.&quot;, &quot;parse-names&quot;: false, &quot;non-dropping-particle&quot;: &quot;&quot;}, {&quot;suffix&quot;: &quot;&quot;, &quot;dropping-particle&quot;: &quot;&quot;, &quot;family&quot;: &quot;Hou&quot;, &quot;given&quot;: &quot;Minmei&quot;, &quot;parse-names&quot;: false, &quot;non-dropping-particle&quot;: &quot;&quot;}, {&quot;suffix&quot;: &quot;&quot;, &quot;dropping-particle&quot;: &quot;&quot;, &quot;family&quot;: &quot;Rosenbloom&quot;, &quot;given&quot;: &quot;Kate&quot;, &quot;parse-names&quot;: false, &quot;non-dropping-particle&quot;: &quot;&quot;}, {&quot;suffix&quot;: &quot;&quot;, &quot;dropping-particle&quot;: &quot;&quot;, &quot;family&quot;: &quot;Clawson&quot;, &quot;given&quot;: &quot;Hiram&quot;, &quot;parse-names&quot;: false, &quot;non-dropping-particle&quot;: &quot;&quot;}, {&quot;suffix&quot;: &quot;&quot;, &quot;dropping-particle&quot;: &quot;&quot;, &quot;family&quot;: &quot;Spieth&quot;, &quot;given&quot;: &quot;John&quot;, &quot;parse-names&quot;: false, &quot;non-dropping-particle&quot;: &quot;&quot;}, {&quot;suffix&quot;: &quot;&quot;, &quot;dropping-particle&quot;: &quot;&quot;, &quot;family&quot;: &quot;Hillier&quot;, &quot;given&quot;: &quot;LaDeana W.&quot;, &quot;parse-names&quot;: false, &quot;non-dropping-particle&quot;: &quot;&quot;}, {&quot;suffix&quot;: &quot;&quot;, &quot;dropping-particle&quot;: &quot;&quot;, &quot;family&quot;: &quot;Richards&quot;, &quot;given&quot;: &quot;Stephen&quot;, &quot;parse-names&quot;: false, &quot;non-dropping-particle&quot;: &quot;&quot;}, {&quot;suffix&quot;: &quot;&quot;, &quot;dropping-particle&quot;: &quot;&quot;, &quot;family&quot;: &quot;Weinstock&quot;, &quot;given&quot;: &quot;George M.&quot;, &quot;parse-names&quot;: false, &quot;non-dropping-particle&quot;: &quot;&quot;}, {&quot;suffix&quot;: &quot;&quot;, &quot;dropping-particle&quot;: &quot;&quot;, &quot;family&quot;: &quot;Wilson&quot;, &quot;given&quot;: &quot;Richard K.&quot;, &quot;parse-names&quot;: false, &quot;non-dropping-particle&quot;: &quot;&quot;}, {&quot;suffix&quot;: &quot;&quot;, &quot;dropping-particle&quot;: &quot;&quot;, &quot;family&quot;: &quot;Gibbs&quot;, &quot;given&quot;: &quot;Richard A.&quot;, &quot;parse-names&quot;: false, &quot;non-dropping-particle&quot;: &quot;&quot;}, {&quot;suffix&quot;: &quot;&quot;, &quot;dropping-particle&quot;: &quot;&quot;, &quot;family&quot;: &quot;Kent&quot;, &quot;given&quot;: &quot;W. James&quot;, &quot;parse-names&quot;: false, &quot;non-dropping-particle&quot;: &quot;&quot;}, {&quot;suffix&quot;: &quot;&quot;, &quot;dropping-particle&quot;: &quot;&quot;, &quot;family&quot;: &quot;Miller&quot;, &quot;given&quot;: &quot;Webb&quot;, &quot;parse-names&quot;: false, &quot;non-dropping-particle&quot;: &quot;&quot;}, {&quot;suffix&quot;: &quot;&quot;, &quot;dropping-particle&quot;: &quot;&quot;, &quot;family&quot;: &quot;Haussler&quot;, &quot;given&quot;: &quot;David&quot;, &quot;parse-names&quot;: false, &quot;non-dropping-particle&quot;: &quot;&quot;}], &quot;issue&quot;: &quot;8&quot;, &quot;type&quot;: &quot;article-journal&quot;, &quot;container-title&quot;: &quot;Genome Research&quot;, &quot;id&quot;: &quot;ITEM-1&quot;, &quot;issued&quot;: {&quot;date-parts&quot;: [[&quot;2005&quot;]]}, &quot;ISSN&quot;: &quot;10889051&quot;, &quot;DOI&quot;: &quot;10.1101/gr.3715005&quot;}}], &quot;mendeley&quot;: {&quot;plainTextFormattedCitation&quot;: &quot;(Siepel et al., 2005)&quot;, &quot;formattedCitation&quot;: &quot;(Siepel et al., 2005)&quot;, &quot;previouslyFormattedCitation&quot;: &quot;(Siepel et al., 2005)&quot;}, &quot;properties&quot;: {&quot;noteIndex&quot;: 0}} RNDiJIWiQ2eMV"/><text:span text:style-name="T6">(Siepel et al., 2005)</text:span><text:reference-mark-end text:name="ADDIN CSL_CITATION {&quot;schema&quot;: &quot;https://github.com/citation-style-language/schema/raw/master/csl-citation.json&quot;, &quot;citationItems&quot;: [{&quot;uris&quot;: [&quot;http://www.mendeley.com/documents/?uuid=5c2a3762-3c9e-40b2-8fb4-781c7ece658a&quot;], &quot;id&quot;: &quot;ITEM-1&quot;, &quot;itemData&quot;: {&quot;title&quot;: &quot;Evolutionarily conserved elements in vertebrate, insect, worm, and yeast genomes&quot;, &quot;volume&quot;: &quot;15&quot;, &quot;ISBN&quot;: &quot;1088-9051 (Print)\\n1088-9051 (Linking)&quot;, &quot;PMID&quot;: &quot;16024819&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page&quot;: &quot;1034-1050&quot;, &quot;author&quot;: [{&quot;suffix&quot;: &quot;&quot;, &quot;dropping-particle&quot;: &quot;&quot;, &quot;family&quot;: &quot;Siepel&quot;, &quot;given&quot;: &quot;Adam&quot;, &quot;parse-names&quot;: false, &quot;non-dropping-particle&quot;: &quot;&quot;}, {&quot;suffix&quot;: &quot;&quot;, &quot;dropping-particle&quot;: &quot;&quot;, &quot;family&quot;: &quot;Bejerano&quot;, &quot;given&quot;: &quot;Gill&quot;, &quot;parse-names&quot;: false, &quot;non-dropping-particle&quot;: &quot;&quot;}, {&quot;suffix&quot;: &quot;&quot;, &quot;dropping-particle&quot;: &quot;&quot;, &quot;family&quot;: &quot;Pedersen&quot;, &quot;given&quot;: &quot;Jakob S.&quot;, &quot;parse-names&quot;: false, &quot;non-dropping-particle&quot;: &quot;&quot;}, {&quot;suffix&quot;: &quot;&quot;, &quot;dropping-particle&quot;: &quot;&quot;, &quot;family&quot;: &quot;Hinrichs&quot;, &quot;given&quot;: &quot;Angie S.&quot;, &quot;parse-names&quot;: false, &quot;non-dropping-particle&quot;: &quot;&quot;}, {&quot;suffix&quot;: &quot;&quot;, &quot;dropping-particle&quot;: &quot;&quot;, &quot;family&quot;: &quot;Hou&quot;, &quot;given&quot;: &quot;Minmei&quot;, &quot;parse-names&quot;: false, &quot;non-dropping-particle&quot;: &quot;&quot;}, {&quot;suffix&quot;: &quot;&quot;, &quot;dropping-particle&quot;: &quot;&quot;, &quot;family&quot;: &quot;Rosenbloom&quot;, &quot;given&quot;: &quot;Kate&quot;, &quot;parse-names&quot;: false, &quot;non-dropping-particle&quot;: &quot;&quot;}, {&quot;suffix&quot;: &quot;&quot;, &quot;dropping-particle&quot;: &quot;&quot;, &quot;family&quot;: &quot;Clawson&quot;, &quot;given&quot;: &quot;Hiram&quot;, &quot;parse-names&quot;: false, &quot;non-dropping-particle&quot;: &quot;&quot;}, {&quot;suffix&quot;: &quot;&quot;, &quot;dropping-particle&quot;: &quot;&quot;, &quot;family&quot;: &quot;Spieth&quot;, &quot;given&quot;: &quot;John&quot;, &quot;parse-names&quot;: false, &quot;non-dropping-particle&quot;: &quot;&quot;}, {&quot;suffix&quot;: &quot;&quot;, &quot;dropping-particle&quot;: &quot;&quot;, &quot;family&quot;: &quot;Hillier&quot;, &quot;given&quot;: &quot;LaDeana W.&quot;, &quot;parse-names&quot;: false, &quot;non-dropping-particle&quot;: &quot;&quot;}, {&quot;suffix&quot;: &quot;&quot;, &quot;dropping-particle&quot;: &quot;&quot;, &quot;family&quot;: &quot;Richards&quot;, &quot;given&quot;: &quot;Stephen&quot;, &quot;parse-names&quot;: false, &quot;non-dropping-particle&quot;: &quot;&quot;}, {&quot;suffix&quot;: &quot;&quot;, &quot;dropping-particle&quot;: &quot;&quot;, &quot;family&quot;: &quot;Weinstock&quot;, &quot;given&quot;: &quot;George M.&quot;, &quot;parse-names&quot;: false, &quot;non-dropping-particle&quot;: &quot;&quot;}, {&quot;suffix&quot;: &quot;&quot;, &quot;dropping-particle&quot;: &quot;&quot;, &quot;family&quot;: &quot;Wilson&quot;, &quot;given&quot;: &quot;Richard K.&quot;, &quot;parse-names&quot;: false, &quot;non-dropping-particle&quot;: &quot;&quot;}, {&quot;suffix&quot;: &quot;&quot;, &quot;dropping-particle&quot;: &quot;&quot;, &quot;family&quot;: &quot;Gibbs&quot;, &quot;given&quot;: &quot;Richard A.&quot;, &quot;parse-names&quot;: false, &quot;non-dropping-particle&quot;: &quot;&quot;}, {&quot;suffix&quot;: &quot;&quot;, &quot;dropping-particle&quot;: &quot;&quot;, &quot;family&quot;: &quot;Kent&quot;, &quot;given&quot;: &quot;W. James&quot;, &quot;parse-names&quot;: false, &quot;non-dropping-particle&quot;: &quot;&quot;}, {&quot;suffix&quot;: &quot;&quot;, &quot;dropping-particle&quot;: &quot;&quot;, &quot;family&quot;: &quot;Miller&quot;, &quot;given&quot;: &quot;Webb&quot;, &quot;parse-names&quot;: false, &quot;non-dropping-particle&quot;: &quot;&quot;}, {&quot;suffix&quot;: &quot;&quot;, &quot;dropping-particle&quot;: &quot;&quot;, &quot;family&quot;: &quot;Haussler&quot;, &quot;given&quot;: &quot;David&quot;, &quot;parse-names&quot;: false, &quot;non-dropping-particle&quot;: &quot;&quot;}], &quot;issue&quot;: &quot;8&quot;, &quot;type&quot;: &quot;article-journal&quot;, &quot;container-title&quot;: &quot;Genome Research&quot;, &quot;id&quot;: &quot;ITEM-1&quot;, &quot;issued&quot;: {&quot;date-parts&quot;: [[&quot;2005&quot;]]}, &quot;ISSN&quot;: &quot;10889051&quot;, &quot;DOI&quot;: &quot;10.1101/gr.3715005&quot;}}], &quot;mendeley&quot;: {&quot;plainTextFormattedCitation&quot;: &quot;(Siepel et al., 2005)&quot;, &quot;formattedCitation&quot;: &quot;(Siepel et al., 2005)&quot;, &quot;previouslyFormattedCitation&quot;: &quot;(Siepel et al., 2005)&quot;}, &quot;properties&quot;: {&quot;noteIndex&quot;: 0}} RNDiJIWiQ2eMV"/>⁠. Tissue specificity index (Tau) was computed following the method from <text:reference-mark-start text:name="ADDIN CSL_CITATION {&quot;schema&quot;: &quot;https://github.com/citation-style-language/schema/raw/master/csl-citation.json&quot;, &quot;citationItems&quot;: [{&quot;uris&quot;: [&quot;http://www.mendeley.com/documents/?uuid=5d1680db-73df-49fb-9a8a-8dacdf200219&quot;], &quot;id&quot;: &quot;ITEM-1&quot;, &quot;itemData&quot;: {&quot;title&quot;: &quot;A benchmark of gene expression tissue-specificity metrics&quot;, &quot;ISBN&quot;: &quot;10.1101/027755&quot;, &quot;PMID&quot;: &quot;26891983&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page&quot;: &quot;027755&quot;, &quot;author&quot;: [{&quot;suffix&quot;: &quot;&quot;, &quot;dropping-particle&quot;: &quot;&quot;, &quot;family&quot;: &quot;Kryuchkova&quot;, &quot;given&quot;: &quot;Nadezda&quot;, &quot;parse-names&quot;: false, &quot;non-dropping-particle&quot;: &quot;&quot;}, {&quot;suffix&quot;: &quot;&quot;, &quot;dropping-particle&quot;: &quot;&quot;, &quot;family&quot;: &quot;Robinson-Rechavi&quot;, &quot;given&quot;: &quot;Marc&quot;, &quot;parse-names&quot;: false, &quot;non-dropping-particle&quot;: &quot;&quot;}], &quot;issue&quot;: &quot;January&quot;, &quot;type&quot;: &quot;article-journal&quot;, &quot;container-title&quot;: &quot;bioRxiv&quot;, &quot;id&quot;: &quot;ITEM-1&quot;, &quot;issued&quot;: {&quot;date-parts&quot;: [[&quot;2015&quot;]]}, &quot;ISSN&quot;: &quot;1477-4054&quot;, &quot;DOI&quot;: &quot;10.1093/bib/bbw008&quot;}}], &quot;mendeley&quot;: {&quot;previouslyFormattedCitation&quot;: &quot;(Kryuchkova &amp; Robinson-Rechavi, 2015)&quot;, &quot;plainTextFormattedCitation&quot;: &quot;(Kryuchkova &amp; Robinson-Rechavi, 2015)&quot;, &quot;formattedCitation&quot;: &quot;(Kryuchkova &amp; Robinson-Rechavi, 2015)&quot;, &quot;manualFormatting&quot;: &quot;Kryuchkova &amp; Robinson-Rechavi (2015&quot;}, &quot;properties&quot;: {&quot;noteIndex&quot;: 0}} RNDq9NNLW3yrk"/><text:span text:style-name="T6">Kryuchkova &amp; Robinson-Rechavi (2015</text:span><text:reference-mark-end text:name="ADDIN CSL_CITATION {&quot;schema&quot;: &quot;https://github.com/citation-style-language/schema/raw/master/csl-citation.json&quot;, &quot;citationItems&quot;: [{&quot;uris&quot;: [&quot;http://www.mendeley.com/documents/?uuid=5d1680db-73df-49fb-9a8a-8dacdf200219&quot;], &quot;id&quot;: &quot;ITEM-1&quot;, &quot;itemData&quot;: {&quot;title&quot;: &quot;A benchmark of gene expression tissue-specificity metrics&quot;, &quot;ISBN&quot;: &quot;10.1101/027755&quot;, &quot;PMID&quot;: &quot;26891983&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page&quot;: &quot;027755&quot;, &quot;author&quot;: [{&quot;suffix&quot;: &quot;&quot;, &quot;dropping-particle&quot;: &quot;&quot;, &quot;family&quot;: &quot;Kryuchkova&quot;, &quot;given&quot;: &quot;Nadezda&quot;, &quot;parse-names&quot;: false, &quot;non-dropping-particle&quot;: &quot;&quot;}, {&quot;suffix&quot;: &quot;&quot;, &quot;dropping-particle&quot;: &quot;&quot;, &quot;family&quot;: &quot;Robinson-Rechavi&quot;, &quot;given&quot;: &quot;Marc&quot;, &quot;parse-names&quot;: false, &quot;non-dropping-particle&quot;: &quot;&quot;}], &quot;issue&quot;: &quot;January&quot;, &quot;type&quot;: &quot;article-journal&quot;, &quot;container-title&quot;: &quot;bioRxiv&quot;, &quot;id&quot;: &quot;ITEM-1&quot;, &quot;issued&quot;: {&quot;date-parts&quot;: [[&quot;2015&quot;]]}, &quot;ISSN&quot;: &quot;1477-4054&quot;, &quot;DOI&quot;: &quot;10.1093/bib/bbw008&quot;}}], &quot;mendeley&quot;: {&quot;previouslyFormattedCitation&quot;: &quot;(Kryuchkova &amp; Robinson-Rechavi, 2015)&quot;, &quot;plainTextFormattedCitation&quot;: &quot;(Kryuchkova &amp; Robinson-Rechavi, 2015)&quot;, &quot;formattedCitation&quot;: &quot;(Kryuchkova &amp; Robinson-Rechavi, 2015)&quot;, &quot;manualFormatting&quot;: &quot;Kryuchkova &amp; Robinson-Rechavi (2015&quot;}, &quot;properties&quot;: {&quot;noteIndex&quot;: 0}} RNDq9NNLW3yrk"/>⁠<text:span text:style-name="T11">)</text:span>.</text:p>
      <text:p text:style-name="Standard"/>
      <text:p text:style-name="P6">Expression levels:</text:p>
      <text:p text:style-name="P6"/>
      <text:p text:style-name="Standard">Median expression levels were computed from the <text:span text:style-name="T4">GEUVADIS 1000 Genomes project expression matrix. The matrix contains expression data for 373 individuals.</text:span></text:p>
      <text:p text:style-name="Standard"/>
      <text:p text:style-name="P5">DNA-DNA contacts:</text:p>
      <text:p text:style-name="Standard"/>
      <text:p text:style-name="Standard">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Standard"><text:s/>Contacts in each gene were calculated in 2 ways: contacts between genes and the whole chromosome, and contacts between genes and their respective TADs.</text:p>
      <text:p text:style-name="Standard">In both cases, this was done using the sum of interactions multiplied by the length of the gene, divided by the resolution. </text:p>
      <text:p text:style-name="Standard"/>
      <text:p text:style-name="P5">Chip-seq:</text:p>
      <text:p text:style-name="P5"/>
      <text:p text:style-name="Standard">Chip-seq data for CTCF, RAD21 and SMC3 in GM12878 were retrieved from the ENCODE website. All three datasets were produced in the Snyder lab, at Stanford University.</text:p>
      <text:p text:style-name="Standard"/>
      <text:p text:style-name="P5">Enrichment of genetic elements:</text:p>
      <text:p text:style-name="Standard"/>
      <text:p text:style-name="Standard">All enrichment tests were performed using the genome association tester (GAT) <text:reference-mark-start text:name="ADDIN CSL_CITATION {&quot;schema&quot;: &quot;https://github.com/citation-style-language/schema/raw/master/csl-citation.json&quot;, &quot;citationItems&quot;: [{&quot;uris&quot;: [&quot;http://www.mendeley.com/documents/?uuid=d7dcca2a-59cf-4a21-b12b-bc0efaebf4c0&quot;], &quot;id&quot;: &quot;ITEM-1&quot;, &quot;itemData&quot;: {&quot;title&quot;: &quot;GAT: A simulation framework for testing the association of genomic intervals&quot;, &quot;volume&quot;: &quot;29&quot;, &quot;PMID&quot;: &quot;2378261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page&quot;: &quot;2046-2048&quot;, &quot;author&quot;: [{&quot;suffix&quot;: &quot;&quot;, &quot;dropping-particle&quot;: &quot;&quot;, &quot;family&quot;: &quot;Heger&quot;, &quot;given&quot;: &quot;Andreas&quot;, &quot;parse-names&quot;: false, &quot;non-dropping-particle&quot;: &quot;&quot;}, {&quot;suffix&quot;: &quot;&quot;, &quot;dropping-particle&quot;: &quot;&quot;, &quot;family&quot;: &quot;Webber&quot;, &quot;given&quot;: &quot;Caleb&quot;, &quot;parse-names&quot;: false, &quot;non-dropping-particle&quot;: &quot;&quot;}, {&quot;suffix&quot;: &quot;&quot;, &quot;dropping-particle&quot;: &quot;&quot;, &quot;family&quot;: &quot;Goodson&quot;, &quot;given&quot;: &quot;Martin&quot;, &quot;parse-names&quot;: false, &quot;non-dropping-particle&quot;: &quot;&quot;}, {&quot;suffix&quot;: &quot;&quot;, &quot;dropping-particle&quot;: &quot;&quot;, &quot;family&quot;: &quot;Ponting&quot;, &quot;given&quot;: &quot;Chris P.&quot;, &quot;parse-names&quot;: false, &quot;non-dropping-particle&quot;: &quot;&quot;}, {&quot;suffix&quot;: &quot;&quot;, &quot;dropping-particle&quot;: &quot;&quot;, &quot;family&quot;: &quot;Lunter&quot;, &quot;given&quot;: &quot;Gerton&quot;, &quot;parse-names&quot;: false, &quot;non-dropping-particle&quot;: &quot;&quot;}], &quot;issue&quot;: &quot;16&quot;, &quot;type&quot;: &quot;article-journal&quot;, &quot;container-title&quot;: &quot;Bioinformatics&quot;, &quot;id&quot;: &quot;ITEM-1&quot;, &quot;issued&quot;: {&quot;date-parts&quot;: [[&quot;2013&quot;]]}, &quot;ISSN&quot;: &quot;13674803&quot;, &quot;DOI&quot;: &quot;10.1093/bioinformatics/btt343&quot;}}], &quot;mendeley&quot;: {&quot;previouslyFormattedCitation&quot;: &quot;(Heger, Webber, Goodson, Ponting, &amp; Lunter, 2013)&quot;, &quot;plainTextFormattedCitation&quot;: &quot;(Heger, Webber, Goodson, Ponting, &amp; Lunter, 2013)&quot;, &quot;formattedCitation&quot;: &quot;(Heger, Webber, Goodson, Ponting, &amp; Lunter, 2013)&quot;, &quot;manualFormatting&quot;: &quot;(Heger et al., 2013)&quot;}, &quot;properties&quot;: {&quot;noteIndex&quot;: 0}} RNDWBv8BwxhXr"/><text:span text:style-name="T6">(Heger et al., 2013)</text:span><text:reference-mark-end text:name="ADDIN CSL_CITATION {&quot;schema&quot;: &quot;https://github.com/citation-style-language/schema/raw/master/csl-citation.json&quot;, &quot;citationItems&quot;: [{&quot;uris&quot;: [&quot;http://www.mendeley.com/documents/?uuid=d7dcca2a-59cf-4a21-b12b-bc0efaebf4c0&quot;], &quot;id&quot;: &quot;ITEM-1&quot;, &quot;itemData&quot;: {&quot;title&quot;: &quot;GAT: A simulation framework for testing the association of genomic intervals&quot;, &quot;volume&quot;: &quot;29&quot;, &quot;PMID&quot;: &quot;2378261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page&quot;: &quot;2046-2048&quot;, &quot;author&quot;: [{&quot;suffix&quot;: &quot;&quot;, &quot;dropping-particle&quot;: &quot;&quot;, &quot;family&quot;: &quot;Heger&quot;, &quot;given&quot;: &quot;Andreas&quot;, &quot;parse-names&quot;: false, &quot;non-dropping-particle&quot;: &quot;&quot;}, {&quot;suffix&quot;: &quot;&quot;, &quot;dropping-particle&quot;: &quot;&quot;, &quot;family&quot;: &quot;Webber&quot;, &quot;given&quot;: &quot;Caleb&quot;, &quot;parse-names&quot;: false, &quot;non-dropping-particle&quot;: &quot;&quot;}, {&quot;suffix&quot;: &quot;&quot;, &quot;dropping-particle&quot;: &quot;&quot;, &quot;family&quot;: &quot;Goodson&quot;, &quot;given&quot;: &quot;Martin&quot;, &quot;parse-names&quot;: false, &quot;non-dropping-particle&quot;: &quot;&quot;}, {&quot;suffix&quot;: &quot;&quot;, &quot;dropping-particle&quot;: &quot;&quot;, &quot;family&quot;: &quot;Ponting&quot;, &quot;given&quot;: &quot;Chris P.&quot;, &quot;parse-names&quot;: false, &quot;non-dropping-particle&quot;: &quot;&quot;}, {&quot;suffix&quot;: &quot;&quot;, &quot;dropping-particle&quot;: &quot;&quot;, &quot;family&quot;: &quot;Lunter&quot;, &quot;given&quot;: &quot;Gerton&quot;, &quot;parse-names&quot;: false, &quot;non-dropping-particle&quot;: &quot;&quot;}], &quot;issue&quot;: &quot;16&quot;, &quot;type&quot;: &quot;article-journal&quot;, &quot;container-title&quot;: &quot;Bioinformatics&quot;, &quot;id&quot;: &quot;ITEM-1&quot;, &quot;issued&quot;: {&quot;date-parts&quot;: [[&quot;2013&quot;]]}, &quot;ISSN&quot;: &quot;13674803&quot;, &quot;DOI&quot;: &quot;10.1093/bioinformatics/btt343&quot;}}], &quot;mendeley&quot;: {&quot;previouslyFormattedCitation&quot;: &quot;(Heger, Webber, Goodson, Ponting, &amp; Lunter, 2013)&quot;, &quot;plainTextFormattedCitation&quot;: &quot;(Heger, Webber, Goodson, Ponting, &amp; Lunter, 2013)&quot;, &quot;formattedCitation&quot;: &quot;(Heger, Webber, Goodson, Ponting, &amp; Lunter, 2013)&quot;, &quot;manualFormatting&quot;: &quot;(Heger et al., 2013)&quot;}, &quot;properties&quot;: {&quot;noteIndex&quot;: 0}} RNDWBv8BwxhXr"/>⁠ version 1.2. All tests for enrichment of lincRNAs were performed using the intergenic space of the genome as a workspace. When testing for enrichment of protein-coding genes, the protein coding space of the genome was used as the workspace.</text:p>
      <text:p text:style-name="Standard"/>
      <text:p text:style-name="P1"/>
      <text:p text:style-name="P1"/>
      <text:p text:style-name="P3">3. Results</text:p>
      <text:p text:style-name="Standard"/>
      <text:p text:style-name="Standard"/>
      <text:p text:style-name="Standard"/>
      <text:list xml:id="list5777666534676430585" text:style-name="WWNum1">
        <text:list-item>
          <text:p text:style-name="P24">elincRNAs enriched at TAD boundaries compared to nelincRNAs ? </text:p>
        </text:list-item>
      </text:list>
      <text:p text:style-name="P7">→if TRUE: <text:s/>Possible role in TAD organization. Need real experiments</text:p>
      <text:p text:style-name="P7"><text:soft-page-break/>to establish a causal link.</text:p>
      <text:p text:style-name="Standard"/>
      <text:list xml:id="list5840009866646399682" text:style-name="WWNum2">
        <text:list-item>
          <text:p text:style-name="P25">Insulator proteins binding sites enriched in elincRNAs ? </text:p>
        </text:list-item>
      </text:list>
      <text:p text:style-name="Standard"><text:s/><text:tab/>→ if TRUE: Role as <text:span text:style-name="T12">insulator</text:span> ?</text:p>
      <text:p text:style-name="Standard"/>
      <text:p text:style-name="P3"/>
      <text:p text:style-name="P3">4. Discussion:</text:p>
      <text:p text:style-name="Standard"><text:line-break/>Found/didn’t found association between elincRNAs and….</text:p>
      <text:p text:style-name="Standard"><text:s/><text:span text:style-name="T5"></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16">5. References:</text:p>
      <text:p text:style-name="P16"/>
      <text:p text:style-name="P16"/>
      <text:p text:style-name="P16"/>
      <text:section text:style-name="Sect1" text:name="ADDIN Mendeley Bibliography CSL_BIBLIOGRAPHY  RNDxGaINKlo65">
        <text:p text:style-name="P23">Arner, E., Daub, C. O., Vitting-Seerup, K., Andersson, R., Lilje, B., Drabløs, F., … Hayashizaki, Y. (2015). Transcribed enhancers lead waves of coordinated transcription in transitioning mammalian cells. <text:span text:style-name="T3">Science (New York, N.Y.)</text:span>, <text:span text:style-name="T3">347</text:span>(6225), 1010–4. http://doi.org/10.1126/science.1259418</text:p>
        <text:p text:style-name="P23">Chen, Y., Wang, Y., Xuan, Z., Chen, M., &amp; Zhang, M. Q. (2016). De novo deciphering three-dimensional chromatin interaction and topological domains by wavelet transformation of epigenetic profiles. <text:span text:style-name="T3">Nucleic Acids Research</text:span>, <text:span text:style-name="T3">44</text:span>(11), 1–12. http://doi.org/10.1093/nar/gkw225</text:p>
        <text:p text:style-name="P23">Darrow, E. M., &amp; Chadwick, B. P. (2013). Boosting transcription by transcription: enhancer-associated transcripts. <text:span text:style-name="T3">Chromosome Research</text:span>, <text:span text:style-name="T3">21</text:span>(6), 713–724. article. http://doi.org/10.1007/s10577-013-9384-6</text:p>
        <text:p text:style-name="P23">Heger, A., Webber, C., Goodson, M., Ponting, C. P., &amp; Lunter, G. (2013). GAT: A simulation framework for testing the association of genomic intervals. <text:span text:style-name="T3">Bioinformatics</text:span>, <text:span text:style-name="T3">29</text:span>(16), 2046–2048. http://doi.org/10.1093/bioinformatics/btt343</text:p>
        <text:p text:style-name="P23">Iyer, M. K., Niknafs, Y. S., Malik, R., Singhal, U., Sahu, A., Hosono, Y., … Chinnnaiyan, A. M. (2015). The Landscape of Long Noncoding RNAs in the Human Transcriptome. <text:span text:style-name="T3">Nat Genet.</text:span>, <text:span text:style-name="T3">47</text:span>(3), 199–208. http://doi.org/10.1038/ng.3192.The</text:p>
        <text:p text:style-name="P23">Kryuchkova, N., &amp; Robinson-Rechavi, M. (2015). A benchmark of gene expression tissue-specificity metrics. <text:span text:style-name="T3">bioRxiv</text:span>, (January), 27755. http://doi.org/10.1093/bib/bbw008</text:p>
        <text:p text:style-name="P23"><text:soft-page-break/>Ong, C., &amp; Corces, V. G. (2014). CTCF : an architectural protein bridging genome topology and function. <text:span text:style-name="T3">Nature Publishing Group</text:span>, <text:span text:style-name="T3">15</text:span>(4), 234–246. http://doi.org/10.1038/nrg3663</text:p>
        <text:p text:style-name="P23">Ounzain, S., Pezzuto, I., Micheletti, R., Burdet, F., Sheta, R., Nemir, M., … Pedrazzini, T. (2014). Functional importance of cardiac enhancer-associated noncoding RNAs in heart development and disease. <text:span text:style-name="T3">Journal of Molecular and Cellular Cardiology</text:span>, <text:span text:style-name="T3">76</text:span>, 55–70. http://doi.org/10.1016/j.yjmcc.2014.08.009</text:p>
        <text:p text:style-name="P23">Popadin, K., Gutierrez-Arcelus, M., Dermitzakis, E. T., &amp; Antonarakis, S. E. (2013). Genetic and epigenetic regulation of human lincrna gene expression. <text:span text:style-name="T3">American Journal of Human Genetics</text:span>, <text:span text:style-name="T3">93</text:span>(6), 1015–1026. http://doi.org/10.1016/j.ajhg.2013.10.022</text:p>
        <text:p text:style-name="P23">Pope, B. D., Ryba, T., Dileep, V., Yue, F., Wu, W., Denas, O., … Gilbert, D. M. (2014). Topologically associating domains are stable units of replication-timing regulation. <text:span text:style-name="T3">Nature</text:span>, <text:span text:style-name="T3">515</text:span>(7527), 402–405. http://doi.org/10.1038/nature13986</text:p>
        <text:p text:style-name="P23">R Core Team. (2016). R: A Language and Environment for Statistical Computing. manual, Vienna, Austria. Retrieved from https://www.r-project.org/</text:p>
        <text:p text:style-name="P23">Rao, S. S. P., Huntley, M. H., Durand, N. C., Stamenova, E. K., Bochkov, I. D., Robinson, J. T., … Aiden, E. L. (2014). A 3D map of the human genome at kilobase resolution reveals principles of chromatin looping. <text:span text:style-name="T3">Cell</text:span>, <text:span text:style-name="T3">159</text:span>(7), 1665–1680. http://doi.org/10.1016/j.cell.2014.11.021</text:p>
        <text:p text:style-name="P23">Rinn, J. L., &amp; Chang, H. Y. (2012). Genome regulation by long noncoding RNAs. <text:span text:style-name="T3">Annual Review of Biochemistry</text:span>, <text:span text:style-name="T3">81</text:span>, 145–166. http://doi.org/10.1146/annurev-biochem-051410-092902</text:p>
        <text:p text:style-name="P23">Siepel, A., Bejerano, G., Pedersen, J. S., Hinrichs, A. S., Hou, M., Rosenbloom, K., … Haussler, D. (2005). Evolutionarily conserved elements in vertebrate, insect, worm, and yeast genomes. <text:span text:style-name="T3">Genome Research</text:span>, <text:span text:style-name="T3">15</text:span>(8), 1034–1050. http://doi.org/10.1101/gr.3715005</text:p>
        <text:p text:style-name="P17">Wang, K. C., Yang, Y. W., Liu, B., Sanyal, A., Corces-Zimmerman, R., Chen, Y., … Chang, H. Y. (2011). A long noncoding RNA maintains active chromatin to coordinate homeotic gene expression. <text:span text:style-name="T3">Nature</text:span>, <text:span text:style-name="T3">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DejaVu Sans Mono" svg:font-family="'DejaVu Sans Mono'"/>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4"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1-25T00:11:28.845865538</dc:date>
    <meta:editing-cycles>195</meta:editing-cycles>
    <meta:editing-duration>PT20H20M18S</meta:editing-duration>
    <meta:generator>LibreOffice/5.1.6.2.0$Linux_X86_64 LibreOffice_project/10$Build-2</meta:generator>
    <meta:document-statistic meta:table-count="0" meta:image-count="0" meta:object-count="0" meta:page-count="5" meta:paragraph-count="52" meta:word-count="1638" meta:character-count="11444" meta:non-whitespace-character-count="98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